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796cm" table:align="right"/>
    </style:style>
    <style:style style:name="Таблица1.A" style:family="table-column">
      <style:table-column-properties style:column-width="5.133cm"/>
    </style:style>
    <style:style style:name="Таблица1.B" style:family="table-column">
      <style:table-column-properties style:column-width="6.324cm"/>
    </style:style>
    <style:style style:name="Таблица1.C" style:family="table-column">
      <style:table-column-properties style:column-width="6.339cm"/>
    </style:style>
    <style:style style:name="Таблица1.A1" style:family="table-cell">
      <style:table-cell-properties fo:padding="0.097cm" fo:border-left="0.002cm solid #000000" fo:border-right="none" fo:border-top="0.002cm solid #000000" fo:border-bottom="0.002cm solid #000000"/>
    </style:style>
    <style:style style:name="Таблица1.C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text-underline-style="solid" style:text-underline-width="auto" style:text-underline-color="font-color"/>
    </style:style>
    <style:style style:name="P11" style:family="paragraph" style:parent-style-name="Text_20_body">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12"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Text_20_body">
      <style:text-properties fo:language="en" fo:country="US"/>
    </style:style>
    <style:style style:name="P14" style:family="paragraph" style:parent-style-name="Text_20_body">
      <style:text-properties fo:language="en" fo:country="US" fo:font-style="italic" style:font-style-asian="italic" style:font-style-complex="italic"/>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ru" fo:country="RU"/>
    </style:style>
    <style:style style:name="P18" style:family="paragraph" style:parent-style-name="Text_20_body">
      <style:text-properties fo:language="ru" fo:country="RU" fo:font-style="italic" style:font-style-asian="italic" style:font-style-complex="italic"/>
    </style:style>
    <style:style style:name="P19" style:family="paragraph" style:parent-style-name="Text_20_body">
      <style:text-properties fo:language="ru" fo:country="RU" style:text-underline-style="solid" style:text-underline-width="auto" style:text-underline-color="font-color"/>
    </style:style>
    <style:style style:name="P20" style:family="paragraph" style:parent-style-name="Text_20_body">
      <style:text-properties fo:language="ru" fo:country="RU" fo:font-style="normal" style:text-underline-style="solid" style:text-underline-width="auto" style:text-underline-color="font-color" fo:font-weight="normal" style:font-style-asian="normal" style:font-weight-asian="normal" style:font-style-complex="normal" style:font-weight-complex="normal"/>
    </style:style>
    <style:style style:name="P21" style:family="paragraph" style:parent-style-name="Text_20_body">
      <style:text-properties fo:language="ru" fo:country="RU" fo:font-style="normal" style:font-style-asian="normal" style:font-style-complex="normal"/>
    </style:style>
    <style:style style:name="P22" style:family="paragraph" style:parent-style-name="Text_20_body">
      <style:text-properties fo:language="ru" fo:country="RU" fo:font-weight="bold" style:font-weight-asian="bold" style:font-weight-complex="bold"/>
    </style:style>
    <style:style style:name="P23" style:family="paragraph" style:parent-style-name="Text_20_body">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ext_20_body" style:list-style-name="L1"/>
    <style:style style:name="P26" style:family="paragraph" style:parent-style-name="Text_20_body">
      <style:text-properties fo:font-style="normal" fo:font-weight="normal" style:font-style-asian="normal" style:font-weight-asian="normal" style:font-style-complex="normal" style:font-weight-complex="normal"/>
    </style:style>
    <style:style style:name="P27" style:family="paragraph" style:parent-style-name="Text_20_body" style:list-style-name="L1">
      <style:text-properties fo:font-style="normal" fo:font-weight="normal" style:font-style-asian="normal" style:font-weight-asian="normal" style:font-style-complex="normal" style:font-weight-complex="normal"/>
    </style:style>
    <style:style style:name="P28"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1">
      <style:paragraph-properties fo:text-align="start" style:justify-single-word="false"/>
      <style:text-properties fo:font-style="italic" fo:font-weight="bold" style:font-style-asian="italic" style:font-weight-asian="bold" style:font-style-complex="italic" style:font-weight-complex="bold"/>
    </style:style>
    <style:style style:name="P31" style:family="paragraph" style:parent-style-name="Text_20_body" style:list-style-name="L9">
      <style:text-properties fo:font-style="italic" style:font-style-asian="italic" style:font-style-complex="italic"/>
    </style:style>
    <style:style style:name="P32" style:family="paragraph" style:parent-style-name="Text_20_body" style:list-style-name="L10">
      <style:text-properties fo:font-style="italic" style:font-style-asian="italic" style:font-style-complex="italic"/>
    </style:style>
    <style:style style:name="P33" style:family="paragraph" style:parent-style-name="Text_20_body" style:list-style-name="L11">
      <style:text-properties fo:font-style="italic" style:font-style-asian="italic" style:font-style-complex="italic"/>
    </style:style>
    <style:style style:name="P34" style:family="paragraph" style:parent-style-name="Text_20_body">
      <style:text-properties fo:language="en" fo:country="US"/>
    </style:style>
    <style:style style:name="P35" style:family="paragraph" style:parent-style-name="Text_20_body">
      <style:text-properties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language="en" fo:country="US" fo:font-style="normal" fo:font-weight="normal" style:font-style-asian="normal" style:font-weight-asian="normal" style:font-style-complex="normal" style:font-weight-complex="normal"/>
    </style:style>
    <style:style style:name="P37" style:family="paragraph" style:parent-style-name="Text_20_body" style:list-style-name="L2">
      <style:text-properties fo:language="en" fo:country="US" fo:font-style="normal" style:font-style-asian="normal" style:font-style-complex="normal"/>
    </style:style>
    <style:style style:name="P38" style:family="paragraph" style:parent-style-name="Text_20_body" style:list-style-name="L8">
      <style:text-properties fo:language="en" fo:country="US" fo:font-style="normal" style:font-style-asian="normal" style:font-style-complex="normal"/>
    </style:style>
    <style:style style:name="P39" style:family="paragraph" style:parent-style-name="Text_20_body" style:list-style-name="L4">
      <style:text-properties fo:language="en" fo:country="US" fo:font-style="italic" style:font-style-asian="italic" style:font-style-complex="italic"/>
    </style:style>
    <style:style style:name="P40" style:family="paragraph" style:parent-style-name="Text_20_body" style:list-style-name="L5">
      <style:text-properties fo:language="en" fo:country="US" fo:font-style="italic" style:font-style-asian="italic" style:font-style-complex="italic"/>
    </style:style>
    <style:style style:name="P41" style:family="paragraph" style:parent-style-name="Text_20_body" style:list-style-name="L6">
      <style:text-properties fo:language="en" fo:country="US"/>
    </style:style>
    <style:style style:name="P42" style:family="paragraph" style:parent-style-name="Text_20_body" style:list-style-name="L3"/>
    <style:style style:name="P43" style:family="paragraph" style:parent-style-name="Text_20_body">
      <style:text-properties fo:language="ru" fo:country="RU"/>
    </style:style>
    <style:style style:name="P44" style:family="paragraph" style:parent-style-name="Text_20_body" style:list-style-name="L6">
      <style:text-properties fo:language="ru" fo:country="RU"/>
    </style:style>
    <style:style style:name="P45" style:family="paragraph" style:parent-style-name="Text_20_body" style:list-style-name="L7">
      <style:text-properties fo:language="ru" fo:country="RU" fo:font-style="normal" style:font-style-asian="normal" style:font-style-complex="normal"/>
    </style:style>
    <style:style style:name="P46" style:family="paragraph" style:parent-style-name="Text_20_body" style:list-style-name="L7">
      <style:text-properties fo:language="ru" fo:country="RU"/>
    </style:style>
    <style:style style:name="P47" style:family="paragraph" style:parent-style-name="Text_20_body" style:list-style-name="L6">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P48" style:family="paragraph" style:parent-style-name="Text_20_body">
      <style:paragraph-properties fo:text-align="center" style:justify-single-word="false"/>
    </style:style>
    <style:style style:name="P49" style:family="paragraph" style:parent-style-name="Heading_20_1">
      <style:paragraph-properties fo:text-align="center" style:justify-single-word="false"/>
    </style:style>
    <style:style style:name="P50" style:family="paragraph" style:parent-style-name="Heading_20_1">
      <style:text-properties fo:font-style="normal" fo:font-weight="bold" style:font-style-asian="normal" style:font-weight-asian="bold" style:font-style-complex="normal" style:font-weight-complex="bold"/>
    </style:style>
    <style:style style:name="P51" style:family="paragraph" style:parent-style-name="Heading_20_1">
      <style:text-properties fo:language="ru" fo:country="RU"/>
    </style:style>
    <style:style style:name="P52" style:family="paragraph" style:parent-style-name="Heading_20_1">
      <style:text-properties fo:font-weight="bold" style:font-weight-asian="bold" style:font-weight-complex="bold"/>
    </style:style>
    <style:style style:name="P53" style:family="paragraph" style:parent-style-name="Heading_20_2">
      <style:text-properties fo:font-style="italic" fo:font-weight="bold" style:font-style-asian="italic" style:font-weight-asian="bold" style:font-style-complex="italic" style:font-weight-complex="bold"/>
    </style:style>
    <style:style style:name="P54" style:family="paragraph" style:parent-style-name="Heading_20_2">
      <style:text-properties fo:font-style="normal" style:font-style-asian="normal" style:font-style-complex="normal"/>
    </style:style>
    <style:style style:name="P55" style:family="paragraph" style:parent-style-name="Heading_20_2">
      <style:text-properties fo:font-style="normal" fo:font-weight="normal" style:font-style-asian="normal" style:font-weight-asian="normal" style:font-style-complex="normal" style:font-weight-complex="normal"/>
    </style:style>
    <style:style style:name="P56" style:family="paragraph" style:parent-style-name="Contents_20_1">
      <style:paragraph-properties>
        <style:tab-stops>
          <style:tab-stop style:position="19.013cm" style:type="right" style:leader-style="dotted" style:leader-text="."/>
        </style:tab-stops>
      </style:paragraph-properties>
    </style:style>
    <style:style style:name="P57" style:family="paragraph" style:parent-style-name="Contents_20_2">
      <style:paragraph-properties>
        <style:tab-stops>
          <style:tab-stop style:position="18.514cm" style:type="right" style:leader-style="dotted" style:leader-text="."/>
        </style:tab-stops>
      </style:paragraph-properties>
    </style:style>
    <style:style style:name="P58" style:family="paragraph" style:parent-style-name="Contents_20_3">
      <style:paragraph-properties>
        <style:tab-stops>
          <style:tab-stop style:position="18.015cm" style:type="right" style:leader-style="dotted" style:leader-text="."/>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ize="16pt" style:font-size-asian="16pt" style:font-size-complex="16pt"/>
    </style:style>
    <style:style style:name="T15" style:family="text">
      <style:text-properties fo:font-size="16pt" fo:language="en" fo:country="US" style:text-underline-style="none" style:font-size-asian="16pt" style:font-size-complex="16pt"/>
    </style:style>
    <style:style style:name="T16" style:family="text">
      <style:text-properties fo:font-size="13pt" style:font-size-asian="13pt" style:font-size-complex="13pt"/>
    </style:style>
    <style:style style:name="T17" style:family="text">
      <style:text-properties fo:font-size="13pt" fo:language="en" fo:country="US" fo:font-style="italic" style:font-size-asian="13pt" style:font-style-asian="italic" style:font-size-complex="13pt" style:font-style-complex="italic"/>
    </style:style>
    <style:style style:name="T18" style:family="text">
      <style:text-properties fo:font-size="13pt" fo:language="en" fo:country="US" fo:font-style="italic" fo:font-weight="bold" style:font-size-asian="13pt" style:font-style-asian="italic" style:font-weight-asian="bold" style:font-size-complex="13pt" style:font-style-complex="italic" style:font-weight-complex="bold"/>
    </style:style>
    <style:style style:name="T19" style:family="text">
      <style:text-properties fo:font-size="13pt" fo:language="en" fo:country="US" fo:font-style="italic" fo:font-weight="normal" style:font-size-asian="13pt" style:font-style-asian="italic" style:font-weight-asian="normal" style:font-size-complex="13pt" style:font-style-complex="italic" style:font-weight-complex="normal"/>
    </style:style>
    <style:style style:name="T20" style:family="text">
      <style:text-properties fo:font-size="13pt" fo:language="en" fo:country="US" fo:font-style="normal" style:font-size-asian="13pt" style:font-style-asian="normal" style:font-size-complex="13pt" style:font-style-complex="normal"/>
    </style:style>
    <style:style style:name="T21" style:family="text">
      <style:text-properties fo:font-size="13pt" fo:language="en" fo:country="US" fo:font-style="normal" fo:font-weight="bold" style:font-size-asian="13pt" style:font-style-asian="normal" style:font-weight-asian="bold" style:font-size-complex="13pt" style:font-style-complex="normal" style:font-weight-complex="bold"/>
    </style:style>
    <style:style style:name="T22" style:family="text">
      <style:text-properties fo:font-size="13pt" fo:language="en" fo:country="US" fo:font-style="normal" fo:font-weight="normal" style:font-size-asian="13pt" style:font-style-asian="normal" style:font-weight-asian="normal" style:font-size-complex="13pt" style:font-style-complex="normal" style:font-weight-complex="normal"/>
    </style:style>
    <style:style style:name="T23" style:family="text">
      <style:text-properties fo:font-size="13pt" fo:language="en" fo:country="US" fo:font-style="normal" style:text-underline-style="none" fo:font-weight="normal" style:font-size-asian="13pt" style:font-style-asian="normal" style:font-weight-asian="normal" style:font-size-complex="13pt" style:font-style-complex="normal" style:font-weight-complex="normal"/>
    </style:style>
    <style:style style:name="T24" style:family="text">
      <style:text-properties fo:font-size="13pt" fo:language="en" fo:country="US" style:text-underline-style="none" style:font-size-asian="13pt" style:font-size-complex="13pt"/>
    </style:style>
    <style:style style:name="T25" style:family="text">
      <style:text-properties fo:font-size="13pt" fo:language="ru" fo:country="RU" fo:font-style="normal" style:font-size-asian="13pt" style:font-style-asian="normal" style:font-size-complex="13pt" style:font-style-complex="normal"/>
    </style:style>
    <style:style style:name="T26" style:family="text">
      <style:text-properties fo:font-size="13pt" fo:language="ru" fo:country="RU" fo:font-style="normal" fo:font-weight="normal" style:font-size-asian="13pt" style:font-style-asian="normal" style:font-weight-asian="normal" style:font-size-complex="13pt" style:font-style-complex="normal" style:font-weight-complex="normal"/>
    </style:style>
    <style:style style:name="T27" style:family="text">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T28" style:family="text">
      <style:text-properties fo:font-size="13pt" fo:language="ru" fo:country="RU" fo:font-weight="bold" style:font-size-asian="13pt" style:font-weight-asian="bold" style:font-size-complex="13pt" style:font-weight-complex="bold"/>
    </style:style>
    <style:style style:name="T29" style:family="text">
      <style:text-properties fo:font-size="13pt" fo:language="ru" fo:country="RU" fo:font-weight="normal" style:font-size-asian="13pt" style:font-weight-asian="normal" style:font-size-complex="13pt" style:font-weight-complex="normal"/>
    </style:style>
    <style:style style:name="T30" style:family="text">
      <style:text-properties fo:font-size="13pt" fo:language="ru" fo:country="RU" fo:font-style="italic" fo:font-weight="bold" style:font-size-asian="13pt" style:font-style-asian="italic" style:font-weight-asian="bold" style:font-size-complex="13pt" style:font-style-complex="italic" style:font-weight-complex="bold"/>
    </style:style>
    <style:style style:name="T31" style:family="text">
      <style:text-properties fo:font-size="13pt" fo:font-style="normal" style:font-size-asian="13pt" style:font-style-asian="normal" style:font-size-complex="13pt" style:font-style-complex="normal"/>
    </style:style>
    <style:style style:name="T32" style:family="text">
      <style:text-properties fo:font-size="13pt" fo:font-style="normal" fo:font-weight="normal" style:font-size-asian="13pt" style:font-style-asian="normal" style:font-weight-asian="normal" style:font-size-complex="13pt" style:font-style-complex="normal" style:font-weight-complex="normal"/>
    </style:style>
    <style:style style:name="T33" style:family="text">
      <style:text-properties fo:font-size="13pt" fo:font-style="normal" fo:font-weight="bold" style:font-size-asian="13pt" style:font-style-asian="normal" style:font-weight-asian="bold" style:font-size-complex="13pt" style:font-style-complex="normal" style:font-weight-complex="bold"/>
    </style:style>
    <style:style style:name="T34"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5" style:family="text">
      <style:text-properties fo:font-size="13pt" fo:font-weight="normal" style:font-size-asian="13pt" style:font-weight-asian="normal" style:font-size-complex="13pt" style:font-weight-complex="normal"/>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font-size="13pt" style:text-underline-style="none" style:font-size-asian="13pt" style:font-size-complex="13pt"/>
    </style:style>
    <style:style style:name="T38" style:family="text">
      <style:text-properties fo:language="en" fo:country="US"/>
    </style:style>
    <style:style style:name="T39" style:family="text">
      <style:text-properties fo:language="en" fo:country="US" fo:font-style="normal" fo:font-weight="normal" style:font-style-asian="normal" style:font-weight-asian="normal" style:font-style-complex="normal" style:font-weight-complex="normal"/>
    </style:style>
    <style:style style:name="T40" style:family="text">
      <style:text-properties fo:language="en" fo:country="US" fo:font-style="normal" style:font-style-asian="normal" style:font-style-complex="normal"/>
    </style:style>
    <style:style style:name="T41" style:family="text">
      <style:text-properties fo:language="en" fo:country="US" fo:font-style="normal" fo:font-weight="bold" style:font-style-asian="normal" style:font-weight-asian="bold" style:font-style-complex="normal" style:font-weight-complex="bold"/>
    </style:style>
    <style:style style:name="T42" style:family="text">
      <style:text-properties fo:language="en" fo:country="US" fo:font-weight="normal" style:font-weight-asian="normal" style:font-weight-complex="normal"/>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style:text-underline-style="none" fo:font-weight="normal" style:font-style-asian="italic" style:font-weight-asian="normal" style:font-style-complex="italic" style:font-weight-complex="normal"/>
    </style:style>
    <style:style style:name="T45" style:family="text">
      <style:text-properties fo:language="en" fo:country="US" fo:font-style="italic" fo:font-weight="normal" style:font-style-asian="italic" style:font-weight-asian="normal" style:font-style-complex="italic" style:font-weight-complex="normal"/>
    </style:style>
    <style:style style:name="T46" style:family="text">
      <style:text-properties fo:language="en" fo:country="US" fo:font-weight="bold" style:font-weight-asian="bold" style:font-weight-complex="bold"/>
    </style:style>
    <style:style style:name="T47" style:family="text">
      <style:text-properties fo:language="ru" fo:country="RU"/>
    </style:style>
    <style:style style:name="T48" style:family="text">
      <style:text-properties fo:language="ru" fo:country="RU" fo:font-style="normal" fo:font-weight="normal" style:font-style-asian="normal" style:font-weight-asian="normal" style:font-style-complex="normal" style:font-weight-complex="normal"/>
    </style:style>
    <style:style style:name="T49" style:family="text">
      <style:text-properties fo:language="ru" fo:country="RU" fo:font-style="normal" style:font-style-asian="normal" style:font-style-complex="normal"/>
    </style:style>
    <style:style style:name="T50" style:family="text">
      <style:text-properties fo:language="ru" fo:country="RU" fo:font-style="italic" fo:font-weight="normal" style:font-style-asian="italic" style:font-weight-asian="normal" style:font-style-complex="italic" style:font-weight-complex="normal"/>
    </style:style>
    <style:style style:name="T51" style:family="text">
      <style:text-properties fo:language="ru" fo:country="RU" fo:font-style="italic" fo:font-weight="bold" style:font-style-asian="italic" style:font-weight-asian="bold" style:font-style-complex="italic" style:font-weight-complex="bold"/>
    </style:style>
    <style:style style:name="T52" style:family="text">
      <style:text-properties fo:language="ru" fo:country="RU" fo:font-style="italic" style:font-style-asian="italic" style:font-style-complex="italic"/>
    </style:style>
    <style:style style:name="T53" style:family="text">
      <style:text-properties fo:language="ru" fo:country="RU" fo:font-weight="normal" style:font-weight-asian="normal" style:font-weight-complex="normal"/>
    </style:style>
    <style:style style:name="T54" style:family="text">
      <style:text-properties fo:color="#000099" fo:font-style="normal" style:font-style-asian="normal" style:font-style-complex="normal"/>
    </style:style>
    <style:style style:name="T55" style:family="text">
      <style:text-properties fo:color="#000080"/>
    </style:style>
    <style:style style:name="T56" style:family="text">
      <style:text-properties fo:color="#000080" fo:font-style="normal" style:font-style-asian="normal" style:font-style-complex="normal"/>
    </style:style>
    <style:style style:name="T57" style:family="text">
      <style:text-properties fo:color="#0066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Документация для разработчиков</text:h>
      <text:p text:style-name="P23">По состоянию для версии 3.0</text:p>
      <text:p text:style-name="P23"/>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56">Документация для разработчиков<text:tab/>1</text:p>
          <text:p text:style-name="P56">От разработчика<text:tab/>2</text:p>
          <text:p text:style-name="P56">Основные особенности и возможности<text:tab/>2</text:p>
          <text:p text:style-name="P56">Пользователи, группы пользователей, права пользователей<text:tab/>3</text:p>
          <text:p text:style-name="P56">ЧПУ, страница сайта<text:tab/>4</text:p>
          <text:p text:style-name="P56">Файловая система<text:tab/>5</text:p>
          <text:p text:style-name="P56">Структура СУБД<text:tab/>6</text:p>
          <text:p text:style-name="P56">Как обрабатывается каждый запрос<text:tab/>6</text:p>
          <text:p text:style-name="P56">Установка движка<text:tab/>7</text:p>
          <text:p text:style-name="P56">Главный конфигурационный файл<text:tab/>8</text:p>
          <text:p text:style-name="P56">Основные API-функции<text:tab/>8</text:p>
          <text:p text:style-name="P56">MVC общедоступной части сайта<text:tab/>11</text:p>
          <text:p text:style-name="P57">Контроллер<text:tab/>11</text:p>
          <text:p text:style-name="P57">Представление<text:tab/>14</text:p>
          <text:p text:style-name="P57">Модель<text:tab/>14</text:p>
          <text:p text:style-name="P56">События (хуки)<text:tab/>15</text:p>
          <text:p text:style-name="P56">Секции и виджеты<text:tab/>15</text:p>
          <text:p text:style-name="P56">Админка<text:tab/>17</text:p>
          <text:p text:style-name="P57">Типичный цикл обработки запроса администратора<text:tab/>17</text:p>
          <text:p text:style-name="P57">Общая информация о правах доступа и организаци<text:tab/>18</text:p>
          <text:p text:style-name="P57">Основные API-функции<text:tab/>19</text:p>
          <text:p text:style-name="P57">Элементы управления админкой<text:tab/>19</text:p>
          <text:p text:style-name="P57">Виджеты<text:tab/>20</text:p>
          <text:p text:style-name="P58">Кнопки административного интерфейса (фронтенд)<text:tab/>20</text:p>
          <text:p text:style-name="P57">Бакэнд<text:tab/>21</text:p>
          <text:p text:style-name="P57">Меню<text:tab/>22</text:p>
          <text:p text:style-name="P57">Особенности программирования админки<text:tab/>23</text:p>
          <text:p text:style-name="P56">Шаблоны, информация для верстальщика<text:tab/>24</text:p>
          <text:p text:style-name="P56">Класс HTML-формы (form)<text:tab/>26</text:p>
          <text:p text:style-name="P57">Публичные атрибуты<text:tab/>26</text:p>
          <text:p text:style-name="P57">Методы класса<text:tab/>26</text:p>
          <text:p text:style-name="P56">Универсальная модель базы данных (model)<text:tab/>28</text:p>
          <text:p text:style-name="P57">Методы класса<text:tab/>30</text:p>
          <text:p text:style-name="P57">Атрибуты и методы для статического использования (перегрузка класса)<text:tab/>31</text:p>
          <text:p text:style-name="P57">Правила валидации<text:tab/>31</text:p>
          <text:p text:style-name="P56">Класс универсальной таблицы (table)<text:tab/>33</text:p>
          <text:p text:style-name="P57">Методы класса<text:tab/>33</text:p>
          <text:p text:style-name="P56">Работа с электронной почтой (класс email)<text:tab/>34</text:p>
          <text:p text:style-name="P57">Методы класса<text:tab/>35</text:p>
          <text:p text:style-name="P56">Работа с изображениями (класс picture)<text:tab/>36</text:p>
          <text:p text:style-name="P57">Методы класса<text:tab/>36</text:p>
          <text:p text:style-name="P56">Разработка дополнительных модулей<text:tab/>37</text:p>
          <text:p text:style-name="P57">Этапы разработки модуля<text:tab/>37</text:p>
          <text:p text:style-name="P57">Создание переносимого модуля<text:tab/>38</text:p>
        </text:index-body>
      </text:table-of-content>
      <text:p text:style-name="Text_20_body"><text:soft-page-break/></text:p>
      <text:h text:style-name="Heading_20_1" text:outline-level="1">От разработчика</text:h>
      <text:p text:style-name="Text_20_body">Движок с условным названием «плюшка» создавался сугубо для личных целей и поэтому его развитие велось и ведётся по мере необходимости. Однако со временем я понял, что эта CMS стала достаточно самостоятельной и может оказаться полезной не только мне...</text:p>
      <text:p text:style-name="Text_20_body">«Плюшка» не является конструктором сайтов вроде Joomla или WordPress, он разрабатывался как платформа для действительно эффективной разработки сложных или нестандартных проектов. Однако, спустя время стало очевидно, что движок прекрасно подходит и для типичных сайтов и визиток. Но всё же без знания хотя бы основ PHP и вёрстки «выжать» что-то стоящее из этого движка сложно.</text:p>
      <text:p text:style-name="Text_20_body">С другой стороны его использование оказалось весьма эффективным за счёт того, что в нём заложен практичный фреймворк, предоставляющий инструменты для скорейшего единообразного решения большинства рутинных задач. В то же время движок не накладывает значительных ограничений на свободу действий программиста, поэтому ситуации, когда сам фреймворк становится преградой для решения тех или иных задач, очень редки.</text:p>
      <text:p text:style-name="Text_20_body">Например, тут нет «обёрток» для механизма сессий, cookie, глобальных массивов _GET и _POST: эти конструкции сами по себе работают хорошо, поэтому дополнительные классы только усложнят жизнь программиста, не привнеся ничего нового.</text:p>
      <text:p text:style-name="Text_20_body">При проектировании движка не ставилось целью построить супер систему на все мыслимые случаи жизни — этот движок (можно воспринимать и как фреймворк), предназначен исключительно для конструирования сайтов. Поэтому в нём нет и не будет поддержки всевозможных СУБД — есть только MySQL и SQLite. И правда: хоть я и встречал такие нелепицы, но создавать PHP-сайт на основе СУБД MS SQL — это безумие!</text:p>
      <text:p text:style-name="Text_20_body">Движок проектировался с таким расчётом, чтобы обеспечить максимальную простоту доработки базового сайта и создания новых модулей, но при этом не перегружать его излишними редко используемыми инструментами. Если придерживаться принятых правил, то можно утверждать, что программист может сосредоточиться исключительно на логике, уделяя минимальное внимание рутинным задачам.</text:p>
      <text:p text:style-name="Text_20_body">Важно отметить уникальность реализации административного интерфейса — проектируя его в том виде, в котором он есть сейчас, я не был уверен (и сейчас не до конца уверен) в том, что будет достаточно удобно, в особенности тогда, когда на сайте накопится огромное количество данных. Поэтому проектирование заранее велось таким образом, чтобы оставалась возможность реализовать классический backend, не переписывая при этом добрую половину кода. К примеру все окна админки на самом деле открываются во фреймах, а значит возможна реализация страниц в классическом виде (даже предусмотрен шаблон — его элементы можно увидеть если исправить в ссылке «index2.php» на «index.php»</text:p>
      <text:p text:style-name="Text_20_body">Высокая производительность — важное условие для жизни данного движка. Специальные замеры не проводились и есть только такие данные: опыт использования «обычного» хостинга из недорогих (без рекламы), на котором ежедневно проходит 25-30 тысяч запросов. С нагрузкой хостинг справляется на ура и сайт работает очень шустро.</text:p>
      <text:h text:style-name="Heading_20_1" text:outline-level="1">Основные особенности и возможности</text:h>
      <text:p text:style-name="Text_20_body">Требования: PHP 5.3 или выше.</text:p>
      <text:p text:style-name="Text_20_body">Возможности:</text:p>
      <text:p text:style-name="Text_20_body"><text:s/>- уникальный дружественный административный интерфейс;</text:p>
      <text:p text:style-name="Text_20_body"><text:soft-page-break/><text:s/>- полностью <text:span text:style-name="T47">открытый</text:span> исходный код;</text:p>
      <text:p text:style-name="Text_20_body"><text:s/>- ЧПУ (является неотъемлемой частью, отключить нельзя);</text:p>
      <text:p text:style-name="Text_20_body"><text:s/>- полноценный фреймворк, имеющий MVC-архитектуру (имеет много особенностей);</text:p>
      <text:p text:style-name="Text_20_body"><text:s/>- прозрачная поддержка СУБД MySQL и SQLite (других нет и не будет);</text:p>
      <text:p text:style-name="Text_20_body"><text:s/><text:span text:style-name="T38">- </text:span><text:span text:style-name="T47">поддержка мультиязычности;</text:span></text:p>
      <text:p text:style-name="Text_20_body"><text:s/>- уникальная система подмены пользователей (администратор может на время в глазах системы становиться любым другим пользователем - на практике это часто облегчает написание админки);</text:p>
      <text:p text:style-name="Text_20_body"><text:s/>- широкая возможность модификации URL страниц (любой странице можно задать индивидуальный URL-адрес);</text:p>
      <text:p text:style-name="Text_20_body"><text:s/>- метатеги для всех значимых для поисковых систем страниц сайта (например страница авторизации и восстановления пароля не являются значимыми);</text:p>
      <text:p text:style-name="Text_20_body"><text:s/>- прозрачная поддержка LastModified;</text:p>
      <text:p text:style-name="Text_20_body"><text:s/>- Поддержка XML-карты сайта, возможность настройки для дополнительных модулей;</text:p>
      <text:p text:style-name="Text_20_body"><text:s/>- поддержка хуков (реакция системы на те или иные события, например, поиск по сайту);</text:p>
      <text:p text:style-name="Text_20_body"><text:s/>- автоматизация большинства рутинных операций (в основном касается административного интерфейса);</text:p>
      <text:p text:style-name="Text_20_body"><text:s/>- поддержка групп пользователей, разделение прав администраторов;</text:p>
      <text:p text:style-name="Text_20_body"><text:s/>- кешированние, в том числе кеширование произвольных данных;</text:p>
      <text:p text:style-name="Text_20_body"><text:s/>- отдельный шаблон для pda-версии;</text:p>
      <text:p text:style-name="Text_20_body"><text:s/>- возможность использовать индивидуальные шаблоны для разных страниц сайта;</text:p>
      <text:p text:style-name="Text_20_body"><text:s/>- модульность, расширяемость (используется главным образом для удаления неиспользуемых модулей);</text:p>
      <text:p text:style-name="Text_20_body"><text:s/>- поддержка секций и виджетов (некоторый аналог модулей в joomla), тонкая настройка страниц, на которых должен быть опубликован виджет;</text:p>
      <text:p text:style-name="Text_20_body">- прозрачное кеширование виджетов;</text:p>
      <text:p text:style-name="P10"><text:span text:style-name="T7">Внимание!</text:span><text:span text:style-name="T10"> Во многих аспектах различные переменные, напрямую влияющие на поведение движка, доступны для изменения. Это даёт программисту б</text:span><text:span text:style-name="T11">о</text:span><text:span text:style-name="T10">льшую свободу действий. Например в начальных стадиях обработки запроса можно изменить переменную $_GET['corePath'] — она отвечает за то, какая страница будет отображена и какие виджеты будут опубликованы на странице.</text:span></text:p>
      <text:p text:style-name="P5">Однако зачастую нужно быть предельно внимательным, например такой код:</text:p>
      <text:p text:style-name="P5">$u=core::user();<text:line-break/>$u-&gt;group=255;</text:p>
      <text:p text:style-name="P5">наделит текущего пользователя правами суперпользователя на протяжении всего времени пребывания на сайте (core::user() возвращает ссылку на объект, находящийся в сессии).</text:p>
      <text:h text:style-name="Heading_20_1" text:outline-level="1">Пользователи, группы пользователей, права пользователей</text:h>
      <text:p text:style-name="Text_20_body">Каждый пользователь, запросивший ту или иную страницу сайта, относится к одной из 256 групп. Смысл групп следующий:</text:p>
      <text:p text:style-name="Text_20_body">0 - не авторизованный посетитель;</text:p>
      <text:p text:style-name="Text_20_body">1-199 - авторизованный пользователь, не обладающий правами администрирования;</text:p>
      <text:p text:style-name="Text_20_body"><text:soft-page-break/>200-254 - авторизованный пользователь, наделённый правами администрирования;</text:p>
      <text:p text:style-name="Text_20_body">255 - суперпользователь, ему можно всё.</text:p>
      <text:p text:style-name="Text_20_body">Номера групп весьма условны, однако рекомендуется придерживаться практики, при которой чем больше номер группы пользователя, тем больше у него прав.</text:p>
      <text:p text:style-name="Text_20_body">При регистрации пользователю назначается группа 1.</text:p>
      <text:p text:style-name="Text_20_body">Другие группы (2-199) должны использоваться в тех случаях, когда на сайте необходимо организовать разграничение пользователей, например могут быть такие группы как "клиент", "оптовый клиент", "поставщик", "сбор статистики" и т.д.</text:p>
      <text:p text:style-name="Text_20_body">Пользователи, относящиеся к группам 200-254 наделяются правами администрирования. Для каждой группы конкретные права назначаются индивидуально, однако, если на сайт вошёл пользователь с группой больше 199, то будут автоматически подключены модули, управляющие административным интерфейсом.</text:p>
      <text:p text:style-name="Text_20_body">Особая группа 255 - это суперпользователи, которым доступны все функции сайта без исключения. Для этих пользователей права доступа к тем или иным модулям не проверяются вообще.</text:p>
      <text:p text:style-name="Text_20_body">Следует заметить, что разделение прав администраторов не предполагает серьёзной защиты от несанкционированного доступа, это лишь инструмент, позволяющий облегчить интерфейс администратора, исключив лишние элементы управления и тем самым уменьшив вероятность человеческой ошибки (по отзывам клиентов это оказалось весьма удачным).</text:p>
      <text:p text:style-name="Text_20_body">Движок также реализовывает механизм «подмены пользователей», при котором администратор может на время «переключиться» на любого другого пользователя и система будет воспринимать его как пользователя, на которого переключился администратор. На практике такой механизм часто позволяет существенно облегчить административный интерфейс за счёт того, что просто дополняется механизм личного кабинета, а не дублируется управление теми или иными элементами в админке.</text:p>
      <text:h text:style-name="Heading_20_1" text:outline-level="1">ЧПУ, страница сайта</text:h>
      <text:p text:style-name="Text_20_body">Вероятно любой движок должен иметь возможность для каждой страницы сайта где-то хранить сопутствующую информацию, такую, например, как идентификатор записи в базе данных, мета теги страницы, информацию о том, какие дополнительные блоки публиковать на этой странице, какой пункт меню является активным, какой шаблон использовать для данной страницы и т.д.</text:p>
      <text:p text:style-name="Text_20_body">В данном движке вся дополнительная информация закладывается в <text:span text:style-name="T1">адрес страницы</text:span><text:span text:style-name="T7">. Адрес страницы — это, грубо говоря, относительн</text:span><text:span text:style-name="T7">ый URL </text:span><text:span text:style-name="T7">страниц</text:span><text:span text:style-name="T7">ы</text:span><text:span text:style-name="T7"> сайта.</text:span></text:p>
      <text:p text:style-name="Text_20_body"><text:span text:style-name="T7">Например, если есть такая страница: </text:span><text:a xlink:type="simple" xlink:href="http://example.com/article/blog/news?page=2" text:style-name="Internet_20_link" text:visited-style-name="Visited_20_Internet_20_Link"><text:span text:style-name="T7">http://example.com/article/blog/news?page=2</text:span></text:a><text:span text:style-name="T7">, то адресом страницы будет «article/blog/news». Приведённый пример — это типичная ссылка на одну из страниц сайта. ЧПУ является неотъемлемой частью движка и его выключение не предусмотрено.</text:span></text:p>
      <text:p text:style-name="Text_20_body"><text:span text:style-name="T1">Адрес страницы</text:span><text:span text:style-name="T7"> должен состоять по крайней мере из двух элементов (artcle и blog) — это имя </text:span><text:span text:style-name="T7">MVC-</text:span><text:span text:style-name="T7">контроллера и имя </text:span><text:span text:style-name="T2">действия</text:span><text:span text:style-name="T7">. Если </text:span><text:span text:style-name="T2">действие</text:span><text:span text:style-name="T7"> не задано (пример: </text:span><text:a xlink:type="simple" xlink:href="http://example.com/article" text:style-name="Internet_20_link" text:visited-style-name="Visited_20_Internet_20_Link"><text:span text:style-name="T7">http://example.com/article</text:span></text:a><text:span text:style-name="T7">), то в качестве имени действия принимается «Index».</text:span></text:p>
      <text:p text:style-name="P2">Имя контроллера — это файл, находящийся в директории /controller, а <text:span text:style-name="T3">действие</text:span> — это имя процедуры класса этого контроллера. Таким образом, в случае приведённой выше ссылки, движок загружает файл /controller/article.php, затем вызывает процедуру actionBlog(). Дальше эта процедура разбирает остальные части URL самостоятельно.</text:p>
      <text:p text:style-name="Text_20_body"><text:span text:style-name="T7">Именно </text:span><text:span text:style-name="T1">адрес страницы</text:span><text:span text:style-name="T7"> (строка «article/blog/news») используется движком для того, чтобы определить какие дополнительные блоки (</text:span><text:span text:style-name="T2">виджеты</text:span><text:span text:style-name="T7"> — аналог модулей в Joomla) должны быть опубликованы на данной странице. Таким образом никакого обособленного хранилища сопутствующей каждой странице </text:span><text:soft-page-break/><text:span text:style-name="T7">информации нет.</text:span></text:p>
      <text:p text:style-name="Text_20_body"><text:span text:style-name="T7">Часть ссылки после знака вопроса не является </text:span><text:span text:style-name="T1">адресом страницы</text:span><text:span text:style-name="T7"> и не должна влиять на то, какая страница будет отдана сервером. Это лишь дополнительные параметры отображения — их может быть сколько угодно много (в данном примере указывается вторая страница пагинации).</text:span></text:p>
      <text:p text:style-name="Text_20_body"><text:span text:style-name="T7">Для целей ajax-запросов используется особый формат адресов страниц: </text:span><text:a xlink:type="simple" xlink:href="http://example.com/index2.php?controller=article&amp;action=blog&amp;id=news&amp;page=2" text:style-name="Internet_20_link" text:visited-style-name="Visited_20_Internet_20_Link"><text:span text:style-name="T7">http://example.com/index2.php?</text:span></text:a><text:a xlink:type="simple" xlink:href="http://example.com/index2.php?controller=article&amp;action=blog&amp;id=news&amp;page=2" text:style-name="Internet_20_link" text:visited-style-name="Visited_20_Internet_20_Link"><text:span text:style-name="T7">controller=article&amp;action=blog&amp;id=news&amp;page=2</text:span></text:a><text:span text:style-name="T7"> для них, разумеется, нет надобности тратить ресурсы </text:span><text:span text:style-name="T7">сервера для преобразований ЧПУ ссылок. В корне сайта лежат два файла — index.php (все ЧПУ ссылки сводятся к нему) и index2.php. Их отличие состоит в том, что при обращении к index2.php, в отличии от index.php, шаблон (а также </text:span><text:span text:style-name="T2">виджеты</text:span><text:span text:style-name="T7">) обрабатываться не будет </text:span><text:span text:style-name="T7">и</text:span><text:span text:style-name="T7"> сервером будет отдан только основной контент.</text:span></text:p>
      <text:h text:style-name="P50" text:outline-level="1">Файловая система</text:h>
      <text:p text:style-name="P2">Структура директориев строго разграничена и файлы каждого модуля находятся в соответствующийх папках, единой папки для отдельного модуля нет.</text:p>
      <text:p text:style-name="P2">/admin - административная часть сайта<text:line-break/>/admin/cache - содержи файлы кеша админки<text:line-break/>/admin/config - конфигурационные файлы, относящиеся исключительно к админке<text:line-break/>/admin/controller — MVC-контроллеры<text:line-break/>/admin/core - ядро админки<text:line-break/>/admin/data - данные, недоступные из веб<text:line-break/>/admin/hook - обработчики событий<text:line-break/>/admin/model - MVC-модели, а также другие библиотеки<text:line-break/>/admin/module - содержит информацию об устанолвенных модулях<text:line-break/>/admin/public - ресурсы админки - это единственный директорий, доступный из веб<text:line-break/>/admin/template - шаблоны админки<text:line-break/>/admin/view - MVC-представления</text:p>
      <text:p text:style-name="P2">/cache - содержит файлы кеша<text:line-break/>/cache/custom - файлы пользовательского кеша<text:line-break/>/cache/template - кеш шаблонов<text:line-break/>/cache/widget - кеш виджетов<text:line-break/>/config - содержит конфигурационные файлы<text:line-break/>/config/_core.php - основной конфигурационный файл<text:line-break/>/config/_hook.php - список обработчиков событий<text:line-break/>/controller — MVC-контроллеры<text:line-break/>/core - файлы ядра движка<text:line-break/>/data - различные данные, недоступные из Веб<text:line-break/>/data/emial - содержит шаблоны электронных писем<text:line-break/>/data/widgetHTML - виджеты "произвольный текст"<text:line-break/>/hook - обработчики событиый<text:line-break/>/<text:span text:style-name="T38">language – </text:span><text:span text:style-name="T47">файлы локализации (констранты)</text:span><text:line-break/>/model - MVC-модели, а также другие библиотеки<text:line-break/>/public - ресурсы сайта (изображения, стили, видео и т.д.) - это единственный директорий, доступный из веб<text:line-break/>/public/css - директорий для каскадных таблиц стилей<text:line-break/>/public/js - директорий для JavaScript<text:line-break/>/public/template - ресурсы шаблонов, в том числе и .css-файлы<text:line-break/>/sitemap - содержит конструкторы xml-карт сайта для каждого из модулей<text:line-break/>/template - шаблоны сайта<text:line-break/><text:soft-page-break/>/template/pc.default.html - основной шаблон сайта<text:line-break/>/template/pda.default.html - шаблон сайта для pda-версий<text:line-break/>/tmp - директорий для временных файлов, из него производится установка и выгрузка модулей<text:line-break/>/view - MVC-представления, в том числе представления виджетов<text:line-break/>/widget — виджеты<text:line-break/>/captcha.php - генератор каптчи</text:p>
      <text:h text:style-name="P50" text:outline-level="1">Структура СУБД</text:h>
      <text:p text:style-name="P2">Тут представлены только основные таблицы базы данных.</text:p>
      <text:p text:style-name="P2">menu - список меню сайта</text:p>
      <text:p text:style-name="P2">menuItem - пункты меню: menuId - menu.id, link - относительная ссылка на страницу, typeId - menuType.id</text:p>
      <text:p text:style-name="P2">menuType - типы меню (фактически содержит список поддерживаемых движком типов страниц): controller — имя контроллера админки, action - имя действия админки, эти поля служат для указания файла и имени метода, который будет обрабатывать запросы на создание и изменение пунктов меню</text:p>
      <text:p text:style-name="P2">modified - содержит дату последней модификации страниц, служит для поддержки тега LastModified</text:p>
      <text:p text:style-name="P2">section - определяет страницы, на которых должен выводиться тот или иной виджет: widgetId - widget.id</text:p>
      <text:p text:style-name="P2">user - содержи список пользователей: group - группа пользователей</text:p>
      <text:p text:style-name="P2">userGroup - список используемых на сайте групп пользователей</text:p>
      <text:p text:style-name="P2"><text:span text:style-name="T38">userR</text:span>ight - права пользователей (администрраторов): module - системное название модуля, group - группы пользователей, которым предоставлен доступ</text:p>
      <text:p text:style-name="P2">widget - настройки виджетов: data - данные виджета (параметры), cache - период кеширования (в минутах)</text:p>
      <text:p text:style-name="P2">widgetType - список всех поддерживаемых движком типов виджетов: controller - имя контроллера, action - имя действия. Эти поля идентифицируют файл и имя метода, который необходимо вызвать при созадании или изменении виджета.</text:p>
      <text:h text:style-name="P50" text:outline-level="1">Как обрабатывается каждый запрос</text:h>
      <text:p text:style-name="Standard"><text:span text:style-name="T13">В упрощенном виде цикл обработки запроса таков...</text:span></text:p>
      <text:list xml:id="list4239077843338521618" text:style-name="L1">
        <text:list-item>
          <text:p text:style-name="P25"><text:span text:style-name="T7">Обрабатывается полученный запрос, из него выделяется </text:span><text:span text:style-name="T1">адрес страницы</text:span><text:span text:style-name="T7">, который помещается в переменную $_GET['corePath']. Также из </text:span><text:span text:style-name="T39">URL </text:span><text:span text:style-name="T48">выделяется </text:span><text:span text:style-name="T51">псеводинм языка</text:span><text:span text:style-name="T48">.</text:span></text:p>
        </text:list-item>
        <text:list-item>
          <text:p text:style-name="P27">Если передан заголовок «Last Modified», то проверяется дата последнего изменения страницы, если страница не была изменена, то выполнение скрипта завершается с кодом 304.</text:p>
        </text:list-item>
        <text:list-item>
          <text:p text:style-name="P27">Инициализируется сессия.</text:p>
        </text:list-item>
        <text:list-item>
          <text:p text:style-name="P27">Если пользователь относится к группе с номером 200 или больше, то подключаются библиотеки административного назначения.</text:p>
        </text:list-item>
        <text:list-item>
          <text:p text:style-name="P27">Создаётся экземпляр класса контроллера. Если такого файла нет, то генерируется ошибка 404.</text:p>
        </text:list-item>
        <text:list-item>
          <text:p text:style-name="P27">В конструкторе контроллера определяется правильное имя действия, а также проводятся дополнительные преобразования и проверки правильности заданного адреса, созадаётся переменная <text:span text:style-name="T38">c</text:span>ontroller::$url (в ней хранится преобразованный, если в этом есть необходимость, адрес страницы).</text:p>
        </text:list-item>
        <text:list-item>
          <text:p text:style-name="P25"><text:soft-page-break/><text:span text:style-name="T7">Если в $_POST есть данные, относящиеся к этому контроллеру, то вызывается </text:span><text:span text:style-name="T1">submit-действие</text:span><text:span text:style-name="T7"> этого контроллера (это процедура, предназначенная для обработки данных html-форм).</text:span></text:p>
        </text:list-item>
        <text:list-item>
          <text:p text:style-name="P25"><text:span text:style-name="T1">Submit-действие</text:span><text:span text:style-name="T7"> может прервать дальнейшую обработку вызвав метод core::redirect (это редирект на другой адрес — если данные форм обработаны правильно, то всегда выполняется </text:span><text:span text:style-name="T7">редирект).</text:span></text:p>
        </text:list-item>
        <text:list-item>
          <text:p text:style-name="P25"><text:span text:style-name="T7">Далее происходит вызов </text:span><text:span text:style-name="T1">действия</text:span><text:span text:style-name="T7"> контроллера (это процедура, подготавливающая данные для отображения страницы).</text:span></text:p>
        </text:list-item>
        <text:list-item>
          <text:p text:style-name="P30">Действие<text:span text:style-name="T7"> контроллера подготавливает необходимые данные, подключает каскадные таблицы стилей, скрипты javascript, устанавливает мета теги, а также заголовок страницы, затем возвращает </text:span><text:span text:style-name="T6">представление</text:span><text:span text:style-name="T7">.</text:span></text:p>
        </text:list-item>
        <text:list-item>
          <text:p text:style-name="P28">Генерируется событие «beforeRender» (вызывается перед началом вывода каких-либо данных).</text:p>
        </text:list-item>
        <text:list-item>
          <text:p text:style-name="P30"><text:span text:style-name="T7">Если </text:span>представление<text:span text:style-name="T7"> — это NULL или FALSE, то никаких данных не выводится, обработка запроса завершается.</text:span></text:p>
        </text:list-item>
        <text:list-item>
          <text:p text:style-name="P28">Если пользователь относится к группе 200 или выше, то подключаются файл стилей и файл javascript, необходимый для отображения административных диалоговых окон.</text:p>
        </text:list-item>
        <text:list-item>
          <text:p text:style-name="P28">Если мета тег <text:span text:style-name="T38">title</text:span> не был установлен, то используется заголовок страницы.</text:p>
        </text:list-item>
        <text:list-item>
          <text:p text:style-name="P28">Если это не ajax-запрос, то:</text:p>
          <text:list>
            <text:list-item>
              <text:p text:style-name="P28">Если включён режим отладки, или нет кеша шаблона, то запускается кеширование нужного шаблона.</text:p>
            </text:list-item>
            <text:list-item>
              <text:p text:style-name="P28">Выводится первая часть html-шаблона (до того места, где должен быть вставлен контент). При этом также обрабатываются все виджеты.</text:p>
            </text:list-item>
            <text:list-item>
              <text:p text:style-name="P28">Если в шаблоне предусмотрены «хлебные крошки», то проверяется наличие в контроллере процедуры, формирующей хлебные крошки для данного действия. Если такая процедура есть, то она вызывается и на основе полученных данных генерируется html-код хлебных крошек. Если такой процедуры нет, то хлебные крошки формируются по заданному по умолчанию алгоритму.</text:p>
            </text:list-item>
            <text:list-item>
              <text:p text:style-name="P28">Если пользователь относится к группе пользователей с номером 200 или больше, то выводится html-код всех доступных кнопок административного интерфейса.</text:p>
            </text:list-item>
          </text:list>
        </text:list-item>
        <text:list-item>
          <text:p text:style-name="P30"><text:span text:style-name="T7">Если полученное от контроллера </text:span>представление<text:span text:style-name="T7"> — это строка, то подключается соответствующий файл из директория /view (в этом файле содержится html-код страницы).</text:span></text:p>
        </text:list-item>
        <text:list-item>
          <text:p text:style-name="P30"><text:span text:style-name="T7">Если полученное от контроллера </text:span>представление<text:span text:style-name="T7"> — это объект, то вызывается метод render() этого объекта, который должен сгенерировать html-код страницы.</text:span></text:p>
        </text:list-item>
        <text:list-item>
          <text:p text:style-name="P28">Если это не ajax-запрос, то выводится вторая часть (после того места, где должен быть контент) шаблона.</text:p>
        </text:list-item>
      </text:list>
      <text:h text:style-name="Heading_20_1" text:outline-level="1">Установка движка</text:h>
      <text:p text:style-name="Text_20_body">Специальный установщик не предусмотрен, так как в нём нет никакой необходимости. Чтобы развернуть новый сайт нужно скопировать файлы сайта на сервер, загрузить дамп базы данных и внести необходимые изменения в конфигурационный файл (если используется MySQL). Также нужно удостовериться в правильно установленных правах на директории сайта — должна быть возможность писать в следующие директории:</text:p>
      <text:p text:style-name="Text_20_body">/admin/cache<text:line-break/><text:soft-page-break/>/admin/config<text:line-break/>/cache<text:line-break/>/config<text:line-break/>/data<text:line-break/>/public<text:line-break/>/tmp</text:p>
      <text:p text:style-name="Text_20_body">Конфигурационный файл находится тут: /config/_core.php. В нём необходимо указать тип используемой базы данных (dbDriver), а также параметры подключения к MySQL (mysqlHost, mysqlUser, mysqlPassword, mysqlDatabase), если используется эта СУБД.</text:p>
      <text:h text:style-name="P50" text:outline-level="1">Главный конфигурационный файл</text:h>
      <text:p text:style-name="P2">Он находится в файле /config/_core.php и выглядит примерно так (могут быть и другие параметры):</text:p>
      <text:p text:style-name="P2">&lt;?php return array(<text:line-break/><text:tab/>'debug'=&gt;true,<text:line-break/><text:tab/>'adminEmailEmail'=&gt;<text:a xlink:type="simple" xlink:href="mailto:'admin@example.com" text:style-name="Internet_20_link" text:visited-style-name="Visited_20_Internet_20_Link">'admin@example.com</text:a>',<text:line-break/><text:tab/>'adminEmailName'=&gt;'CMS',<text:line-break/><text:tab/>'dbDriver'=&gt;'mysql',<text:line-break/><text:tab/>'mysqlHost'=&gt;'localhost',<text:line-break/><text:tab/>'mysqlUser'=&gt;'root',<text:line-break/><text:tab/>'mysqlPassword'=&gt;'pwd13pwd',<text:line-break/><text:tab/>'mysqlDatabase'=&gt;'cms0',<text:line-break/><text:tab/>'mainPath'=&gt;'article/view/index',<text:line-break/><text:tab/>'link'=&gt;array()<text:line-break/>); ?&gt;</text:p>
      <text:p text:style-name="P2">Все параметры кроме dbDriver, mysqlHost, mysqlUser, mysqlPassword и mysqlDatabase настраиваются через веб-интерфейс административной части сайта. Смысл этих же полей следующий:<text:line-break/>dbDriver — тип базы данных, может быть «mysql» или «sqlite»;<text:line-break/>mysqlHost, mysqlUser, mysqlPassword, mysqlDatabase — параметры подключения к базе данных MySQL.</text:p>
      <text:p text:style-name="Text_20_body"><text:span text:style-name="T7">Стоит заметить, что параметр </text:span><text:span text:style-name="T39">dbDriver </text:span><text:span text:style-name="T48">указывает только на основную СУБД, что не запрещает использовать в одном проекте обе СУБД.</text:span></text:p>
      <text:h text:style-name="P50" text:outline-level="1">Основные API-функции</text:h>
      <text:p text:style-name="P13"><text:span text:style-name="T7">string </text:span><text:span text:style-name="T8">core::translit</text:span><text:span text:style-name="T7">(string </text:span><text:span text:style-name="T2">string</text:span><text:span text:style-name="T7">)<text:line-break/><text:tab/></text:span><text:span text:style-name="T48">Возвращает транслит строки </text:span><text:span text:style-name="T2">string</text:span><text:span text:style-name="T7">. </text:span><text:span text:style-name="T48">Эта функция работает с учётом мультиязычности.</text:span></text:p>
      <text:p text:style-name="Text_20_body"><text:span text:style-name="T7">string </text:span><text:span text:style-name="T8">core::path</text:span><text:span text:style-name="T7">()<text:line-break/><text:tab/>Возвращает полный путь к корню сайта.</text:span></text:p>
      <text:p text:style-name="P7"><text:span text:style-name="T7">null </text:span><text:span text:style-name="T6">core::import</text:span><text:span text:style-name="T7">(string </text:span><text:span text:style-name="T2">fileName</text:span><text:span text:style-name="T7">)<text:line-break/><text:tab/>Подключает указанный </text:span><text:span text:style-name="T7">PHP-</text:span><text:span text:style-name="T7">скрипт </text:span><text:span text:style-name="T2">fileName</text:span><text:span text:style-name="T7">, который является относительным адресом от корня сайта и не должен иметь ведущего слеша и расширения файла. Эта функция просто вызывает include_once, но </text:span><text:span text:style-name="T2">fileName</text:span><text:span text:style-name="T7"> преобразуется до полного адреса. Пример:<text:line-break/>core::import('core/email'); <text:s/>//подключит файл /core/email.php.</text:span></text:p>
      <text:p text:style-name="P4"><text:span text:style-name="T13">string </text:span>core::template<text:span text:style-name="T13">(string </text:span><text:span text:style-name="T2">template</text:span><text:span text:style-name="T13">);<text:line-break/><text:tab/>Если </text:span><text:span text:style-name="T2">template</text:span><text:span text:style-name="T13"> задан, то устанавливает используемый шаблон (соответствует файлу в директории «/template»). Тип шаблона (pc или pda) указывать не надо. Эта функция может быть вызвана в любое время до начала обработки шаблона.</text:span></text:p>
      <text:p text:style-name="P2"><text:soft-page-break/>Возвращает имя шаблона с типом шаблона (строка «(pc|pda).template»).</text:p>
      <text:p text:style-name="P4"><text:span text:style-name="T13">boolean </text:span>core:debug<text:span text:style-name="T13">();<text:line-break/><text:tab/>Возвращает true, если сайт работает в отладочном режиме и false в противном случае.</text:span></text:p>
      <text:p text:style-name="P4"><text:span text:style-name="T13">array </text:span><text:span text:style-name="T42">&amp;</text:span>core::config<text:span text:style-name="T13">([string </text:span><text:span text:style-name="T2">name</text:span><text:span text:style-name="T13">]); и array </text:span><text:span text:style-name="T42">&amp;</text:span>core::configAdmin<text:span text:style-name="T13">([string </text:span><text:span text:style-name="T2">name</text:span><text:span text:style-name="T13">]);<text:line-break/><text:tab/>Возвращает массив, содержащий конфигурацию с указанным именем, фактически возвращает массив из файла в директории «/config». Если </text:span><text:span text:style-name="T2">name</text:span><text:span text:style-name="T13"> не указан, то возвращается </text:span><text:span text:style-name="T2">основная конфигурация</text:span><text:span text:style-name="T13"> (_core.php). Функция core::configAdmin() возвращает конфигурацию, относящуюся к админке (из директория /admin/config).</text:span></text:p>
      <text:p text:style-name="P2">Каждая загруженная конфигурация остаётся в памяти до завершения отображения страницы, поэтому последующие загрузки той же конфигурации через эту функцию не приведут к паразитным нагрузкам.</text:p>
      <text:p text:style-name="P2">Обратите внимание, что возвращается ссылка на массив, что позволяет изменять конфигурацию «на лету» (в файл изменения, разумеется, не сбрасываются).</text:p>
      <text:p text:style-name="P4"><text:span text:style-name="T13">object </text:span>core::user<text:span text:style-name="T13">(); и object </text:span>core::userCore<text:span text:style-name="T13">();<text:line-break/><text:tab/>Возвращает экземпляр класса user </text:span><text:span text:style-name="T42">(/core/core.php),</text:span><text:span text:style-name="T13"> который представляет из себя набор данных о текущем пользователе. Этот класс, на самом деле, находится в сессии в переменной $_SESSION['user']. Чтобы получить доступ к модели пользователя, при помощи которой можно проводить какие-либо манипуляции над «пользователем» (например, авторизоваться), следует вызвать:<text:line-break/></text:span><text:span text:style-name="T42">$userModel=core::user()</text:span><text:span text:style-name="T53">-&gt;model</text:span><text:span text:style-name="T42">($id=null);</text:span></text:p>
      <text:p text:style-name="P2">Если пользователь авторизован с правами администратора и вошёл в режим подмены пользователя, то функция <text:span text:style-name="T38">core::user() </text:span>возвращает «пользователя», на которого переключился администратор. Функция core::userCore() используется для тех случаев, когда нужно получить доступ к пользователю игнорируя режим подмены <text:span text:style-name="T38">(</text:span><text:span text:style-name="T47">тоесть «получить» администратора, если таковой имеется).</text:span></text:p>
      <text:p text:style-name="P4"><text:span text:style-name="T13">variant </text:span>core::cache<text:span text:style-name="T13">(</text:span><text:span text:style-name="T2">id</text:span><text:span text:style-name="T13">,</text:span><text:span text:style-name="T2">callback</text:span><text:span text:style-name="T13">,[</text:span><text:span text:style-name="T2">timeout</text:span><text:span text:style-name="T13">]);<text:line-break/><text:tab/>Функция кеширует любые произвольные данные. Она вызывает указанную </text:span><text:span text:style-name="T42">callback-</text:span><text:span text:style-name="T13">функцию для обновления кеша, если в этом есть необходимость. Поля: id — произвольный идентификатор кешируемых данных; callback — функция, которая будет вызвана в случае, если кеш устарел, она должна сформировать и вернуть блок данных свежего кеша; timeout — время в секундах актуальности кешируемых данных.</text:span></text:p>
      <text:p text:style-name="P2">integer <text:span text:style-name="T12">core::userId</text:span>();<text:line-break/><text:tab/>Возвращает идентификатор текущего пользователя и <text:span text:style-name="T38">“0”, </text:span><text:span text:style-name="T47">если пользователь не авторизован.</text:span></text:p>
      <text:p text:style-name="P2">string <text:span text:style-name="T12">core::url</text:span>();<text:line-break/><text:tab/>Возвращает относительный URL до корня сайта, обычно это «/».</text:p>
      <text:p text:style-name="P2">object <text:span text:style-name="T12">core::sqlite</text:span>([newQuery]);<text:line-break/><text:tab/>Возвращает экземпляр класса sqlite (/core/sqlite3.php) — это главный инструмент работы с базой данный SQLite 3.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mysql</text:span>([<text:span text:style-name="T3">newQuery</text:span>]);<text:line-break/><text:tab/>Возвращает экземпляр класса mysql (/core/mysql.php) — это главный инструмент работы с базой данный MySQL. Если указан параметр newQuery, то будет открыто новое соединение (используется для тех случаев, когда нужно выполнять одновременно два запроса, например перебор записей и обновление записей).</text:p>
      <text:p text:style-name="P2">object <text:span text:style-name="T12">core::db</text:span>([<text:span text:style-name="T3">newQuery</text:span>]);<text:line-break/><text:tab/>Возвращает экземпляр класса mysql или sqlite, в зависимости от того, какая база данных используется в качестве основной (параметр dbDriver в файле /config/_core.php).</text:p>
      <text:p text:style-name="P2"><text:soft-page-break/>integer <text:span text:style-name="T12">core::userGroup</text:span>();<text:line-break/><text:tab/>Возвращает группу, к которой относится текущий пользователь.</text:p>
      <text:p text:style-name="P2">string <text:span text:style-name="T12">core::link</text:span>(link);<text:line-break/><text:tab/>Строит корректную ЧПУ-ссылку по переданной относительной ссылке link, которая должна иметь вид, подобный этой: «article/view/about». Если ссылка начинается с «http:» или «https:», то она не обрабатывается, а возвращается «как есть». Главное назначение этой функции — это выполнение преобразований ссылки, заданных пользователем (см. соответствующий раздел «user manual»). Поэтому нужно всегда «оборачивать» ссылки в эту функцию там, где может понадобиться механизм преобразования ЧПУ-ссылок.</text:p>
      <text:p text:style-name="P2"><text:tab/>Для административной части роль этой функции иная — она добавляет атрибуты, необходимые для корректной работы и сохранение контекста выполняемой задачи.</text:p>
      <text:p text:style-name="P2">object <text:span text:style-name="T12">core::form</text:span>([<text:span text:style-name="T3">namespace</text:span>]);<text:line-break/><text:tab/>Возвращает экземпляр класса form (/core/formModel.php), позволяющего строить html-формы. Namespace — это имя контроллера, в котором будет проводиться обработка формы, если не указано, то принимается имя текущего контроллера.</text:p>
      <text:p text:style-name="P2">object <text:span text:style-name="T12">core::model</text:span>([<text:span text:style-name="T3">namespace</text:span>],[<text:span text:style-name="T3">dbDriver</text:span>]);<text:line-break/><text:tab/>Возвращает экземпляр класса model (/core/formModel.php), представляющего из себя универсальную модель таблицы базы данных<text:span text:style-name="T38">.</text:span> Эта модель позволяет выполнять валидацию и сохранение данных в базе данных. Namespace — это имя таблицы базы данных (не требуется, если выполнять <text:span text:style-name="T38">sql-</text:span><text:span text:style-name="T47">запросы</text:span> не предполагается); dbDriver — драйвер базы данных (sqlite или mysql), если не указано, то будет использоваться драйвер, заданный как основной.</text:p>
      <text:p text:style-name="P2">null <text:span text:style-name="T12">core::redirect</text:span>(url,[<text:span text:style-name="T3">message</text:span>]);<text:line-break/><text:tab/>Выполняет редирект на указанный в url адрес (дополнительно обрабатывается core::link(), не надо оборачивать самому). Если message задан, то в браузер будет выведено указанное сообщение — это поле в основном используется для сообщения посетителю сайта об успехе выполненного действия после обработки какой-либо html-формы.</text:p>
      <text:p text:style-name="P2">После вызова этой функции дальнейшее выполнение скрипта прерывается.</text:p>
      <text:p text:style-name="P2">null <text:span text:style-name="T12">core::error404</text:span>();<text:line-break/><text:tab/>Генерирует 404-ю ошибку. После вызова этой функции дальнейшее выполнение скрипта прерывается.</text:p>
      <text:p text:style-name="P2">null <text:span text:style-name="T12">core::widget</text:span>(<text:span text:style-name="T3">name</text:span>,[<text:span text:style-name="T3">options</text:span>],<text:span text:style-name="T3">cacheTime</text:span>,<text:span text:style-name="T3">title</text:span>,<text:span text:style-name="T3">link</text:span>);<text:line-break/><text:tab/>Запускает рендер виджита с именем name (ему соответствует файл в директории /widget). Парметры: options (может быть любым типом) содержит все необходимые параметры <text:span text:style-name="T47">виджета</text:span>; cacheTime — время в минутах актуальности кеша, если не указано или ноль, то виджет не кешируется; title — отображаемый в браузере заголовок виджета (строка); link — в этом параметре движок передаёт шаблон ссылки (заканчивается символами «/», «.» или «*»), согласно которой должен быть опубликован данный виджет (подробнее в разделе про ЧПУ руководства пользователя), этот параметр используется крайне редко.</text:p>
      <text:p text:style-name="P2">Данная функция в основном вызывается самим движком при обработке секций. Однако, она вполне может быть использована в MVC-представлениях (файлы в директории /view), например, часто используется для организации пагинации (виджет pagination). Кроме того эта функция вызывается из шаблонов, при обработке конструкций в виде {{widget[name][options]}}.</text:p>
      <text:p text:style-name="P2">null <text:span text:style-name="T12">core::section</text:span>(<text:span text:style-name="T3">name</text:span>);<text:line-break/><text:tab/>Запускает рендер секции с именем name. Эта функция используется исключительно при обработке шаблонов.</text:p>
      <text:p text:style-name="P2">string <text:span text:style-name="T12">core::script</text:span>(<text:span text:style-name="T3">script</text:span>); и string <text:span text:style-name="T12">core::scriptAdmin</text:span>(<text:span text:style-name="T3">script</text:span>);<text:line-break/><text:soft-page-break/><text:tab/>Возвращает html-тег &lt;script...&gt;&lt;/script&gt;, параметр <text:span text:style-name="T3">script</text:span> — это имя файла (в основном без пути и расширения). Функция применяется для избежания подключения одного скрипта дважды: если функция для какого-либо скрипта уже вызывалась, то функция возвращает пустую строку. Функция core::scriptAdmin() подключает скрипт, относящийся к административной части сайта (директорий /admin/script).</text:p>
      <text:p text:style-name="P2">boolean <text:span text:style-name="T12">core::hook</text:span>(<text:span text:style-name="T3">name</text:span>,[<text:span text:style-name="T3">data...</text:span>]);<text:line-break/><text:tab/>Запускает обработку события (генерирует событие) с именем name. Кроме параметра name функция принимает и другие, их количество и тип индивидуальны для каждого конкретного события. В админке можно встретить такой вызов:</text:p>
      <text:p text:style-name="P3"><text:span text:style-name="T38">core::hook('modify','article/view/xxx')</text:span><text:span text:style-name="T47">;</text:span></text:p>
      <text:p text:style-name="P2"><text:span text:style-name="T47">Этот вызов сообщает о том, что страница с </text:span><text:span text:style-name="T38">URL “article/view/xxx” </text:span><text:span text:style-name="T47">была изменена (требуется обновить </text:span><text:span text:style-name="T38">HTTP-</text:span><text:span text:style-name="T47">заголовок «</text:span><text:span text:style-name="T38">Last modified</text:span><text:span text:style-name="T47">»).</text:span></text:p>
      <text:p text:style-name="P35">string <text:span text:style-name="T12">core::language</text:span>(string <text:span text:style-name="T3">name</text:span>);<text:line-break/><text:tab/><text:span text:style-name="T47">Подключает файл локализации с именем </text:span><text:span text:style-name="T3">name</text:span><text:span text:style-name="T52">.</text:span></text:p>
      <text:p text:style-name="P35">array <text:span text:style-name="T12">core::userRight</text:span>();<text:line-break/><text:tab/><text:span text:style-name="T47">Возвращает массив, содержащий набор прав для текущего пользователя. Функция доступна только в административной части сайта.</text:span></text:p>
      <text:h text:style-name="Heading_20_1" text:outline-level="1">MVC общедоступной части сайта</text:h>
      <text:p text:style-name="Text_20_body">В основе движка, как общедоступной части сайта, так и админки, лежит архитектура MVC, однако, она имеет много особенностей.</text:p>
      <text:p text:style-name="Text_20_body">Модель в большинстве случаев выступает не в роли объекта, которым манипулирует контроллер, а в роли вполне самобытной библиотеки, предоставляющей инструментарий контроллеру, хотя в то же время модель может выступать даже в роле представления!</text:p>
      <text:p text:style-name="Text_20_body">Функции контроллера, в свою очередь, не сводятся к манипуляции моделями, а в большинстве случаев реализуют всю основную логику обработки запросов. Дополнительное дробление кода на контроллер и модель представляется излишним.</text:p>
      <text:p text:style-name="Text_20_body">В роли представления может выступать как php-скрипт, содержащий разметку HTML, так и экземпляр какого-либо класса. В последнем случае объект должен реализовывать метод render(), который будет вызван движком для генерации HTML-кода страницы. Если для общедоступной части сайта представление почти всегда имеет вид php-скрипта, то для обработки какого-либо запроса в админке очень часто достаточно вообще одного контроллера.</text:p>
      <text:h text:style-name="Heading_20_2" text:outline-level="2">Контроллер</text:h>
      <text:p text:style-name="Text_20_body">Для общедоступной части скрипты контроллера расположены в директории /controller. Имя контроллера для какого-либо HTTP-запроса определяется первой частью ЧПУ-ссылки. Например, если запрошена страница «exmaple.com/article/blog/news/131229», то контроллер — это «article», его реализация должна находится в файле /controller/article.php. Если такого файла нет, то движок сгенерирует ошибку 404.</text:p>
      <text:p text:style-name="Text_20_body">Типичный вид контроллера:</text:p>
      <text:p text:style-name="Text_20_body">&lt;?php class sController extends controller {<text:line-break/><text:tab/>function __construct() {<text:line-break/><text:tab/><text:tab/>parent::__construct();<text:line-break/><text:tab/><text:tab/>…<text:line-break/><text:tab/>}</text:p>
      <text:p text:style-name="Text_20_body"><text:soft-page-break/><text:tab/>public function actionBlog() {<text:line-break/><text:tab/><text:tab/>…<text:line-break/><text:tab/><text:tab/>$this-&gt;pageTitle=$this-&gt;metaTitle='some text';<text:line-break/><text:tab/><text:tab/>$this-&gt;metaKeyword=$this-&gt;metaDescription='some text';<text:line-break/><text:tab/><text:tab/>$this-&gt;script('some_script');<text:line-break/><text:tab/><text:tab/>$this-&gt;style('some_css');<text:line-break/><text:tab/><text:tab/>return 'Blog';<text:line-break/><text:tab/>}</text:p>
      <text:p text:style-name="Text_20_body"><text:tab/>public function actionBlogSubmit($data) { ... }</text:p>
      <text:p text:style-name="Text_20_body"><text:tab/>protected function breadcrumbBlog() {<text:line-break/><text:tab/><text:tab/>return array( ... );<text:line-break/><text:tab/>}</text:p>
      <text:p text:style-name="Text_20_body"><text:tab/>protected function adminBlogLink() {<text:line-break/><text:tab/><text:tab/>return array( ... );<text:line-break/><text:tab/>}</text:p>
      <text:p text:style-name="Text_20_body"><text:tab/>protected function adminBlogLink2($data) {<text:line-break/><text:tab/><text:tab/>return array( ... );<text:line-break/><text:tab/>}<text:line-break/>} ?&gt;</text:p>
      <text:p text:style-name="Text_20_body">Контроллер должен иметь имя sController и быть унаследован от controller.</text:p>
      <text:p text:style-name="Text_20_body">Каждый HTTP-запрос в рамках контроллера проходит через четыре этапа, каждый этап — это отдельная процедура:<text:line-break/>- обработка запроса в конструкторе контроллера;<text:line-break/>- обработка данных POST в <text:span text:style-name="T1">submit-действии</text:span><text:span text:style-name="T7"> (если есть данные в </text:span><text:span text:style-name="T39">$_</text:span><text:span text:style-name="T7">POST);</text:span><text:line-break/>- подготовка в процедуре <text:span text:style-name="T1">дейстия</text:span><text:span text:style-name="T7"> данных для отображения;<text:line-break/>- генерация хлебных крошек (если требуется);</text:span></text:p>
      <text:p text:style-name="Text_20_body">После создания экземпляра класса контроллера движок вызовет <text:span text:style-name="T1">действие</text:span><text:span text:style-name="T7"> — процедуру, осуществляющую обработку запроса. Имя действия берётся из второй части ЧПУ-ссылки (для приведённой выше ссылки — это «blog») с добавление</text:span><text:span text:style-name="T48">м</text:span><text:span text:style-name="T7"> слова «action»: actionBlog. Если второй части ЧПУ-ссылки нет (например для такого </text:span><text:span text:style-name="T39">URL: http://example.com/my_controller)</text:span><text:span text:style-name="T7">, то вместо неё будет подставлено действие «Index». Если процедуры с таким именем нет, то генерируется ошибка 404.</text:span></text:p>
      <text:p text:style-name="Text_20_body">В конструкторе контроллера удобно проводить манипуляции с ЧПУ. Внутри конструктора необходимо первым делом вызвать parent::__construct(), который инициализирует переменную controller::$url, записав в неё массив, состоящий из частей запрошенной ЧПУ-ссылки (это копия $_GET['corePath'] — это переменную не рекомендуется изменять, т. к. её содержимое могут анализировать виджеты). Для ссылки «example.com/article/blog/news/131229» controller::$url будет содержать массив:<text:line-break/><text:tab/>array('article','blog','news','131229').</text:p>
      <text:p text:style-name="Text_20_body">После создания экземпляра класса контроллера движок вызовет действие, указанное в переменной $this-&gt;url[1]. Очевидно, что страница «example.com/article/blog/news» - это новостная лента, а «example.com/article/blog/news/131229» - это одна из новостей этой новостной ленты. Ленту новостей можно реализовать в процедуре actionBlog(), а одну новость в процедуре actionView(). Для такой реализации в конструкторе контроллера нужно посчитать количество элементов $this-&gt;url и, если их четыре, то выполнить «$this-&gt;url[1]='View';».</text:p>
      <text:p text:style-name="Text_20_body">Действие контроллера должно подготовить данные для представления, подключить необходимые скрипты и стили, установить мета-теги и возвратить имя <text:span text:style-name="T1">представления</text:span><text:span text:style-name="T7"> или объект, его реализующий.</text:span></text:p>
      <text:p text:style-name="P2">controller::$pageTitle — отображаемый на сайте заголовок, если не задан, то заголовок не выводится.</text:p>
      <text:p text:style-name="P2"><text:soft-page-break/>controller::$metaTitle — содержимое тега &lt;title&gt;&lt;/title&gt;.</text:p>
      <text:p text:style-name="P2">controller::$metaKeyword и controller::$metaDescription — соответствующие метатеги страницы.</text:p>
      <text:p text:style-name="P2">controller::script(name) — подключает указанный JavaScript, указывается без директория и без расширения, например так:</text:p>
      <text:p text:style-name="P36">$this-&gt;script('jquery.min');</text:p>
      <text:p text:style-name="P3">(соответствует файлу /public/js/jquery.min.js). Эта функция также защищает от повторного подключения одного скрипта. Скрипт подключается в секции &lt;head&gt;&lt;/head&gt;.</text:p>
      <text:p text:style-name="P2">controller::style(name) — подключает файл стилей, указывается без директория и без расширения, например так: «blog» (соответствует файлу /public/css/blog.css). CSS подключается в секции &lt;head&gt;&lt;/head&gt;.</text:p>
      <text:p text:style-name="Text_20_body"><text:span text:style-name="T7">В конце работы </text:span><text:span text:style-name="T1">действие</text:span><text:span text:style-name="T7"> должно вернуть строку, содержащую </text:span><text:span text:style-name="T2">имя действия</text:span><text:span text:style-name="T7">, например «Blog» (обязательно соблюдать регистр!). Реализация этого представления находится в файле /view/articleBlog.php. Как уже было сказано, </text:span><text:span text:style-name="T1">действие</text:span><text:span text:style-name="T7"> контроллера может вернуть объект, который будет расценен как </text:span><text:span text:style-name="T1">представление</text:span><text:span text:style-name="T7"> и движок вызовет процедуру render() этого объекта для генерации HTML-кода страницы.</text:span></text:p>
      <text:p text:style-name="Text_20_body"><text:span text:style-name="T7">Для генерации хлебных крошек необходимо использовать процедуру с именем </text:span><text:span text:style-name="T1">breadcrumbИмяДействия</text:span><text:span text:style-name="T7">. Если имя действия — это «blog», то хлебные крошки для этой страницы будут генерироваться в процедуре «breadcrumbBlog». Когда именно будет вызвана эта процедура зависит от того, в каком месте шаблона должны быть выведены хлебные крошки, однако можно с уверенностью сказать, что </text:span><text:span text:style-name="T1">действие</text:span><text:span text:style-name="T7"> всегда выполняется раньше. Это позволяет в этой процедуре использовать данные, которые были подготовлены в </text:span><text:span text:style-name="T1">действии</text:span><text:span text:style-name="T7">.</text:span></text:p>
      <text:p text:style-name="P2">Процедура, генерирующая хлебные крошки, должна возвратить массив, содержащий элементы «пути» к странице — это могут быть либо ссылки либо просто текст. В этот массив не должна входить главная страница и последняя (т. е. сама просматриваемая страница). <text:s/>Вот пример:</text:p>
      <text:p text:style-name="P2">protected function breadcrumbBlog() {<text:line-break/><text:tab/>return array('&lt;a href="'.core::link('article/blog').'"&gt;Статьи&lt;/a&gt;');<text:line-break/>}</text:p>
      <text:p text:style-name="Text_20_body"><text:span text:style-name="T7">Данный код сформирует примерно такую строку:<text:line-break/></text:span><text:span text:style-name="T9">Главная</text:span><text:span text:style-name="T7"> » </text:span><text:span text:style-name="T9">Статьи</text:span><text:span text:style-name="T7"> » Новости</text:span></text:p>
      <text:p text:style-name="P2">Тут «новости» — это название страницы (controller::$pageTitle) и «главная» добавляются автоматически. Таким образом в самой процедуре нужно добавить только недостающие промежуточные элементы. Разумеется, процедуры, генерирующей хлебные крошки, может и не быть, тогда движок создаст их самостоятельно и они будут содержать только два элемента: «главная» и название раздела.</text:p>
      <text:p text:style-name="P2">Также следует заметить, что если в шаблоне сайта хлебные крошки не предусмотрены, то эта процедура вообще не будет вызвана. Движок вообще построен таким образом, чтобы подключать какие-либо файлы и другие ресурсы только в том случае, если в них есть необходимость.</text:p>
      <text:p text:style-name="P2">Разумеется, страницы сайта могут содержать HTML-формы и для обработки POST-запросов движок имеет внутренний простой, но достаточно эффективный механизм. Кроме <text:span text:style-name="T1">действия</text:span> контроллера есть ещё <text:span text:style-name="T1">submit-действие</text:span> — это процедура контроллера, которая вызывается в том случае, если в POST есть соответствующие данные. Имя процедуры <text:span text:style-name="T1">submit-действия</text:span> такое же как имя действия, но с добавлением слова «Submit», например:<text:line-break/>public function actionBlogSubmit($data);</text:p>
      <text:p text:style-name="P2">Для того, чтобы было вызвано <text:span text:style-name="T1">submit-действие,</text:span> данные в POST должны быть «обёрнуты» в массив, ключ которого совпадает с именем контроллера. То есть чтобы была вызвана процедура <text:soft-page-break/>actionBlogSubmit() контроллера article, нужно чтобы данные в POST имели вид:</text:p>
      <text:p text:style-name="P2">array('article'=&gt;array(...));</text:p>
      <text:p text:style-name="P2">Поле HTML-формы должно иметь вид:</text:p>
      <text:p text:style-name="P2">&lt;input type="text" name="article[someName]"&gt;.</text:p>
      <text:p text:style-name="P2">Это нужно для того, чтобы контроллер обрабатывал только те данные, которые действительно <text:span text:style-name="T47">к нему относятся</text:span> и игнорировал какие-либо другие данные (например, если данные отправляет и обрабатывает какой-либо виджет, хотя это неправильно: данные должен получать контроллер).</text:p>
      <text:p text:style-name="P2">В большинстве случаев удобно пользоваться конструктором HTML-форм, который берёт на себя заботу о правильности именования полей.</text:p>
      <text:p text:style-name="P8">Submit-действие<text:span text:style-name="T7"> получает один параметр — это блок данных ($_POST['controllerName']). В этом блоке данных также присутствуют все загруженные файлы (информация из $_FILES).</text:span></text:p>
      <text:p text:style-name="P8"><text:span text:style-name="T7">Предполагается, что после обработки данных и в случае успешно выполненной операции, </text:span>submit-действие<text:span text:style-name="T7"> в конце работы должно вызвать core::redirect() для редиректа на какую-либо страницу (выполнение редиректа после обработки формы полезно выполнять всегда). Если же операция успешно не выполнена, то нужно установить сообщение об ошибке в controller::$error, затем завершить процедуру выполнив «return» (возвращаемое значение игнорируется).</text:span></text:p>
      <text:p text:style-name="P8"><text:span text:style-name="T7">Если после submit-действия не был выполнен редирект, то движок запустит обычное </text:span>действие<text:span text:style-name="T7">, что приведёт к отображению соответствующей страницы (как правило она содержит HTML-форму, заполнение которой и привело к выполнению submit-действия). При этом, если ранее было установлено сообщение об ошибке в переменной core::$error, то на экран будет выведено это сообщение.</text:span></text:p>
      <text:h text:style-name="Heading_20_2" text:outline-level="2">Представление</text:h>
      <text:p text:style-name="Text_20_body"><text:span text:style-name="T7">Представления находятся в директории «/view». Имя файла состоит из двух частей: имени контроллера и имени представления (его возвращает процедура </text:span><text:span text:style-name="T1">действия</text:span><text:span text:style-name="T7"> контроллера), например так: articleBlog.php. Тут article — это имя контроллера, а Blog — произвольное имя представления, которое часто совпадает с именем действия.</text:span></text:p>
      <text:p text:style-name="P2">Данные из контроллера в представление передаются самым простым способом: в представлении доступна переменная $this, которая указывает на контроллер. Таким образом в контроллере можно объявить, например, $this-&gt;data=... А в представлении точно также обращаться к «$this-&gt;data». Разумеется таким же образом можно обращаться и к публичным процедурам контроллера и к моделям (через переменные контроллера).</text:p>
      <text:p text:style-name="P2">Другой вариант представления — это объект. <text:span text:style-name="T47">Базовый д</text:span>вижок предлагает только два варианта такого представления — это модель, генерирующая HTML-форму и <text:span text:style-name="T47">модель, генерирующая </text:span><text:span text:style-name="T38">HTML-</text:span><text:span text:style-name="T47">таблицу (только для админки)</text:span>, однако этот инструмент можно как угодно расширить. Работает это так: в <text:span text:style-name="T1">действии</text:span> контроллера создаётся экземпляр класса, ему задаются все необходимые атрибуты, после чего он возвращается при помощи оператора <text:span text:style-name="T3">return</text:span>.</text:p>
      <text:h text:style-name="Heading_20_2" text:outline-level="2">Модель</text:h>
      <text:p text:style-name="P2">Как уже было сказано ранее, обычно модель представляет из себя вспомогательную библиотеку, нежели модель в привычном для MVC ракурсе. Специального механизма для связи контроллера и модели нет, если какая-то модель необходима, то нужно просто подключить необходимый файл и создать экземпляр нужного класса.</text:p>
      <text:p text:style-name="P2">В качестве модели <text:span text:style-name="T47">часто удобно использовать </text:span>класс, реализующий некое подобие ActiveRecord (хотя таковым он не является). Это универсальная модель, она работает так: в контроллере задаётся описание полей какой-либо таблицы базы данных, в модель передаются данные от HTML-формы, затем <text:soft-page-break/>запускается механизм валидации и сохранения данных в базе данных.</text:p>
      <text:p text:style-name="P2">Организация полноценной ActiveRecord возможна — для этого нужно создать класс, унаследованный от <text:s/>универсальной модели (класс <text:span text:style-name="T3">model</text:span>) и использовать специально заложенные для этого механизмы (описано далее).</text:p>
      <text:h text:style-name="Heading_20_1" text:outline-level="1">События (хуки)</text:h>
      <text:p text:style-name="Text_20_body">Обработчики событий позволяют заставить систему реагировать на те или иные события.</text:p>
      <text:p text:style-name="Text_20_body">Обработка происходит по следующему сценарию:</text:p>
      <text:p text:style-name="Text_20_body">- инициализация того или иного события начинается с вызова процедуры core::hook(<text:span text:style-name="T3">имя_события</text:span>,[<text:span text:style-name="T3">аргумент1, аргумент2...</text:span>]);</text:p>
      <text:p text:style-name="Text_20_body">Количество аргументов сугубо индивидуально для каждого типа события. Движок загружает конфигурацию из файла /config/_hook.php. Он имеет следующий формат:</text:p>
      <text:p text:style-name="Text_20_body">return array(<text:line-break/><text:tab/>'имя_события'=&gt;array('обработчик1','обработчик2'...)<text:line-break/>);</text:p>
      <text:p text:style-name="Text_20_body">Далее из этого массива выбирается список обработчиков <text:span text:style-name="T6">и последовательно подключает файлы с соответствующим именем, находящиеся в директории /hook. Каждый из этих скриптов должен возвратить булевое значение: </text:span><text:span text:style-name="T8">true</text:span><text:span text:style-name="T6"> свидетельствует об успехе и движок вызывает следующий обработчик. Если возвращаемое значение — </text:span><text:span text:style-name="T8">false</text:span><text:span text:style-name="T6">, то следующий обработчик вызван не будет, а процедура core::hook() вернёт значение </text:span><text:span text:style-name="T8">false</text:span><text:span text:style-name="T6">. Это значение используется, например, при удалении пункта меню для того, чтобы соответствующие модули могли удалить не используемые более данные. Если по каким-то причинам пункт меню удалить нельзя, то соответствующий обработчик события возвращает </text:span><text:span text:style-name="T8">false</text:span><text:span text:style-name="T6"> и пункт меню удалён не будет.</text:span></text:p>
      <text:p text:style-name="P6">В общедоступной части базового <text:span text:style-name="T38">сайта</text:span> используются только три события:</text:p>
      <text:list xml:id="list3225110260881445436" text:style-name="L2">
        <text:list-item>
          <text:p text:style-name="P29">beforeRender — генерируется перед началом вывода HTML-кода;</text:p>
        </text:list-item>
        <text:list-item>
          <text:p text:style-name="P29">search — генерируется при выполнении поиска;</text:p>
        </text:list-item>
        <text:list-item>
          <text:p text:style-name="P37">userCreate – <text:span text:style-name="T47">генерируется при регистрации пользователя.</text:span></text:p>
        </text:list-item>
      </text:list>
      <text:p text:style-name="Text_20_body"><text:span text:style-name="T6">Поиск по сайту реализован таким образом, что каждый модуль может в результаты поиска добавлять свои данные, для этого он должен реагировать на событие </text:span><text:span text:style-name="T3">search</text:span><text:span text:style-name="T6">. Процедура «search» получает один параметр — фраза, по который выполняется поиск. Эта процедура всегда должна возвращать </text:span><text:span text:style-name="T8">true</text:span><text:span text:style-name="T7">. В самой процедуре результаты должны выводиться оператором echo, а каждый из элементов должен быть «обёрнут» в тег &lt;li&gt;. Пример реализации можно увидеть, например, в файле /hook/article.php.</text:span></text:p>
      <text:p text:style-name="P6">При необходимости как в общедоступной части сайта, так и в админке можно добавлять свои обработчики событий, добавляя вызов core::hook().</text:p>
      <text:h text:style-name="Heading_20_1" text:outline-level="1">Секции и виджеты</text:h>
      <text:p text:style-name="P6">О том, что такое секции и виджеты, а также каким способом виджеты привязываются к страницам сайта можно почитать в руководстве пользователя. Здесь даётся информация об устройстве виджетов.</text:p>
      <text:p text:style-name="P6">В базе данных есть две таблицы: «widget» и «section». В первой хранится информация о самих виджетах, а вторая определяет страницы, на которых должен публиковаться каждый из виджетов. Система сама заботится вопросами нужно ли публиковать вирус на той или иной странице, поэтому программист может сосредоточить внимание на логике.</text:p>
      <text:p text:style-name="P6">Каждый виджет реализуется в отдельном скрипте, которые находятся в директории /widget. Имя файла <text:soft-page-break/>определяется именем виджета (разумеется нужно учитывать регистр для UNIX-серверов), оно соответствует полю «name» таблицы «widget».</text:p>
      <text:p text:style-name="P6">Типичный вид виджета таков:</text:p>
      <text:p text:style-name="Text_20_body"><text:span text:style-name="T6">&lt;?php </text:span><text:span text:style-name="T8">class</text:span><text:span text:style-name="T6"> widgetBlog </text:span><text:span text:style-name="T8">extends</text:span><text:span text:style-name="T7"> </text:span><text:span text:style-name="T6">widget {</text:span></text:p>
      <text:p text:style-name="Text_20_body"><text:span text:style-name="T6"><text:s text:c="2"/></text:span><text:span text:style-name="T7">function </text:span><text:span text:style-name="T6">__construct(</text:span><text:span text:style-name="T56">$data</text:span><text:span text:style-name="T6">,</text:span><text:span text:style-name="T54">$link</text:span><text:span text:style-name="T6">) {<text:line-break/> <text:s text:c="3"/></text:span><text:span text:style-name="T56">$this</text:span><text:span text:style-name="T6">-&gt;options=</text:span><text:span text:style-name="T56">$data</text:span><text:span text:style-name="T6">;<text:line-break/> <text:s text:c="3"/></text:span><text:span text:style-name="T56">$this</text:span><text:span text:style-name="T6">-&gt;link=</text:span><text:span text:style-name="T56">$link</text:span><text:span text:style-name="T6">;<text:line-break/> <text:s/>}</text:span></text:p>
      <text:p text:style-name="P6"><text:s text:c="2"/><text:span text:style-name="T12">public function</text:span> __<text:span text:style-name="T38">invoke</text:span>() {<text:line-break/> <text:s text:c="3"/>...<text:line-break/> <text:s text:c="3"/><text:span text:style-name="T12">return</text:span> true;<text:line-break/> <text:s/>}</text:p>
      <text:p text:style-name="P6"><text:s text:c="2"/><text:span text:style-name="T12">public function</text:span><text:span text:style-name="T13"> </text:span>render() {}</text:p>
      <text:p text:style-name="P6"><text:s text:c="2"/><text:span text:style-name="T12">public function</text:span><text:span text:style-name="T13"> </text:span>title(<text:span text:style-name="T55">$title</text:span>) {}</text:p>
      <text:p text:style-name="P6">} ?&gt;</text:p>
      <text:p text:style-name="P6">Имя класса, реализующего виджет, должно состоять из слова «widget», после которого следует имя виджета. Класс должен быть унаследован от «widget».</text:p>
      <text:p text:style-name="P6">В конструктор этого класса передаются два атрибута: первый (массив или строка) — это параметры (настройки) виджета; второй атрибут — это ссылка, заканчивающаяся символом «.», «/» или «*» - это та ссылка, по которой движок определил что виджет должен быть опубликован на данной странице. Это одна из ссылок, перечисленных в базе данных в таблице «section».</text:p>
      <text:p text:style-name="P6">В большинстве случаев второй атрибут не используется. В виджет не обязательно перегружать конструктор: по умолчанию он ведёт себя так, как показано в псевдокоде выше, тоесть первый параметр помещает в $this-&gt;options, а второй — в $this-&gt;link.</text:p>
      <text:p text:style-name="Text_20_body"><text:span text:style-name="T6">Метод </text:span><text:span text:style-name="T3">__</text:span><text:span text:style-name="T43">invoke</text:span><text:span text:style-name="T6"> вызывается движком после создания экземпляра класса и предназначен для подготовки данных, из которых формируется HTML-представление, а также решает нужно ли вообще публиковать виджет (например, виджет может выводится на экран только для зарегистрированных пользователей). Если метод </text:span><text:span text:style-name="T43">__invoke</text:span><text:span text:style-name="T6"> вернёт </text:span><text:span text:style-name="T8">null</text:span><text:span text:style-name="T7"> или </text:span><text:span text:style-name="T8">false</text:span><text:span text:style-name="T7">, то движок прекратит обработку виджета и не будет генерировать никакого HTML-кода.</text:span></text:p>
      <text:p text:style-name="P10"><text:span text:style-name="T7">Внимание!</text:span><text:span text:style-name="T10"> Null и false также означает, что на экране не появятся и кнопки административного интерфейса.</text:span></text:p>
      <text:p text:style-name="P10"><text:span text:style-name="T10">Если метод </text:span><text:span text:style-name="T5">__</text:span><text:span text:style-name="T44">invoke</text:span><text:span text:style-name="T10"> вернёт </text:span><text:span text:style-name="T11">true</text:span><text:span text:style-name="T10">, то будет вызван метод </text:span><text:span text:style-name="T5">render()</text:span><text:span text:style-name="T10">, который должен вывести HTML код представления. Не рекомендуется выводить что-либо в самом методе </text:span><text:span text:style-name="T44">__invoke</text:span><text:span text:style-name="T5">()</text:span><text:span text:style-name="T10">.</text:span></text:p>
      <text:p text:style-name="P10"><text:span text:style-name="T10">Метод </text:span><text:span text:style-name="T44">__invoke</text:span><text:span text:style-name="T5">()</text:span><text:span text:style-name="T10"> также может вернуть строку, например «Blog», тогда для генерации HTML-кода движок подключит файл с именем widgetBlog.php, находящемся в директории /view. Тут «Blog» - это строка, которую вернул метод </text:span><text:span text:style-name="T44">__invoke</text:span><text:span text:style-name="T5">()</text:span><text:span text:style-name="T10">. Таким образом виджет может иметь своё </text:span><text:span text:style-name="T4">представление</text:span><text:span text:style-name="T10">. В нём доступ к каким-либо данным, также как в MVC основного контента, возможен через переменную $this.</text:span></text:p>
      <text:p text:style-name="P10"><text:span text:style-name="T10">Последний вариант — если метод вернёт объект. Тогда движок воспримет этот объект как </text:span><text:span text:style-name="T4">представление</text:span><text:span text:style-name="T10"> и вызовет метод </text:span><text:span text:style-name="T5">render()</text:span><text:span text:style-name="T10"> этого объекта.</text:span></text:p>
      <text:p text:style-name="P10"><text:span text:style-name="T10">Процедура </text:span><text:span text:style-name="T5">title()</text:span><text:span text:style-name="T10"> предназначена для вывода заголовка виджета. Она вызывается только тогда, когда в админке в настройках указано «публиковать название виджета». Если этой процедуры нет, то по умолчанию будет выведен такой заголовок:</text:span></text:p>
      <text:p text:style-name="P5">&lt;p class="title"&gt;ТЕКСТ_ЗАГОЛОВКА&lt;/p&gt;</text:p>
      <text:p text:style-name="P10"><text:soft-page-break/><text:span text:style-name="T10">Очень часто в заголовок виджета требуется вставить ссылку на какую-либо страницу сайта. Именно для таких случаев и предусмотрена процедура </text:span><text:span text:style-name="T5">title()</text:span><text:span text:style-name="T10">.</text:span></text:p>
      <text:h text:style-name="Heading_20_1" text:outline-level="1">Админка</text:h>
      <text:p text:style-name="Text_20_body">Программирование админки во многом похоже на программирование общедоступной части сайта. Существенное отличие — это отсутствие ЧПУ. Если в общедоступной части сайта первый элемент ЧПУ-ссылки — это имя контроллера, а второй — имя действия, то в админке они указываются явно:</text:p>
      <text:p text:style-name="Text_20_body">example.com/admin/index.php?controller=article&amp;action=blog.</text:p>
      <text:p text:style-name="Text_20_body">Файлы админки находятся в директории /admin и по структуре схожи с общедоступной частью, но элементы управления, открывающие диалоговые окна, задаются в контроллерах общей части сайта.</text:p>
      <text:p text:style-name="Text_20_body">Административная часть сайта — это диалоговые окна, содержащие элементы управления, относящиеся к каким-либо конкретным элементам сайта. Каждая кнопка (или пиктограмма) — это, по сути, ссылка на административную часть сайта, которая расположена в директории /admin.</text:p>
      <text:p text:style-name="Text_20_body">Диалоговые окна представляют из себя фреймы, в которых подгружается контент, поэтому стили сайта не могут повлиять на стили админки (за исключением кнопок). Если нажать правой кнопкой мыши на одной из «кнопок» админки и выбрать в меню «открыть в новой вкладке», то можно видеть тот же контент, который открывается во всплывающих окнах. Этим удобно пользоваться при отладке админки.</text:p>
      <text:p text:style-name="Text_20_body">На самом деле в движке заложен потенциал, при помощи которого возможно реализовать классический бакэнд, но пока в этом нет необходимости.</text:p>
      <text:p text:style-name="Text_20_body">Типичный вид ссылки, которая открывает контент в диалоговом окне (в данном примере — редактирование статьи):</text:p>
      <text:p text:style-name="Text_20_body">example.com/index2.php?controller=article&amp;action=article&amp;id=2&amp;_front<text:span text:style-name="T38">&amp;_lang=ru</text:span></text:p>
      <text:p text:style-name="Text_20_body">Тут index2.php (как и в общедоступной части сайта) означает, что в отличии от index.php, не нужно выводить шаблон админки. Параметр _front сообщает движку, что запрос выполнен из диалогового окна с общедоступной части сайта — это несколько меняет поведение фреймворка (функции core::link() и core::redirect() ). Параметр _<text:span text:style-name="T38">lang </text:span><text:span text:style-name="T47">указывает на редактируемый язык.</text:span></text:p>
      <text:p text:style-name="Text_20_body"><text:span text:style-name="T47">Редактирвание мультиязычных элементов сайта соответствует принципу «что вижу, то и редактирую». Тоесть в админке редактируется тот язык, который «включён» на общедоступной части сайта.</text:span></text:p>
      <text:p text:style-name="Text_20_body">В большинстве случаев пиктограммы административного интерфейса располагаются в правильном месте страницы и выглядят адекватно, однако всегда найдутся случаи, когда кнопки накладываются друг на друга, закрывают собой жизненно важный контент или конфликтуют со стилями сайта. Специально для этого каждая кнопка, точнее каждый тег &lt;img&gt;, имеет уникальный идентификатор (правда, уникальный в рамках открытой страницы). Используя этот идентификатор в совокупности с <text:span text:style-name="T38">CSS</text:span><text:span text:style-name="T47">-классами блоков</text:span>, в которых находится тег &lt;img&gt;, можно корректировать стили кнопки. Корректировать положение кнопки нужно используя стиль «margin». Стили лучше всего писать в файл /public/css/admin.php — этот файл подгружается автоматически, если авторизованный пользователь обладает правами администратора.</text:p>
      <text:h text:style-name="Heading_20_2" text:outline-level="2">Типичный цикл обработки запроса администратора</text:h>
      <text:p text:style-name="P2">В большинстве случаев админка работает по такому принципу:</text:p>
      <text:p text:style-name="P2">Пользователь, наделённый правами администрирования сайта, нажимает ту или иную кнопку административного интерфейса, что приводит к загрузке во всплывающий фрейм контента по такой ссылке:</text:p>
      <text:p text:style-name="P35">/index2.php?<text:soft-page-break/>controller=ИМЯ_КОНТРОЛЛЕРА&amp;action=ИМЯ_ДЕЙСТВИЯ&amp;ДРУГИЕ_ПАРАМЕТРЫ&amp;_front&amp;_lang=<text:span text:style-name="T47">ПСЕВДОНИМ_ЯЗЫКА</text:span>.</text:p>
      <text:p text:style-name="P8">Действие<text:span text:style-name="T7"> контроллера, в свою очередь, создаёт экземпляр класса form (вызывая функцию core::form() ) и динамически создаёт все необходимые поля HTML-формы. При этом в форму подставляются данные соответствующего редактируемого элемента используя ДРУГИЕ_ПАРАМЕТРЫ (например это может быть идентификатор редактируемой записи). </text:span><text:span text:style-name="T48">Для мультиязычных элементов нужно использовать константу _</text:span><text:span text:style-name="T39">LANG.</text:span><text:span text:style-name="T7"> Далее процедура контроллера возвращает экземпляр класса этой формы. Движок запускает рендеринг HTML-формы, которую пользователь видит в диалоговом окне.</text:span></text:p>
      <text:p text:style-name="P8"><text:span text:style-name="T7">После внесения изменений в эту форму и нажатия кнопки submit, запускается </text:span>submit-действие<text:span text:style-name="T7"> (специальный метод контроллера), в котором создаётся экземпляр класса </text:span><text:span text:style-name="T13">model</text:span><text:span text:style-name="T7"> (через вызов core::model('имя_таблицы'); ). В эту модель передаются данные формы (из $_POST), затем динамически задаются правила валидации данных формы и вызывается метод </text:span><text:span text:style-name="T13">save()</text:span><text:span text:style-name="T7">, который сохраняет запись в базе данных, выполняя SQL-запрос INSERT или UPDATE.</text:span></text:p>
      <text:p text:style-name="P8"><text:span text:style-name="T7">Если валидация данных была не успешной, то выполнение процедуры прерывается (модель </text:span><text:span text:style-name="T13">model</text:span><text:span text:style-name="T7"> самостоятельно устанавливает описание ошибки используя заданные правила валидации). Если же валидация и сохранение данных прошли успешно, то в </text:span>submit-действии<text:span text:style-name="T7"> выполняется редирект и выводится сообщение об успешно выполненной операции.</text:span></text:p>
      <text:p text:style-name="P8"><text:span text:style-name="T7">Намного реже вместо динамически создаваемых моделей (</text:span><text:span text:style-name="T13">form</text:span><text:span text:style-name="T7"> и </text:span><text:span text:style-name="T13">model</text:span><text:span text:style-name="T7">) используются статические модели, унаследованные от этих двух классов.</text:span></text:p>
      <text:h text:style-name="Heading_20_2" text:outline-level="2">Общая информация о правах доступа и организаци</text:h>
      <text:p text:style-name="Text_20_body">Как уже было сказано ранее, каждый администратор относится к одной из групп пользователей (с номерами от 200 до 255). Каждая из этих групп пользователей, в свою очередь, может иметь разные права управления сайтом (за исключением группы 255 — им можно всё). Права имеют булевой тип, тоесть «можно» или «нельзя» для какого-либо «права». Каждый модуль CMS может дополнять перечень возможных прав доступа.</text:p>
      <text:p text:style-name="Text_20_body">Права привязываются к модулям CMS и записываются так: «ИМЯ_МОДУЛЯ.ИМЯ_ДЕЙСТВИЯ», например так: «article.category» (управление категориями статей), «article.article» (управление отдельными статьями), «html.*» (изменение текста в виджите «произвольный текст»).</text:p>
      <text:p text:style-name="Text_20_body">Тут ИМЯ_МОДУЛЯ часто соответствует названию контроллера, но вообще модуль может иметь несколько контроллеров. Звёздочка обозначает «любые действия, связанные с этим модулем», но это условное обозначение и оно вовсе не означает, что движок кому-то разрешит любые запрошенные действия для данного модуля.</text:p>
      <text:p text:style-name="Text_20_body">Права сохраняются в базе данных в таблице <text:span text:style-name="T38">«userRight»,</text:span> которая имеет следующие поля:</text:p>
      <text:list xml:id="list6520858923813421120" text:style-name="L3">
        <text:list-item>
          <text:p text:style-name="P42">module — системное название модуля;</text:p>
        </text:list-item>
        <text:list-item>
          <text:p text:style-name="P42">description — текстовое описание «права»;</text:p>
        </text:list-item>
        <text:list-item>
          <text:p text:style-name="P42">group<text:span text:style-name="T38">Id</text:span> — группы пользователей (через запятую);</text:p>
        </text:list-item>
        <text:list-item>
          <text:p text:style-name="P42">picture — имя файла (без расширения png) — пиктограмма, используемая для обозначения «кнопки», открывающей диалоговое окно.</text:p>
        </text:list-item>
      </text:list>
      <text:p text:style-name="Text_20_body">Поле <text:span text:style-name="T38">«groupId»</text:span> определяет каким группам разрешён доступ к данному модулю и действию. Всем, кто не перечислен в этом поле действие запрещено (за исключением группы 255).</text:p>
      <text:p text:style-name="Text_20_body">Записи в таблицу <text:span text:style-name="T38">«userRight»</text:span> можно заносить вручную, а также их могут создавать модули при установке (при удалении модуля эти записи также удаляются).</text:p>
      <text:p text:style-name="Text_20_body">При авторизации любого пользователя, определяется к какой группе он относится. Если это группа с <text:soft-page-break/>номером больше 199, то движок автоматически подгружает необходимые библиотеки, стили и JavaScript, реализующие административный диалог. Если группа пользователя меньше 200, то излишние скрипты не загружаются, ровно как и не происходит никакого анализа прав доступа.</text:p>
      <text:p text:style-name="Text_20_body">Набор прав доступа для конкретного пользователя определяется в момент авторизации и в дальнейшем хранится в сессии, поэтому при изменении этих прав, они вступают в силу только после повторной авторизации.</text:p>
      <text:p text:style-name="Text_20_body">На любой странице сайта в левом верхнем углу всегда расположен ряд «кнопок», открывающих диалоговые окна админки (их перечень, разумеется, зависит от назначенных прав), - это те элементы админки, которые справедливы для всех или большого количества страниц сайта (например «общие настройки», «группы пользователей» или «пользователи»). Именно права в таблице <text:span text:style-name="T38">«userRight»</text:span> определяют какие кнопки должны быть выведены в этой области: выводятся те, у которых поле «picture» не пустое. Текст всплывающей подсказки — это поле «description», содержимое всплывающего диалогового окна определяется полем «module» — будет подгружен контент по такой ссылке:</text:p>
      <text:p text:style-name="Text_20_body">example.com/admin/index2.php?controller=ИМЯ_МОДУЛЯ&amp;action=ИМЯ_ДЕЙСТВИя&amp;_front</text:p>
      <text:p text:style-name="Text_20_body">МОДУЛЬ и ДЕЙСТВИЕ — это содержимое поля «model», звёздочка заменяется словом «Index».</text:p>
      <text:h text:style-name="Heading_20_2" text:outline-level="2">Основные API-функции</text:h>
      <text:p text:style-name="Text_20_body">Набор функций полностью аналогичен приведённому выше для общедоступной части. Но есть некоторые замечания...</text:p>
      <text:p text:style-name="Text_20_body">Функции core::mysql(), core::sqlite() и core::db() возвращают не тот же объект, что в общедоступной части сайта, а его расширенную версию. Расширение заключается в том, что эти драйверы СУБД реализуют единый интерфейс для добавления и удаления отдельных полей таблиц базы данных (это в общем-то нужно только в админке), а также содержат функцию, возвращающую структуру таблицы, преобразованную в ассоциативный массив.</text:p>
      <text:h text:style-name="Heading_20_2" text:outline-level="2">Элементы управления админкой</text:h>
      <text:p text:style-name="Text_20_body">В контроллере общедоступной части сайта предусмотрены две процедуры, предназначенные для формирования кнопок административного интерфейса:</text:p>
      <text:p text:style-name="Text_20_body">controller::adminACTIONLink() { return array(); }<text:line-break/>controller::adminACTIONLink2($data) { return array(); }</text:p>
      <text:p text:style-name="Text_20_body">Тут ACTION — это имя <text:span text:style-name="T1">действия</text:span><text:span text:style-name="T7">, а имя действия, как было сказано, определяет какая страница будет отображена в браузере.</text:span></text:p>
      <text:p text:style-name="P2">Первая из этих процедур предназначена для формирования «кнопок» админки, относящейся ко всей странице в целом, вторая — для кнопок, относящихся к одному из элементов страницы. Например, для какого-либо блога первая процедура может формировать кнопки «настройки блога, метатеги», «изменение вступительного текста», а вторая — кнопки «изменить статью», «удалить статью», тоесть кнопки, относящиеся к одной из записей блога, отображаемых на странице.</text:p>
      <text:p text:style-name="P2">Каждая из этих функций должна вернуть массив массивов, каждый из которых описывает одну из «кнопок». Поля такого массива следующие:</text:p>
      <text:p text:style-name="P2">0 =&gt; Модуль.Действие, по которому определяется имеет ли авторизованный пользователь доступ к выполнению данной операции. Это поле сравнивается с полем «module» в описанной выше таблице «right».</text:p>
      <text:p text:style-name="P2">1 =&gt; условное имя файла изображения без директория и расширения. Например, если указать «edit», то это будет соответствовать файлу /admin/public/edit16.png.</text:p>
      <text:p text:style-name="P2"><text:soft-page-break/>2 =&gt; текст, всплывающая подсказка, появляющаяся при наведении курсора мыши.</text:p>
      <text:p text:style-name="P2">3 =&gt; текст для атрибутов ALT и <text:span text:style-name="T38">TITLE</text:span> тега &lt;img&gt;.<text:line-break/>4 =<text:span text:style-name="T38">&gt; </text:span><text:span text:style-name="T47">произвольный </text:span><text:span text:style-name="T38">JavaScript, </text:span><text:span text:style-name="T47">для события </text:span><text:span text:style-name="T38">onclick </text:span><text:span text:style-name="T47">тега </text:span><text:span text:style-name="T38">&lt;a&gt;. </text:span><text:span text:style-name="T47">В этом поле, например, может быть запрос подтверждения для удаления элемента сайта.</text:span></text:p>
      <text:p text:style-name="P2">Обязательными являются только первые 2 параметра.</text:p>
      <text:p text:style-name="Text_20_body"><text:span text:style-name="T7">Важно помнить, что эти две процедуры всегда вызываются после того, как будет вызвано </text:span><text:span text:style-name="T1">действие</text:span><text:span text:style-name="T7"> контроллера, поэтому необходимые данные (например идентификатор записи) скорее всего уже загружены в те или иные атрибуты класса контроллера.</text:span></text:p>
      <text:p text:style-name="P2">Вот пример первой процедуры:</text:p>
      <text:p text:style-name="P2">protected function adminBlogLink() {<text:line-break/> <text:s/>return array(<text:line-break/> <text:s text:c="3"/>array('article.category','?controller=article&amp;action=category&amp;id='.$this-&gt;category['id'],'edit','Править заголовок, мета-теги блога'),<text:line-break/> <text:s text:c="3"/>array('article.article','?controller=article&amp;action=article&amp;categoryId='.$this-&gt;category['id'].'&amp;blog','new','Добавить новую статью в блог')<text:line-break/> <text:s/>);<text:line-break/>}</text:p>
      <text:p text:style-name="P2">Из всех перечисленных в этом массиве кнопок будут созданы только те, на действие которых пользователь имеет право (за это отвечает первый параметр).</text:p>
      <text:p text:style-name="P2">Вторая процедура должна вернуть точно такой же массив как и первая. Для этого ей передаётся один параметр, который содержит данные одного элемента из множества (одной записи блога, например). </text:p>
      <text:p text:style-name="Text_20_body"><text:span text:style-name="T7">Данные для этой процедуры «поставляются» из </text:span><text:span text:style-name="T1">представления</text:span><text:span text:style-name="T7"> вызовом $this-&gt;admin($item), где $item - <text:s text:c="2"/>блок данных, который должен быть передан в процедуру построения кнопок. Обычно эта часть представления выглядит так:</text:span></text:p>
      <text:p text:style-name="P2">foreach($this-&gt;data as $item) {<text:line-break/><text:tab/>...<text:line-break/><text:tab/>$this-&gt;admin($item);<text:line-break/><text:tab/>...<text:line-break/>}</text:p>
      <text:p text:style-name="P2">Виджеты также могут иметь кнопки административного интерфейса. Для этой цели в них предусмотрены две процедуры:</text:p>
      <text:p text:style-name="P2">widget::adminLink() { return array(); }<text:line-break/>widget::adminLink2($data) { return array(); }</text:p>
      <text:p text:style-name="Text_20_body"><text:span text:style-name="T7">Смысл этих процедур точно такой же, как и в случае контроллера. Из </text:span><text:span text:style-name="T1">представления</text:span><text:span text:style-name="T7"> виджета данные передаются точно таким же образом:</text:span></text:p>
      <text:p text:style-name="P2">$this-&gt;admin($item); </text:p>
      <text:h text:style-name="Heading_20_2" text:outline-level="2">Виджеты</text:h>
      <text:h text:style-name="Heading_20_3" text:outline-level="3">Кнопки административного интерфейса <text:span text:style-name="T38">(</text:span><text:span text:style-name="T47">фронтенд)</text:span></text:h>
      <text:p text:style-name="Standard">В общедоступной части сайта, в скриптах, реализующих виджеты (/widget), предусмотрены два метода:</text:p>
      <text:p text:style-name="Standard">public adminLink() { return array(...); }</text:p>
      <text:p text:style-name="Standard">public adminLink2($data) { return array(...); }</text:p>
      <text:p text:style-name="Standard">Оба этих метода возвращают массивы, каждый из которых описывает одну кнопку административного <text:soft-page-break/>интерфейса. Работают они также, как и в случае с основным контентом, об этом было сказано ранее в разделе «Элементы управления админкой».</text:p>
      <text:p text:style-name="Standard">Эти процедуры реализуют кнопки управления, каждая из которых, фактически, просто размещает ссылку на ту или иную страницу админки, которая открывается во всплывающем окне. Но кроме них есть ещё одна ссылка на админку — соответствующая станица открывается при создании или изменении виджета через управление секциями, тоесть при нажатии на кнопку административного интерфейса со всплывающей подсказкой «управление виджетами в этой области». Об этом ещё будет сказано дальше.</text:p>
      <text:h text:style-name="Heading_20_2" text:outline-level="2">Бакэнд</text:h>
      <text:p text:style-name="Text_20_body"><text:span text:style-name="T16">В базе данных есть таблица </text:span><text:span text:style-name="T17">widgetType</text:span><text:span text:style-name="T20">, </text:span><text:span text:style-name="T25">которая содержит описание всех типов виджетов. Её поля таковы:</text:span></text:p>
      <text:list xml:id="list7538403457149575555" text:style-name="L4">
        <text:list-item>
          <text:p text:style-name="P39"><text:span text:style-name="T16">name</text:span><text:span text:style-name="T31"> – </text:span><text:span text:style-name="T25">системное имя виджета, также в различных местах определяет имена файлов, название классов и процедур;</text:span></text:p>
        </text:list-item>
        <text:list-item>
          <text:p text:style-name="P39"><text:span text:style-name="T16">title</text:span><text:span text:style-name="T31"> – </text:span><text:span text:style-name="T25">текстовое описание виджета, отображаемое при создании нового виджета (в админке);</text:span></text:p>
        </text:list-item>
        <text:list-item>
          <text:p text:style-name="P39"><text:span text:style-name="T16">controller</text:span><text:span text:style-name="T31"> – </text:span><text:span text:style-name="T25">имя контроллера (бакэнд), который обрабатывает запросы административного интерфейса (при нажатии на одну из кнопок);</text:span></text:p>
        </text:list-item>
        <text:list-item>
          <text:p text:style-name="P39"><text:span text:style-name="T16">action</text:span><text:span text:style-name="T31"> – </text:span><text:span text:style-name="T25">имя </text:span><text:span text:style-name="T28">действия</text:span><text:span text:style-name="T26"> контроллера, которое обрабатывает запросы создания нового виджета и изменения существующего.</text:span></text:p>
        </text:list-item>
      </text:list>
      <text:p text:style-name="P11">Записи в эту таблицу можно добавлять вручную, если разрабатывается виджет, индивидуальный для одного проекта. Или же их может добавить скрипт установки модуля.</text:p>
      <text:p text:style-name="P14"><text:span text:style-name="T26">Запросы админки обрабатывает контроллер, указанный в поле «</text:span><text:span text:style-name="T35">controller</text:span><text:span text:style-name="T29">»</text:span><text:span text:style-name="T32"> </text:span><text:span text:style-name="T26">таблицы «</text:span><text:span text:style-name="T32">widgetType</text:span><text:span text:style-name="T26">». Как правило этот же контроллер обрабатывает запросы, связанные с обслуживанием основного контента. В контроллере для каждого виджета должны быть предусмотрены два метода:</text:span></text:p>
      <text:p text:style-name="P14"><text:span text:style-name="T26">public function actionWidget</text:span><text:span text:style-name="T33">NAME</text:span><text:span text:style-name="T26">($data=null) {<text:line-break/><text:tab/>if(!$data) $data=array(...</text:span><text:span text:style-name="T32">)</text:span><text:span text:style-name="T26">;<text:line-break/><text:tab/>...<text:line-break/>}</text:span></text:p>
      <text:p text:style-name="P13"><text:span text:style-name="T26">public function </text:span><text:span text:style-name="T32">actionWidget</text:span><text:span text:style-name="T33">NAME</text:span><text:span text:style-name="T32">Submit(</text:span><text:span text:style-name="T26">$data) {<text:line-break/><text:tab/>...<text:line-break/><text:tab/>return $data;<text:line-break/>}</text:span></text:p>
      <text:p text:style-name="P13"><text:span text:style-name="T26">Тут </text:span><text:span text:style-name="T33">NAME</text:span><text:span text:style-name="T32"> – </text:span><text:span text:style-name="T26">это имя виджета.</text:span></text:p>
      <text:p text:style-name="P17"><text:span text:style-name="T32">Первый метод вызывается при нажатии кнопки «добавить виджет» в диалоговом окне «управление виджетами в этой области», при выборе типа виджета из списка. А также при редактировании виджета из того же диалогового окна. Он должен сформировать дополнительные элементы управления, при помощи которых осуществляется настройка виджета. Метод принимает один параметр, содержащий настройки виджета, если он уже существует, если же виджет только создаётся, то этот параметр будет </text:span><text:span text:style-name="T21">null</text:span><text:span text:style-name="T32">.</text:span></text:p>
      <text:p text:style-name="P17"><text:span text:style-name="T32">Ст</text:span><text:span text:style-name="T33">о</text:span><text:span text:style-name="T32">ит обратить внимание на то, что данный метод является </text:span><text:span text:style-name="T36">действием</text:span><text:span text:style-name="T32"> контроллера, поэтому он может возвращать </text:span><text:span text:style-name="T18">MVC </text:span><text:span text:style-name="T36">п</text:span><text:span text:style-name="T18">редставление</text:span><text:span text:style-name="T22"> </text:span><text:span text:style-name="T32">также, как и любое другое </text:span><text:span text:style-name="T36">действие</text:span><text:span text:style-name="T32">, кроме того </text:span><text:soft-page-break/><text:span text:style-name="T32">также можно устанавливать подсказки, использую </text:span><text:span text:style-name="T22">$this-&gt;cite, </text:span><text:span text:style-name="T32">а вот заголовок страницы и метатеги не имеют никакого смысла.</text:span></text:p>
      <text:p text:style-name="P17"><text:span text:style-name="T32">Второй метод — это </text:span><text:span text:style-name="T18">submit-</text:span><text:span text:style-name="T36">действие</text:span><text:span text:style-name="T32">, ему передаются данные формы (из </text:span><text:span text:style-name="T22">$_POST). </text:span><text:span text:style-name="T32">Он должен вернуть сформированные настройки виджета — это может быть либо строка либо массив. Если форма была заполнена неправильно, то метод должен установить сообщение об ошибке в </text:span><text:span text:style-name="T32">атрибут </text:span><text:span text:style-name="T22">$this-&gt;error. </text:span><text:span text:style-name="T32">При этом настройки виджета не будут сохранены, а метод </text:span><text:span text:style-name="T36">действия</text:span><text:span text:style-name="T32"> будет вызван повторно, возвращаемое </text:span><text:span text:style-name="T18">submit-</text:span><text:span text:style-name="T36">действием</text:span><text:span text:style-name="T32"> значение игнорируется.</text:span></text:p>
      <text:p text:style-name="P17"><text:span text:style-name="T32">Довольно часто в </text:span><text:span text:style-name="T18">submit-</text:span><text:span text:style-name="T36">действии</text:span><text:span text:style-name="T32"> виджета можно сразу же вернуть полученный атрибут </text:span><text:span text:style-name="T22">$data, </text:span><text:span text:style-name="T32">однко это может привести к тому, что в возвращаемое значение попадут излишние данные — этого следует избегать, т. к. настройки виджета хранятся в базе данных и подгружаются при каждом его показе на фронтенде.</text:span></text:p>
      <text:p text:style-name="Text_20_body"><text:span text:style-name="T26">Движок может проводить кеширование виджетов автоматически, для этого нужно лишь задать время жизни кеша. Вопросы кеширования — это задачи программиста, а не администратора, поэтому время кеширования задаётся программистом. Для этого возвращаемое </text:span><text:span text:style-name="T18">submit-</text:span><text:span text:style-name="T30">действием</text:span><text:span text:style-name="T26"> значение должно быть массивом и содержать элемент «</text:span><text:span text:style-name="T22">cacheTime</text:span><text:span text:style-name="T26">», в котором указывается время актуальности кеша (в минутах). Ст</text:span><text:span text:style-name="T27">о</text:span><text:span text:style-name="T26">ит заметить, что кеширование не работает, если сайт работает в отладочном режиме.</text:span></text:p>
      <text:p text:style-name="P11">Виджет может иметь дополнительные кнопки административного интерфейса и они работают точно также как и в случае кнопок основного контента, о чём было сказано ранее.</text:p>
      <text:p text:style-name="P17"><text:span text:style-name="T32">Так как описанные выше процедуры являются действиями контроллера, то для них также нужно настраивать права доступа при помощи описанного выше метода </text:span><text:span text:style-name="T22">controller::right().</text:span></text:p>
      <text:p text:style-name="Text_20_body"><text:span text:style-name="T26">Очень часто виджеты создают какие-либо файлы или записи в базе данных, поэтому нужно всегда удалять созданные данные при удалении виджета. Например, виджет «произвольный текст», создаёт файл, который этот текст содержит. Очевидно, что при удалении виджета нужно также удалить этот файл. Для этого нужно установить обработчик для события «</text:span><text:span text:style-name="T22">widgetDelete</text:span><text:span text:style-name="T26">». Внутри этого обработчика нужно проверить, что удаляется именно виджет «</text:span><text:span text:style-name="T22">html</text:span><text:span text:style-name="T26">» (произвольный текст) и если это так, то удалить соответствующий файл. События в административной части сайта работают также, как и в общедоступной. О событиях было написано в разделе «События (хуки)».</text:span></text:p>
      <text:h text:style-name="Heading_20_2" text:outline-level="2">Меню</text:h>
      <text:p text:style-name="P12">В административной части сайта устройство меню довольно схоже с устройством виджетов.</text:p>
      <text:p text:style-name="Text_20_body"><text:span text:style-name="T32">В базе данных есть таблица «</text:span><text:span text:style-name="T22">menuType</text:span><text:span text:style-name="T26">», в которой хранится описание всех типов меню. Поля этой таблицы таковы:</text:span></text:p>
      <text:list xml:id="list336731380238606232" text:style-name="L5">
        <text:list-item>
          <text:p text:style-name="P40"><text:span text:style-name="T35">title</text:span><text:span text:style-name="T32"> – </text:span><text:span text:style-name="T26">название типа меню;</text:span></text:p>
        </text:list-item>
        <text:list-item>
          <text:p text:style-name="P40"><text:span text:style-name="T35">controller</text:span><text:span text:style-name="T32"> – </text:span><text:span text:style-name="T26">имя контроллера, который обрабатывает запросы на создание и изменение пункта меню;</text:span></text:p>
        </text:list-item>
        <text:list-item>
          <text:p text:style-name="P40"><text:span text:style-name="T35">action</text:span><text:span text:style-name="T32"> – </text:span><text:span text:style-name="T26">имя действия, которое обрабатывает запросы на создание и изменение пункта меню.</text:span></text:p>
        </text:list-item>
      </text:list>
      <text:p text:style-name="P11">При нажатии на кнопку «добавить пункт меню» и выборе из списка типа меню, в диалоговое окно подгружается форма, содержащая дополнительные элементы управления. Суть этой формы состоит в том, чтобы сформировать ссылку на какую-либо страницу сайта (при этом <text:soft-page-break/>также могут вноситься какие-либо данные в базу данных или создаваться какие-либо файлы).</text:p>
      <text:p text:style-name="P18"><text:span text:style-name="T32">В контроллере, указанном в поле </text:span><text:span text:style-name="T22">«controller» </text:span><text:span text:style-name="T32">таблицы «</text:span><text:span text:style-name="T22">menuType</text:span><text:span text:style-name="T32">» должны быть предусмотрено два метода для каждого типа меню:</text:span></text:p>
      <text:p text:style-name="P18"><text:span text:style-name="T32">public function actionMenu</text:span><text:span text:style-name="T21">NAME</text:span><text:span text:style-name="T32">() {<text:line-break/> <text:s/></text:span><text:span text:style-name="T22">if($_GET['link']) $link=$_GET['link']; else $link='';</text:span><text:span text:style-name="T32"><text:line-break/></text:span><text:span text:style-name="T32"> <text:s/>...<text:line-break/> <text:s/></text:span><text:span text:style-name="T22">$f=core::form();<text:line-break/></text:span><text:span text:style-name="T22"> <text:s/>$f-&gt;submit('</text:span><text:span text:style-name="T32">Продолжить</text:span><text:span text:style-name="T22">','submit);<text:line-break/> <text:s/>return $f</text:span><text:span text:style-name="T32"><text:line-break/>}</text:span></text:p>
      <text:p text:style-name="P18"><text:span text:style-name="T32">public function </text:span><text:span text:style-name="T22">actionMenu</text:span><text:span text:style-name="T21">NAME</text:span><text:span text:style-name="T22">Submit</text:span><text:span text:style-name="T32">($data) {<text:line-break/> <text:s/>...<text:line-break/> <text:s/>return </text:span><text:span text:style-name="T22">$link</text:span><text:span text:style-name="T32">;<text:line-break/>}</text:span></text:p>
      <text:p text:style-name="Text_20_body"><text:span text:style-name="T32">Тут </text:span><text:span text:style-name="T21">NAME</text:span><text:span text:style-name="T22"> —</text:span><text:span text:style-name="T26"> это название типа виджета.</text:span></text:p>
      <text:p text:style-name="Text_20_body"><text:span text:style-name="T26">Первый метод должен сформировать </text:span><text:span text:style-name="T22">HTML-</text:span><text:span text:style-name="T26">форму, параметры которой определяют тип ссылки. Если метод вызван для редактирования существующей ссылки, то эта ссылка будет доступна через переменную </text:span><text:span text:style-name="T22">$_GET['link'].</text:span></text:p>
      <text:p text:style-name="P17"><text:span text:style-name="T32">Иногда никаких полей в форме не требуется, тогда нужно просто вернуть «пустую» форму так, как это сделано в примере. В данном примере для кнопки «продолжить» задано имя «</text:span><text:span text:style-name="T22">submit</text:span><text:span text:style-name="T32">» - это нужно для того, чтобы в </text:span><text:span text:style-name="T22">$_POST </text:span><text:span text:style-name="T32">был хотя бы один параметр, иначе метод </text:span><text:span text:style-name="T22">actionMenu</text:span><text:span text:style-name="T21">Name</text:span><text:span text:style-name="T22">Submit() </text:span><text:span text:style-name="T32">вызван не будет.</text:span></text:p>
      <text:p text:style-name="P17"><text:span text:style-name="T32">Эта процедура является </text:span><text:span text:style-name="T36">действием</text:span><text:span text:style-name="T32"> контроллера, поэтому она может возвращать </text:span><text:span text:style-name="T18">MVC </text:span><text:span text:style-name="T36">представление</text:span><text:span text:style-name="T32"> также, как это делается для основного контента (описано в разделе про </text:span><text:span text:style-name="T22">MVC). </text:span><text:span text:style-name="T32">Кроме того можно устновить текст подсказки через </text:span><text:span text:style-name="T22">$this-&gt;cite, </text:span><text:span text:style-name="T32">а вот метатеги и заголовок страницы не используется.</text:span></text:p>
      <text:p text:style-name="P17"><text:span text:style-name="T32">Второй метод является </text:span><text:span text:style-name="T18">submit-</text:span><text:span text:style-name="T36">действием</text:span><text:span text:style-name="T32">. Он получает данные </text:span><text:span text:style-name="T22">HTML-</text:span><text:span text:style-name="T32">формы из первой процедуры и должен вернуть строку, содержащую ссылку на страницу, например «</text:span><text:span text:style-name="T22">article/blog/news</text:span><text:span text:style-name="T32">».</text:span></text:p>
      <text:p text:style-name="P17"><text:span text:style-name="T32">Очевидно, что при создании пункта меню могут также создаваться сопутствующие данные (в базе данных или в файловой системе). Поэтому при удалении пункта меню нужно также обязательно удалить эти сопутствующие данные. Для этого нужно установить обработчик на событие «</text:span><text:span text:style-name="T22">menuItemDelete</text:span><text:span text:style-name="T32">». Обработчику передаётся один параметр — удаляемая ссылка.</text:span></text:p>
      <text:p text:style-name="P19"><text:span text:style-name="T32">Важно!</text:span><text:span text:style-name="T34"> Меню может содержать несколько ссылок на одну и ту же страницу, поэтому перед удалением данных нужно обязательно выполнить примерно такую проверку:</text:span></text:p>
      <text:p text:style-name="P19"><text:span text:style-name="T34">if($db-&gt;fetchValue('SELECT </text:span><text:span text:style-name="T23">COUNT</text:span><text:span text:style-name="T34">(id) FROM menuItem WHERE link='.$db-&gt;escape($link))!='1') return true;</text:span></text:p>
      <text:p text:style-name="P11">Подробнее про обработку событий написано в разделе «События (хуки)».</text:p>
      <text:h text:style-name="Heading_20_2" text:outline-level="2">Особенности программирования админки</text:h>
      <text:p text:style-name="P2"><text:span text:style-name="T14">1. </text:span>Несмотря на очевидное отсутствие ЧПУ и подмены ссылок, всё же лучше использовать функцию core::link(), за исключением выполнения ajax-запросов. Эта функция обеспечит правильное построение <text:soft-page-break/>ссылки. Ссылки в эту функцию должны передаваться в таком виде:</text:p>
      <text:p text:style-name="P2">?ПАРАМЕТРЫ&amp;ПАРАМЕТРЫ...</text:p>
      <text:p text:style-name="P2">То есть без указания директория /admin и без index2.php. Параметры _front и <text:span text:style-name="T38">_lang также</text:span> добавляется автоматически. Пример:</text:p>
      <text:p text:style-name="P2">$link=core::link('?controller=artice&amp;action=category&amp;id='.$this-&gt;categoryId);</text:p>
      <text:p text:style-name="P2"><text:span text:style-name="T14">2.</text:span> <text:s/>Если страница загружена в сплывающем диалоговом окне, то поведение функции core::redirect() несколько отличается: если передан второй параметр, то во всплывающем окне будет выведен текст сообщения и через три секунды страница (не админки, а открытая в браузере страница фронтенда) будет перезагружена и реального редиректа не произойдёт. Если же сообщение не указано, то контент по новому адресу будет загружен немедленно.</text:p>
      <text:p text:style-name="P2">Кроме того есть ещё специальная процедура core::redirectPublic(), которая выполняет редирект страницы фронтенда. Эта процедура выполнит загрузку контента по указанному URL вне зависимости от того во всплывающем окне загружена страница или нет.</text:p>
      <text:p text:style-name="P2">Также не ст<text:span text:style-name="T12">о</text:span>ит забывать, что эти процедуры дополнительно обрабатывают запрос функцией core::link(), поэтому переданная ей ссылка должна начинаться с «?».</text:p>
      <text:p text:style-name="P2"><text:span text:style-name="T14">3.</text:span> Контроллер имеет дополнительный атрибут <text:span text:style-name="T3">cite</text:span> — это поясняющий текст, который должен быть напечатан под формой. Суть его — дать подсказку по назначению тех или иных элементов управления. Использовать его можно так:</text:p>
      <text:p text:style-name="P2">public function actionCategory() {<text:line-break/> <text:s/>...<text:line-break/> <text:s/>$this-&gt;cite='Содержимое поля &lt;b&gt;Вступительный текст&lt;/b&gt; публикуется над списком статей.'; <text:line-break/> <text:s/>...<text:line-break/>}</text:p>
      <text:p text:style-name="P20"><text:span text:style-name="T15">4.</text:span><text:span text:style-name="T24"> Движок автоматически формирует HTTP-</text:span><text:span text:style-name="T37">заголовок </text:span><text:span text:style-name="T24">LastModified, </text:span><text:span text:style-name="T37">но для его работы необходимо, чтобы модули генерировали событие </text:span><text:span text:style-name="T24">«modify» </text:span><text:span text:style-name="T37">каждый раз, когда содержимое страницы изменяется. Обработчику события нужно передать один параметр — ссылку на страницу, содержимое которой изменилось. Этот механизм имеет существенный недостаток: при удалении каких-либо страниц ссылки на них по прежнему остаются в базе данных. Эта проблема в настоящей версии движка никак не решена.</text:span></text:p>
      <text:h text:style-name="P51" text:outline-level="1">Шаблоны, информация для верстальщика</text:h>
      <text:p text:style-name="P11">Информация в этом разделе может быть полезна не только программисту, но и верстальщику.</text:p>
      <text:p text:style-name="Text_20_body"><text:span text:style-name="T26">Шаблоны хранятся в директории /</text:span><text:span text:style-name="T22">template </text:span><text:span text:style-name="T26">и представляют из себя </text:span><text:span text:style-name="T22">HTML-</text:span><text:span text:style-name="T26">документы, содержащие специальные теги для вставки контента. Имена файлов формируются по следующему принципу:</text:span></text:p>
      <text:p text:style-name="P13"><text:span text:style-name="T32">(pc|pda).</text:span><text:span text:style-name="T26">ИМЯ_ШАБЛОНА.</text:span><text:span text:style-name="T32">html</text:span></text:p>
      <text:p text:style-name="P17"><text:span text:style-name="T32">Тут </text:span><text:span text:style-name="T22">pc – </text:span><text:span text:style-name="T32">шаблон дня настольных ПК, </text:span><text:span text:style-name="T22">pda – </text:span><text:span text:style-name="T32">шаблон для мобильных устройств. Версия для мобильных устройств доступна на поддомене </text:span><text:span text:style-name="T19">pda</text:span><text:span text:style-name="T22">. </text:span><text:span text:style-name="T32">Переключение или редирект с одной версии на другую должен определяться в шаблоне с помощью явного указания ссылок или при помощи </text:span><text:span text:style-name="T22">JavaScript.</text:span></text:p>
      <text:p text:style-name="P17"><text:span text:style-name="T32">ИМЯ_ШАБЛОНА определяется программистом и устанавливается при помощи модуля «управление шаблонами» или же непосредственно в коде вызовом функции </text:span><text:span text:style-name="T22">core::template(). </text:span><text:span text:style-name="T32">В </text:span><text:soft-page-break/><text:span text:style-name="T32">большинстве случаев есть только один шаблон и имя соответствующего файла «</text:span><text:span text:style-name="T22">pc.default.html</text:span><text:span text:style-name="T32">».</text:span></text:p>
      <text:p text:style-name="P17"><text:span text:style-name="T32">Все ресурсы (</text:span><text:span text:style-name="T22">CSS, JavaScript, </text:span><text:span text:style-name="T32">картинки и т. д.) должны находиться в пределах директория /</text:span><text:span text:style-name="T22">public, </text:span><text:span text:style-name="T32">рекомендуется складывать «всё в кучу» в директорий /</text:span><text:span text:style-name="T22">public/template, </text:span><text:span text:style-name="T32">но это не является обязательным требованием.</text:span></text:p>
      <text:p text:style-name="P11">В шаблоне могут быть использованы следующие специальные теги:</text:p>
      <text:list xml:id="list4908238658277203239" text:style-name="L6">
        <text:list-item>
          <text:p text:style-name="P44"><text:span text:style-name="T32">&lt;?=core::url()?&gt; - относительный </text:span><text:span text:style-name="T22">URL </text:span><text:span text:style-name="T32">адрес до корня сайта </text:span><text:span text:style-name="T22">(</text:span><text:span text:style-name="T32">без учёта языка контента)</text:span><text:span text:style-name="T22">.</text:span><text:span text:style-name="T32"> Ссылки на ресурсы должны начинаться с этой </text:span><text:span text:style-name="T22">php-</text:span><text:span text:style-name="T32">вставки.</text:span></text:p>
        </text:list-item>
        <text:list-item>
          <text:p text:style-name="P41"><text:span text:style-name="T32">{{metaTitle}} – </text:span><text:span text:style-name="T26">заголовок, должен находиться внутри тега </text:span><text:span text:style-name="T32">&lt;title&gt;. </text:span><text:span text:style-name="T26">Рядом с этим тегом может быть и другой текст, например название сайта, если оно брендируется.</text:span></text:p>
        </text:list-item>
        <text:list-item>
          <text:p text:style-name="P41"><text:span text:style-name="T32">{{metaKeyword}}, {{metaDescription}} – </text:span><text:span text:style-name="T26">соответствующие метаданные, содержат </text:span><text:span text:style-name="T26">тег </text:span><text:span text:style-name="T32">&lt;meta&gt;.</text:span></text:p>
        </text:list-item>
        <text:list-item>
          <text:p text:style-name="P41"><text:span text:style-name="T32">{{head}} —</text:span><text:span text:style-name="T26"> должен быть добавлен в секцию </text:span><text:span text:style-name="T32">&lt;head&gt; </text:span><text:span text:style-name="T26">и в это место будут подставлены </text:span><text:span text:style-name="T32">JavaScript </text:span><text:span text:style-name="T26">и </text:span><text:span text:style-name="T32">CSS </text:span><text:span text:style-name="T26">для конкретных страниц.</text:span></text:p>
        </text:list-item>
        <text:list-item>
          <text:p text:style-name="P41"><text:span text:style-name="T26">{{widget[admin]}} — на это место будут вставлены общие кнопки административного интерфейса. Обычно он вставляется сразу после </text:span><text:span text:style-name="T32">&lt;body&gt;.</text:span></text:p>
        </text:list-item>
        <text:list-item>
          <text:p text:style-name="P41"><text:span text:style-name="T32">{{widget[search]}} —</text:span><text:span text:style-name="T26"> виджет, содержащий текстовую строку для поиска по сайту.</text:span></text:p>
        </text:list-item>
        <text:list-item>
          <text:p text:style-name="P47">{{widget[menu][1]}} — меню сайта. Тут «1» - это идентификатор меню.</text:p>
        </text:list-item>
        <text:list-item>
          <text:p text:style-name="P47">{{widget[user]}} — форма авторизации пользователей.</text:p>
        </text:list-item>
        <text:list-item>
          <text:p text:style-name="P47">{{breadcrumb}} — хлебные крошки</text:p>
        </text:list-item>
        <text:list-item>
          <text:p text:style-name="P47">{{section[ИМЯ]}} — вставляет секцию с именем ИМЯ.</text:p>
        </text:list-item>
        <text:list-item>
          <text:p text:style-name="P41"><text:span text:style-name="T26">{{pageTitle}} — отображаемый на сайте заголовок страницы. Он дополнительно «обёрнут» в тег </text:span><text:span text:style-name="T32">&lt;h1 class=”pageTitle”&gt;</text:span><text:span text:style-name="T26">.</text:span></text:p>
        </text:list-item>
        <text:list-item>
          <text:p text:style-name="P47">{{content}} — основной контент сайта.</text:p>
        </text:list-item>
      </text:list>
      <text:p text:style-name="P13"><text:span text:style-name="T26">В шаблоне можно вывести любой виджет при помощи тега </text:span><text:span text:style-name="T32">{{widget}}, </text:span><text:span text:style-name="T26">однако для этого нужно знать какие он должен принимать параметры. Формат этого тега следующий:</text:span></text:p>
      <text:p text:style-name="P17"><text:span text:style-name="T32">{{widget[ИМЯ][ДАННЫЕ][ВРЕМЯ_КЕШИРОВАНИЯ][ЗАГОЛОВОК]}}</text:span></text:p>
      <text:p text:style-name="P17"><text:span text:style-name="T32">ИМЯ — это имя виджета (соответствует имени файла в директории /</text:span><text:span text:style-name="T22">widget.<text:line-break/></text:span><text:span text:style-name="T32">ДАННЫЕ — параметры, необходимые для отображения виджета. Это может быть просто строка или число или массив, тогда он должен быть задан в таком формате: параметр_1:"значение",параметр_2:"значение"... ВРЕМЯ_КЕШИРВАНИЯ — время актуальности кеша в минутах (не обязательный параметр). Если не задан, то виджет не будет кеишроваться. ЗАГОЛОВОК — текстовый заголовок виджета (не обязательный параметр).</text:span></text:p>
      <text:p text:style-name="P13"><text:span text:style-name="T26">В шаблоне сайта может быть задано любое количество секций при помощи тега </text:span><text:span text:style-name="T32">{{section}} —</text:span><text:span text:style-name="T26"> это, по сути, контейнер для публикации виджетов. Но всё же если виджет должен быть опубликован на всех страницах сайта, то лучше вставить его явно при помощи тега </text:span><text:span text:style-name="T32">{{widget}}.</text:span></text:p>
      <text:p text:style-name="P19"><text:span text:style-name="T32">Внимание!</text:span><text:span text:style-name="T34"> Виджеты и шаблоны кешируются, поэтому, если в шаблон вносятся изменения, то нужно очистить кеш, либо перевести сайт в отладочный режим (в «общих настройках») для автоматической очистки кеша.</text:span></text:p>
      <text:p text:style-name="P19"><text:span text:style-name="T34">Содержимое тега </text:span><text:span text:style-name="T23">{{content}} </text:span><text:span text:style-name="T34">зависит от отображаемой страницы сайта. </text:span><text:span text:style-name="T23">HTML</text:span><text:span text:style-name="T34">-разметку </text:span><text:soft-page-break/><text:span text:style-name="T34">контента можно найти в файлах в директории /</text:span><text:span text:style-name="T23">view. HTML-</text:span><text:span text:style-name="T34">разметка виджетов может находится также в директории /</text:span><text:span text:style-name="T23">view </text:span><text:span text:style-name="T34">или в файлах в директории /</text:span><text:span text:style-name="T23">widget.</text:span></text:p>
      <text:h text:style-name="Heading_20_1" text:outline-level="1">Класс <text:span text:style-name="T38">HTML-</text:span>формы (<text:span text:style-name="T38">form)</text:span></text:h>
      <text:p text:style-name="P17">Представляет из себя генератор HTML-форм. Его использование помогает привести HTML-код к единому виду, кроме того, подставляет нужные данные в поле формы. Особо полезно использовать генератор в админке.</text:p>
      <text:p text:style-name="P17">Данный класс можно использовать в роли <text:span text:style-name="T3">MVC-представления</text:span>, для этого <text:span text:style-name="T3">MVC-действие</text:span> должно вернуть экземпляр класса. В результате браузеру будет отдан HTML-код формы.</text:p>
      <text:p text:style-name="P17">Типичный пример кода (файл /controller/example.com):</text:p>
      <text:p text:style-name="P17">public function actionTest() { <text:span text:style-name="T3">//действие контроллера</text:span><text:line-break/> <text:s/><text:span text:style-name="T55">$f</text:span>=core::form(); <text:s/><text:span text:style-name="T3">//получение экземпляра класса</text:span><text:line-break/> <text:s/><text:span text:style-name="T55">$f</text:span>-&gt;text(<text:span text:style-name="T57">'name'</text:span>,<text:span text:style-name="T57">'Введите что-нибудь'</text:span>);<text:line-break/> <text:s/><text:span text:style-name="T55">$f</text:span>-&gt;submit();<text:line-break/> <text:s/>return <text:span text:style-name="T55">$f</text:span>; <text:span text:style-name="T3">//использовать форму в роли представления</text:span><text:line-break/>}</text:p>
      <text:p text:style-name="P17">public function actionTestSubmit($data) {<text:line-break/> <text:s/><text:span text:style-name="T3">// В $data будут находиться данные формы</text:span><text:line-break/>}</text:p>
      <text:p text:style-name="P17">Создание экземпляра класса form: class <text:span text:style-name="T12">core::form</text:span>(<text:span text:style-name="T3">namespace</text:span>);<text:line-break/>Тут <text:span text:style-name="T3">namespace</text:span> — область для POST-данных формы. Атрибут name всех полей формы имеет вид:<text:line-break/>[namespace][fieldName], например:</text:p>
      <text:p text:style-name="P17">&lt;input type="text" aname="namespace[имя поля]" /&gt;</text:p>
      <text:p text:style-name="P17"><text:span text:style-name="T3">namespace</text:span> определяет для кого предназначаются данные. В <text:span text:style-name="T3">submit-действие</text:span> контроллера попадают только те данные, имя namespace для которых такое же, как имя контроллера. Тоесть: $_POST['namespace']. В приведённом выше примере в функцию actionTestSubmit() будет передано содержимое $_POST['example']. Такая группировка данных нужна чтобы, например, позволить виджету обрабатывать данные форм - контроллер при этом никак не должен реагировать на эти данные.</text:p>
      <text:p text:style-name="P17">Если при вызове core::form() <text:span text:style-name="T3">namespace</text:span> не задан, то будет подставлено имя текущего контроллера.</text:p>
      <text:h text:style-name="Heading_20_2" text:outline-level="2">Публичные атрибуты</text:h>
      <text:p text:style-name="P17">form::$action — URL-адрес страницы, которая будет обрабатывать форму, строка задаётся в виде «controller/action/etc». <text:s/>Использовать core::link() при этом не нужно. Если этот атрибут не задан, то будет использоваться адрес текущей страницы.</text:p>
      <text:p text:style-name="P17">form::$method — метод отправки данных («get» или «post»), по умолчанию «post».</text:p>
      <text:h text:style-name="Heading_20_2" text:outline-level="2">Методы класса</text:h>
      <text:p text:style-name="P17">null <text:span text:style-name="T12">form::hidden</text:span>(<text:span text:style-name="T3">name</text:span><text:span text:style-name="T6">, </text:span><text:span text:style-name="T3">value</text:span><text:span text:style-name="T6">, [</text:span><text:span text:style-name="T3">html]</text:span><text:span text:style-name="T6">);<text:line-break/><text:tab/>Добавляет к форме скрытое поле с именем </text:span><text:span text:style-name="T3">name</text:span><text:span text:style-name="T6"> и значением </text:span><text:span text:style-name="T3">value</text:span><text:span text:style-name="T6">. Необязательный параметр </text:span><text:span text:style-name="T3">html</text:span><text:span text:style-name="T6"> добавляет к тегу &lt;input&gt; произвольный код (например, «onclick=</text:span><text:span text:style-name="T6">"..."</text:span><text:span text:style-name="T6">»).</text:span></text:p>
      <text:p text:style-name="P17"><text:span text:style-name="T6">null </text:span><text:span text:style-name="T8">form::label</text:span><text:span text:style-name="T7">(</text:span><text:span text:style-name="T2">label</text:span><text:span text:style-name="T7">, </text:span><text:span text:style-name="T2">value</text:span><text:span text:style-name="T7">);<text:line-break/><text:tab/>Добавляет к форме надпись: «label: value».</text:span></text:p>
      <text:p text:style-name="P17"><text:span text:style-name="T7">null </text:span><text:span text:style-name="T8">form::text</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span><text:soft-page-break/><text:span text:style-name="T7"><text:tab/>Добавляет к форме текстовое поле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select</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Добавляет к форме поле с выпадающим списком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писок элементов задаётся параметром </text:span><text:span text:style-name="T2">items</text:span><text:span text:style-name="T7">: это может быть массив массивов:<text:line-break/></text:span><text:span text:style-name="T2">array(array([0]=&gt;'значение',[1]=&gt;'отображаемый текст'))<text:line-break/></text:span><text:span text:style-name="T7">или строка, содержащая SQL-запрос, который должен выбирать из базы данных два поля: первый — </text:span><text:span text:style-name="T7">значение, второй — отображаемый текст.</text:span></text:p>
      <text:p text:style-name="P17"><text:span text:style-name="T7"><text:tab/></text:span><text:span text:style-name="T2">NullTitle</text:span><text:span text:style-name="T7"> — отображаемый заголовок для «пустого» пункта списка. Если не задан, то в этом выпадающем списке нужно будет обязательно выбрать какое-то значение.</text:span><text:span text:style-name="T7"> Необязательный параметр </text:span><text:span text:style-name="T2">html</text:span><text:span text:style-name="T7"> добавляет к тегу &lt;</text:span><text:span text:style-name="T7">select</text:span><text:span text:style-name="T7">&gt; произвольный код (например, «onclick=</text:span><text:span text:style-name="T7">"..."</text:span><text:span text:style-name="T7">»).</text:span></text:p>
      <text:p text:style-name="P17"><text:span text:style-name="T7">null </text:span><text:span text:style-name="T8">form::listBox</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 [</text:span><text:span text:style-name="T2">nullTitle]</text:span><text:span text:style-name="T7">, [</text:span><text:span text:style-name="T2">html]</text:span><text:span text:style-name="T7">);<text:line-break/><text:tab/></text:span><text:span text:style-name="T7">Тоже что и form::select, но генерирует не поле с выпадающим списком, а многостраничный список.</text:span></text:p>
      <text:p text:style-name="P17"><text:span text:style-name="T7">null </text:span><text:span text:style-name="T8">form::radio</text:span><text:span text:style-name="T7">(</text:span><text:span text:style-name="T2">name</text:span><text:span text:style-name="T7">, </text:span><text:span text:style-name="T2">label</text:span><text:span text:style-name="T7">, </text:span><text:span text:style-name="T2">items</text:span><text:span text:style-name="T7">, [</text:span><text:span text:style-name="T2">value]</text:span><text:span text:style-name="T7">);<text:line-break/><text:tab/>Добавляет в форму список переключателей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Смысл параметра </text:span><text:span text:style-name="T2">items</text:span><text:span text:style-name="T7"> такой же, как и у form::select().</text:span></text:p>
      <text:p text:style-name="P17"><text:span text:style-name="T7">null </text:span><text:span text:style-name="T8">form::checkbox</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в форму поле «checkbox»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password</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текстовое поле </text:span><text:span text:style-name="T7">(для ввода пароля)</text:span><text:span text:style-name="T7"> </text:span><text:span text:style-name="T7">с </text:span><text:span text:style-name="T7">именем </text:span><text:span text:style-name="T2">name</text:span><text:span text:style-name="T7"> </text:span><text:span text:style-name="T7">и</text:span><text:span text:style-name="T7"> заголовком </text:span><text:span text:style-name="T2">label</text:span><text:span text:style-name="T7">.</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text:span><text:span text:style-name="T8">area</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text:span><text:span text:style-name="T7">поле многострочного текста</text:span><text:span text:style-name="T7"> 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span><text:span text:style-name="T7">textarea</text:span><text:span text:style-name="T7">&gt; произвольный код (например, «onclick=</text:span><text:span text:style-name="T7">"..."</text:span><text:span text:style-name="T7">»).</text:span></text:p>
      <text:p text:style-name="P17"><text:span text:style-name="T7">null </text:span><text:span text:style-name="T8">form::</text:span><text:span text:style-name="T8">editor</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text:span><text:span text:style-name="T7">поле многострочного текста</text:span><text:span text:style-name="T7"> </text:span><text:span text:style-name="T7">(с визуальным редактором) </text:span><text:span text:style-name="T7">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Необязательный параметр </text:span><text:span text:style-name="T2">html</text:span><text:span text:style-name="T7"> добавляет к тегу &lt;</text:span><text:span text:style-name="T7">textarea</text:span><text:span text:style-name="T7">&gt; произвольный код (например, «onclick=</text:span><text:span text:style-name="T7">"..."</text:span><text:span text:style-name="T7">»).</text:span></text:p>
      <text:p text:style-name="P17"><text:span text:style-name="T7">null </text:span><text:span text:style-name="T8">form::</text:span><text:span text:style-name="T8">date</text:span><text:span text:style-name="T7">(</text:span><text:span text:style-name="T2">name</text:span><text:span text:style-name="T7">, </text:span><text:span text:style-name="T2">label</text:span><text:span text:style-name="T7">, [</text:span><text:span text:style-name="T2">value]</text:span><text:span text:style-name="T7">, [</text:span><text:span text:style-name="T2">html]</text:span><text:span text:style-name="T7">);<text:line-break/><text:tab/>Добавляет к форме текстовое поле </text:span><text:span text:style-name="T7">(со всплывающим календарём) </text:span><text:span text:style-name="T7">с именем </text:span><text:span text:style-name="T2">name</text:span><text:span text:style-name="T7">, заголовком </text:span><text:span text:style-name="T2">label</text:span><text:span text:style-name="T7"> и значением по умолчанию </text:span><text:span text:style-name="T2">value</text:span><text:span text:style-name="T7">. </text:span><text:span text:style-name="T7">Value может быть задан в виде строки «дд.мм.ГГГГ» или целого числа (unix timestamp). </text:span><text:span text:style-name="T7">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file</text:span><text:span text:style-name="T7">(</text:span><text:span text:style-name="T2">name</text:span><text:span text:style-name="T7">, </text:span><text:span text:style-name="T2">label</text:span><text:span text:style-name="T7">, </text:span><text:span text:style-name="T7">multiple=false</text:span><text:span text:style-name="T7">, [</text:span><text:span text:style-name="T2">html]</text:span><text:span text:style-name="T7">);<text:line-break/><text:tab/>Добавляет к форме </text:span><text:span text:style-name="T7">поле для загрузки файла. Имя поля -</text:span><text:span text:style-name="T7"> </text:span><text:span text:style-name="T2">name</text:span><text:span text:style-name="T7">, заголово</text:span><text:span text:style-name="T7">к —</text:span><text:span text:style-name="T7"> </text:span><text:span text:style-name="T2">label</text:span><text:span text:style-name="T7">. </text:span><text:span text:style-name="T7">Параметр </text:span><text:span text:style-name="T2">multiple</text:span><text:span text:style-name="T7"> указывает можно ли выбирать сразу несколько файлов. </text:span><text:span text:style-name="T7">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captcha</text:span><text:span text:style-name="T7">(</text:span><text:span text:style-name="T2">name</text:span><text:span text:style-name="T7">, </text:span><text:span text:style-name="T2">label</text:span><text:span text:style-name="T7">, [</text:span><text:span text:style-name="T2">html]</text:span><text:span text:style-name="T7">);<text:line-break/><text:tab/>Добавляет к форме </text:span><text:span text:style-name="T7">каптчу. П</text:span><text:span text:style-name="T7">оле с именем </text:span><text:span text:style-name="T2">name</text:span><text:span text:style-name="T7">,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reset</text:span><text:span text:style-name="T7">(</text:span><text:span text:style-name="T2">label</text:span><text:span text:style-name="T7">, [</text:span><text:span text:style-name="T2">html]</text:span><text:span text:style-name="T7">);<text:line-break/></text:span><text:soft-page-break/><text:span text:style-name="T7"><text:tab/>Добавляет к форме </text:span><text:span text:style-name="T7">кнопку «сбросить» </text:span><text:span text:style-name="T7">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text:span><text:span text:style-name="T8">submit</text:span><text:span text:style-name="T7">(</text:span><text:span text:style-name="T2">label</text:span><text:span text:style-name="T2">='Продолжить'</text:span><text:span text:style-name="T7">, [</text:span><text:span text:style-name="T2">html]</text:span><text:span text:style-name="T7">);<text:line-break/><text:tab/>Добавляет к форме </text:span><text:span text:style-name="T7">кнопку «послать» </text:span><text:span text:style-name="T7">с заголовком </text:span><text:span text:style-name="T2">label</text:span><text:span text:style-name="T7">. Необязательный параметр </text:span><text:span text:style-name="T2">html</text:span><text:span text:style-name="T7"> добавляет к тегу &lt;input&gt; произвольный код (например, «onclick=</text:span><text:span text:style-name="T7">"..."</text:span><text:span text:style-name="T7">»).</text:span></text:p>
      <text:p text:style-name="P17"><text:span text:style-name="T7">null </text:span><text:span text:style-name="T8">form::field</text:span><text:span text:style-name="T7">(</text:span><text:span text:style-name="T2">type, f1</text:span><text:span text:style-name="T7">, </text:span><text:span text:style-name="T2">f2</text:span><text:span text:style-name="T7">, [</text:span><text:span text:style-name="T2">f3]</text:span><text:span text:style-name="T7">, [</text:span><text:span text:style-name="T2">f4]</text:span><text:span text:style-name="T7">);<text:line-break/><text:tab/>Добавляет к форме одно из перечисленных выше полей, </text:span><text:span text:style-name="T2">type</text:span><text:span text:style-name="T7"> указывает тип поля (hidden, text, label и так далее). Параметры f1, f2, f3 и f4 зависят от типа поля. Главным образом это поле предусмотрено для модуля «form» (настраиваемые формы). Но может быть полезно в любой другой </text:span><text:span text:style-name="T7">ситуации, когда поля должны быть настроены через админку.</text:span></text:p>
      <text:p text:style-name="P17"><text:span text:style-name="T7">null </text:span><text:span text:style-name="T8">form::html</text:span><text:span text:style-name="T7">(</text:span><text:span text:style-name="T2">html</text:span><text:span text:style-name="T7">);<text:line-break/><text:tab/>Добавляет к форме произвольный HTML-код.</text:span></text:p>
      <text:p text:style-name="P17"><text:span text:style-name="T7">string form::</text:span><text:span text:style-name="T8">getHidden</text:span><text:span text:style-name="T7">(), string </text:span><text:span text:style-name="T8">form::getText</text:span><text:span text:style-name="T7">(), string </text:span><text:span text:style-name="T8">form::getSelect</text:span><text:span text:style-name="T7">(), string </text:span><text:span text:style-name="T8">form::getListBox</text:span><text:span text:style-name="T7">, string </text:span><text:span text:style-name="T8">form::getRadio</text:span><text:span text:style-name="T7">(), string </text:span><text:span text:style-name="T8">form::getCheckbox</text:span><text:span text:style-name="T7">(), string </text:span><text:span text:style-name="T8">form::getPassword</text:span><text:span text:style-name="T7">(), string </text:span><text:span text:style-name="T8">form::getTextarea</text:span><text:span text:style-name="T7">(), string </text:span><text:span text:style-name="T8">form::getEditor</text:span><text:span text:style-name="T7">(), string </text:span><text:span text:style-name="T8">form::getDate</text:span><text:span text:style-name="T7">(), string </text:span><text:span text:style-name="T8">form::getFile</text:span><text:span text:style-name="T7">(), string </text:span><text:span text:style-name="T8">form::getSubmit</text:span><text:span text:style-name="T7">()<text:line-break/><text:tab/>Возвращают HTML-код соответствующего поля, содержит только тег, без какой-либо HTML «обвески». Полезно использовать в </text:span><text:span text:style-name="T2">MVC-представлении</text:span><text:span text:style-name="T7">, когда необходимо реализовать уникальный дизайн. Это лучше, чем писать HTML-код самостоятельно, кроме того, могут быть случаи, когда заранее неизвестно количество и типы полей.</text:span></text:p>
      <text:p text:style-name="P17"><text:span text:style-name="T7">null </text:span><text:span text:style-name="T8">form::render</text:span><text:span text:style-name="T7">([</text:span><text:span text:style-name="T2">action</text:span><text:span text:style-name="T7">], [</text:span><text:span text:style-name="T2">html</text:span><text:span text:style-name="T7">]);<text:line-break/><text:tab/>Генерирует HTML-форму и выводит её на экран. Параметр </text:span><text:span text:style-name="T2">action</text:span><text:span text:style-name="T7"> задаёт адрес, на который будет отправлена форма (смотрите выше form::$action — это тоже самое).</text:span><text:span text:style-name="T7"> Необязательный параметр </text:span><text:span text:style-name="T2">html</text:span><text:span text:style-name="T7"> добавляет к тегу &lt;</text:span><text:span text:style-name="T7">form</text:span><text:span text:style-name="T7">&gt; произвольный код (например, «onclick=</text:span><text:span text:style-name="T7">"..."</text:span><text:span text:style-name="T7">»).</text:span></text:p>
      <text:p text:style-name="P17"><text:span text:style-name="T7"><text:tab/></text:span><text:span text:style-name="T7">Именно этот метод будет вызван автоматически, если класс формы используется в роли представле</text:span><text:span text:style-name="T7">н</text:span><text:span text:style-name="T7">ия.</text:span></text:p>
      <text:h text:style-name="Heading_20_1" text:outline-level="1">Универсальная модель базы данных (<text:span text:style-name="T38">model)</text:span></text:h>
      <text:p text:style-name="P17">Класс <text:span text:style-name="T2">model</text:span> является упрощенным вариантом привычного ActiveRecord, реализуя возможность сохранять данные в таблицу БД, а также предварительно проводить фильтрацию и валидацию. Реализацию класса можно найти в файле <text:span text:style-name="T3">/core/model.php</text:span>. Предусмотрены два варианта использования этого класса: динамический, когда перечень полей и их тип задаются непосредственно в коде и статический, когда класс наследуется от базового <text:span text:style-name="T3">model</text:span><text:span text:style-name="T6"> и описывает параметры полей таблицы базы данных.</text:span></text:p>
      <text:p text:style-name="P17"><text:span text:style-name="T6">О</text:span><text:span text:style-name="T6">бщий алгоритм работы с классом такой:</text:span></text:p>
      <text:list xml:id="list2066952947331394544" text:style-name="L7">
        <text:list-item>
          <text:p text:style-name="P45">получить экземпляр класса;</text:p>
        </text:list-item>
        <text:list-item>
          <text:p text:style-name="P46"><text:span text:style-name="T6">передать данные HTML-формы вызвав метод </text:span><text:span text:style-name="T3">set()</text:span><text:span text:style-name="T6"> или поочерёдно установить все поля сеттерами;</text:span></text:p>
        </text:list-item>
        <text:list-item>
          <text:p text:style-name="P46"><text:span text:style-name="T6">вызвать метод </text:span><text:span text:style-name="T3">validate()</text:span><text:span text:style-name="T6"> для проверки валидности и фильтрации данных;</text:span></text:p>
        </text:list-item>
        <text:list-item>
          <text:p text:style-name="P46"><text:span text:style-name="T6">записать данные в базу данных вызвав метод </text:span><text:span text:style-name="T3">save()</text:span><text:span text:style-name="T6">.</text:span></text:p>
        </text:list-item>
      </text:list>
      <text:p text:style-name="P21">Вот типичный пример динамического использования:</text:p>
      <text:p text:style-name="P21">public function actionTestSubmit($data) { //submit-действие контролле<text:line-break/><text:tab/>$m=core::model('myTable'); //получение экземпляра класса, myTable — имя таблицы БД<text:line-break/><text:tab/>$m-&gt;set($data); //передача _POST-данных<text:line-break/><text:tab/>$m-&gt;myField='some text';<text:line-break/><text:soft-page-break/><text:tab/>if(!$m-&gt;save(array( //сохранить данные, проведя предварительную фильтрацию и валидацию<text:line-break/><text:tab/><text:tab/>'id'=&gt;array('primary'),<text:line-break/><text:tab/><text:tab/>'name'=&gt;array('string','имя',true,'min'=&gt;2,'max'=&gt;40),<text:line-break/><text:tab/><text:tab/>'myField'=&gt;array('string')<text:line-break/><text:tab/>))) return false;<text:line-break/><text:tab/>core::redirect('myController/myAction','Изменения сохранены');<text:line-break/>}</text:p>
      <text:p text:style-name="P21">Вот пример статического класса, содержащего минимум необходимой информации:</text:p>
      <text:p text:style-name="P21">class myTable extends model {<text:line-break/><text:tab/>protected $validate=array( //правила фильтрации и валидации<text:line-break/><text:tab/><text:tab/>'id'=&gt;array('primary'),<text:line-break/><text:tab/><text:tab/>'name'=&gt;array('string','имя',true,'min'=&gt;2,'max'=&gt;40),<text:line-break/><text:tab/><text:tab/>'myField'=&gt;array('string')<text:line-break/><text:tab/>);<text:line-break/><text:tab/>protected $fields='*'; //перечень полей, которые нужно загружать, если метод <text:span text:style-name="T3">load</text:span> вызван без параметров.</text:p>
      <text:p text:style-name="P21"><text:tab/>public function __construct() {<text:line-break/><text:tab/><text:tab/>parent::__construct('myTable');<text:line-break/><text:tab/>}<text:line-break/>}</text:p>
      <text:p text:style-name="P17">Использование этого класса:</text:p>
      <text:p text:style-name="P17">public function actionTestSubmit($data) { //submit-действие контроллера<text:line-break/><text:tab/>core::import('model/myTable');<text:line-break/><text:tab/>$m=new myTable();<text:line-break/><text:tab/>$m-&gt;set($data);<text:line-break/><text:tab/>if(!$m-&gt;save()) return false;<text:line-break/><text:tab/>core::redirect('myController/myAction','Изменения сохранены');<text:line-break/>}</text:p>
      <text:p text:style-name="P17">Для того, чтобы передать данные полей в модель, необходимо воспользоваться методом <text:span text:style-name="T3">set()</text:span><text:span text:style-name="T6"> или передать их по отдельности при помощи сеттеров. Таким же образом задаётся значение первичного ключа. Если таблица содержит первичный ключ и его значение было передано (не ноль, не null, не false и не пустая строка) в класс </text:span><text:span text:style-name="T3">model</text:span><text:span text:style-name="T6">, то при вызове метода </text:span><text:span text:style-name="T3">save()</text:span><text:span text:style-name="T6"> будет выполнен SQL-запрос «UPDATE». Если же значение первичного ключа не было передано, или оно ложно, то будет выполнен SQL-запрос «INSERT». При этом значение первичного ключа можно получить через сеттер:</text:span></text:p>
      <text:p text:style-name="P21">$id=$m-&gt;id;</text:p>
      <text:p text:style-name="P17">Проведение валидации данных может привести к искажению данных за счёт того, что будут вырезаны HTML-теги, вставки скриптов, строки преобразованы к числу (если требуется, конечно) и т. д.</text:p>
      <text:p text:style-name="P17">Статический вариант может реализовывать функции <text:span text:style-name="T46">beforeInsertUpdate</text:span><text:span text:style-name="T38">(int </text:span><text:span text:style-name="T40">id, array </text:span><text:span text:style-name="T43">fields</text:span><text:span text:style-name="T40">),</text:span> <text:span text:style-name="T46">afterInsert</text:span><text:span text:style-name="T38">(int </text:span><text:span text:style-name="T43">id</text:span><text:span text:style-name="T40">) </text:span><text:span text:style-name="T6">и </text:span><text:span text:style-name="T41">afterUpdate</text:span><text:span text:style-name="T39">(int </text:span><text:span text:style-name="T45">id</text:span><text:span text:style-name="T39">). </text:span><text:span text:style-name="T7">Эти функции вызываются до или после выполнения </text:span><text:span text:style-name="T39">SQL-</text:span><text:span text:style-name="T7">запросов </text:span><text:span text:style-name="T39">INSERT </text:span><text:span text:style-name="T7">или </text:span><text:span text:style-name="T39">UPDATE.</text:span></text:p>
      <text:p text:style-name="P17"><text:span text:style-name="T7">Если функция </text:span><text:span text:style-name="T41">beforeInsertUpdate</text:span><text:span text:style-name="T39"> </text:span><text:span text:style-name="T7">возвратит </text:span><text:span text:style-name="T39">false, </text:span><text:span text:style-name="T7">то </text:span><text:span text:style-name="T39">SQL-</text:span><text:span text:style-name="T7">запрос </text:span><text:span text:style-name="T39">INSERT </text:span><text:span text:style-name="T7">или </text:span><text:span text:style-name="T39">UPDATE </text:span><text:span text:style-name="T7">выполнен не будет (считается, что валидация не была пройдена). Обычно при этом также требуется установить сообщение об ошибке в глобальную переменную </text:span><text:span text:style-name="T39">controller::$error.</text:span></text:p>
      <text:p text:style-name="P17"><text:span text:style-name="T7">Параметры этих функций следующие: </text:span><text:span text:style-name="T39">id – </text:span><text:span text:style-name="T7">значение первичного ключа, </text:span><text:span text:style-name="T39">fields – </text:span><text:span text:style-name="T7">список полей, затронутых в </text:span><text:span text:style-name="T39">SQL-</text:span><text:span text:style-name="T7">запросе </text:span><text:span text:style-name="T39">INSERT </text:span><text:span text:style-name="T7">или </text:span><text:span text:style-name="T39">UPDATE.</text:span></text:p>
      <text:h text:style-name="Heading_20_2" text:outline-level="2"><text:soft-page-break/>Методы класса</text:h>
      <text:p text:style-name="Text_20_body">object <text:span text:style-name="T12">model::__construct</text:span>(string <text:span text:style-name="T3">namespace</text:span><text:span text:style-name="T6">[</text:span>,string <text:span text:style-name="T3">db</text:span>='db']);<text:line-break/><text:tab/>тут <text:span text:style-name="T3">namespace</text:span><text:span text:style-name="T6"> — имя таблицы базы данных, </text:span><text:span text:style-name="T3">db</text:span><text:span text:style-name="T6"> — используемая СУБД (может принимать следующие значения: db — указанная в общих настройках (по умолчанию), mysql или sqlite).</text:span></text:p>
      <text:p text:style-name="Text_20_body"><text:span text:style-name="T6">n</text:span><text:span text:style-name="T6">ull </text:span><text:span text:style-name="T8">model::set</text:span><text:span text:style-name="T6">(array </text:span><text:span text:style-name="T3">data</text:span><text:span text:style-name="T6">);<text:line-break/><text:tab/>Передаёт модели данные полей таблицы, параметр </text:span><text:span text:style-name="T3">data</text:span><text:span text:style-name="T6"> должен быть ассоциативным массивом, где ключ — имя поля, а значение — содержимое поля.</text:span></text:p>
      <text:p text:style-name="Text_20_body"><text:span text:style-name="T6">array </text:span><text:span text:style-name="T8">model::get</text:span><text:span text:style-name="T6">();<text:line-break/><text:tab/>Возвращает ассоциативный массив, содержащий все поля записи БД.</text:span></text:p>
      <text:p text:style-name="Text_20_body"><text:span text:style-name="T6">&amp;array </text:span><text:span text:style-name="T8">model::load</text:span><text:span text:style-name="T6">(string </text:span><text:span text:style-name="T2">where</text:span><text:span text:style-name="T6">[, string </text:span><text:span text:style-name="T2">field</text:span><text:span text:style-name="T6">]);<text:line-break/><text:tab/>Загружает данные из базы данных, выбирая запись (одну первую) по указанному в параметре </text:span><text:span text:style-name="T3">where</text:span><text:span text:style-name="T6"> условию (часть SQL-запроса, после «WHERE». В параметре </text:span><text:span text:style-name="T3">field</text:span><text:span text:style-name="T6"> указывается перечень (через запятую) полей, которые необходимо выбрать. Если параметр </text:span><text:span text:style-name="T3">field</text:span><text:span text:style-name="T6"> не указан, то список полей будет взят из атрибута model::$field. Если этот атрибут не был задан, то будут загружены все поля.</text:span></text:p>
      <text:p text:style-name="Text_20_body"><text:span text:style-name="T6"><text:tab/></text:span><text:span text:style-name="T6">Функция возвращает ссылку на ассоциативный массив, поэтому можно менять значения полей «на лету» и записывать данные обратно в базу данных.</text:span></text:p>
      <text:p text:style-name="Text_20_body"><text:span text:style-name="T6">&amp;array </text:span><text:span text:style-name="T8">model::loadById</text:span><text:span text:style-name="T6">(int </text:span><text:span text:style-name="T3">id</text:span><text:span text:style-name="T6">[,string </text:span><text:span text:style-name="T3">fields</text:span><text:span text:style-name="T6">]);<text:line-break/><text:tab/>Тоже, что model::load(), но загружает данные не по условию, а по уникальному идентификатору.</text:span></text:p>
      <text:p text:style-name="Text_20_body"><text:span text:style-name="T6">bool </text:span><text:span text:style-name="T8">model::validate</text:span><text:span text:style-name="T6">([array </text:span><text:span text:style-name="T3">validate</text:span><text:span text:style-name="T6">]);<text:line-break/><text:tab/>Выполняет фильтрацию и валидацию данных. Возвращает </text:span><text:span text:style-name="T8">true</text:span><text:span text:style-name="T6">, если проверка прошла успешно. Параметр </text:span><text:span text:style-name="T3">validate</text:span><text:span text:style-name="T6"> должен быть ассоциативным массивом, содержащим правила валидации (описано далее). В случае статического использования класса этот параметр может быть опущен.</text:span></text:p>
      <text:p text:style-name="Text_20_body"><text:span text:style-name="T6">bool </text:span><text:span text:style-name="T8">model::save</text:span><text:span text:style-name="T7">([mixed </text:span><text:span text:style-name="T2">validate</text:span><text:span text:style-name="T7">],[string </text:span><text:span text:style-name="T2">fields</text:span><text:span text:style-name="T7">],[string </text:span><text:span text:style-name="T2">id</text:span><text:span text:style-name="T7">]);<text:line-break/><text:tab/>Сохраняет данные записи в базе данных. Если в таблице содержится первичный ключ и он не false, то выполняется SQL-запрос «UPDATE», если в таблице нет первичного ключа или он не был задан или он false, то выполняется SQL-запрос «INSERT».</text:span></text:p>
      <text:p text:style-name="Text_20_body"><text:span text:style-name="T7"><text:tab/></text:span><text:span text:style-name="T7">Если параметр </text:span><text:span text:style-name="T2">validate</text:span><text:span text:style-name="T7"> является массивом, то он воспринимается как правила валидации и перед сохранением будет проведена фильтрация и валидация согласно этим правилам. Если параметр равен </text:span><text:span text:style-name="T8">true</text:span><text:span text:style-name="T7">, то валидация будет проведена согласна правилам, заданным в атрибуде model::$validate (только для статического использования). Если параметр </text:span><text:span text:style-name="T2">validate</text:span><text:span text:style-name="T7"> равен </text:span><text:span text:style-name="T8">false</text:span><text:span text:style-name="T7">, то валидация проводиться не будет.</text:span></text:p>
      <text:p text:style-name="Text_20_body"><text:span text:style-name="T7"><text:tab/>Если задан параметр </text:span><text:span text:style-name="T2">fields</text:span><text:span text:style-name="T7">, то в запросе </text:span><text:span text:style-name="T7">INSERT или UPDATE будут учавствовать только поля, перечисленные в этом параметре. Этот параметр следует использовать только тогда, когда не задан первый параметр (</text:span><text:span text:style-name="T2">validate</text:span><text:span text:style-name="T7">), иначе информацию о перечне полей движок сможет взять из правил валидации.</text:span></text:p>
      <text:p text:style-name="Text_20_body"><text:span text:style-name="T7"><text:tab/>Параметр </text:span><text:span text:style-name="T2">id</text:span><text:span text:style-name="T7"> может содержать имя первичного ключа — параметр следует использовать в том случае, если не проводится валидация (в противном случае движок найдёт имя первичного ключа в правилах валидации).</text:span></text:p>
      <text:p text:style-name="Text_20_body"><text:span text:style-name="T7">bool </text:span><text:span text:style-name="T8">model::delete</text:span><text:span text:style-name="T7">([int </text:span><text:span text:style-name="T2">id</text:span><text:span text:style-name="T7">],[bool </text:span><text:span text:style-name="T2">affected</text:span><text:span text:style-name="T7">]);<text:line-break/><text:tab/>Удаляет запись с идентификатором </text:span><text:span text:style-name="T2">id</text:span><text:span text:style-name="T7">. Если идентификатор не задан, то будет удалена запись, загруженная ранее. Если параметр </text:span><text:span text:style-name="T2">affected</text:span><text:span text:style-name="T7"> равен </text:span><text:span text:style-name="T8">true</text:span><text:span text:style-name="T7">, то метод возвращает </text:span><text:span text:style-name="T8">true</text:span><text:span text:style-name="T7"> только в том случае, если запись существовала и действительно была удалена, если её не существовало, то вернёт </text:span><text:span text:style-name="T8">false</text:span><text:span text:style-name="T7">.</text:span></text:p>
      <text:h text:style-name="P53" text:outline-level="2"><text:soft-page-break/>Атрибуты и методы для статического использования (перегрузка класса)</text:h>
      <text:p text:style-name="P2">array <text:span text:style-name="T12">model::$_data</text:span><text:line-break/><text:tab/>Ассоциативный массив, содержащий данные полей записи базы данных.</text:p>
      <text:p text:style-name="P2">string <text:span text:style-name="T12">model::$_primary</text:span><text:line-break/><text:tab/>Содержит имя первичного ключа.</text:p>
      <text:p text:style-name="P2">object <text:span text:style-name="T12">model::$db</text:span><text:line-break/><text:tab/>Содержит экземпляр класса mysql или sqlite. SQL-запросы нужно выполнять через этот атрибут, т. к. возможна ситуация, когда модель используется не с основной СУБД.</text:p>
      <text:p text:style-name="P2">string <text:span text:style-name="T12">model::$field</text:span><text:line-break/><text:tab/>Должна содержать строку, содержащую список полей (через запятую), которые необходимо выбрать из базы данных при вызове метода <text:span text:style-name="T3">model::load()</text:span>.</text:p>
      <text:p text:style-name="P2">bool protected function <text:span text:style-name="T12">afterInsert</text:span>([id]);<text:line-break/><text:tab/>Триггер, который будет выполнен после выполнения SQL-запроса «INSERT». В единственном параметре передаётся значение первичного ключа созданной записи или <text:span text:style-name="T3">null</text:span>, если первичнго ключа нет. Возвращаемое этой процедурой значение будет возвращено методом model::save().</text:p>
      <text:p text:style-name="P2">bool protected function <text:span text:style-name="T12">afterUpdate</text:span>(id);<text:line-break/><text:tab/>Тоже, что и model::afterInsert(), но выполняется после выполнения SQL-запроса «UPDATE».</text:p>
      <text:p text:style-name="P2"><text:span text:style-name="T12">model::validate</text:span><text:span text:style-name="T12">Rule</text:span>();<text:line-break/><text:tab/>Должен вернуть ассоциативный массив правил валидации (описано ниже).</text:p>
      <text:p text:style-name="P2"/>
      <text:h text:style-name="Heading_20_2" text:outline-level="2">Правила валидации</text:h>
      <text:p text:style-name="Text_20_body">Правила валидации представляют из себя ассоциативный массив, каждый ключ которого — это имя поля, а значение — массив, описывающий это поле. Вот пример правил валидации:</text:p>
      <text:p text:style-name="Text_20_body">Пример массива с правилами валидации:</text:p>
      <text:p text:style-name="Text_20_body">array(<text:line-break/><text:tab/>'id'=&gt;array('primary'),<text:line-break/><text:tab/>'title'=&gt;array('string','заголовок',true,'min'=&gt;6,'max'=&gt;60),<text:line-break/><text:tab/>'status'=&gt;array('boolean'),<text:line-break/><text:tab/>'description'=&gt;array('html','описание',true)<text:line-break/>)</text:p>
      <text:p text:style-name="Text_20_body">Этот массив описывает четыре поля с именами id, title, status и description.</text:p>
      <text:p text:style-name="Text_20_body">В каждом вложенном массиве первый элемент (с индексом «0»)— это тип поля (или, можно сказать, имя валидатора). Второй элемент (не обязательный) — заголовок поля, который используется в случае, если в поле содержится недопустимое сообщение. Сообщение строится таким образом, что заголовок не склоняется по падежам, например: «Поле «заголовок» не может быть пустым» или «Поле «заголовок» должно содержать от 6 до 60 знаков». Если заведомо известно, что поле не может содержать недопустимое значение, то указывать заголовок не нужно. Третий элемент массива показывает может ли поле содержать пустое значение. В зависимости от типа поля могут быть заданы дополнительные параметры — они имеют не числовой, а буквенный индекс.</text:p>
      <text:p text:style-name="Text_20_body">Ниже представлена подробная информация для каждого типа. Обратите внимание, что только первые три элемента имеют числовой индекс.</text:p>
      <text:p text:style-name="P7">primary<text:span text:style-name="T13">: array('primary', [string </text:span><text:span text:style-name="T2">title</text:span><text:span text:style-name="T7">], [bool </text:span><text:span text:style-name="T2">canNull</text:span><text:span text:style-name="T7">=true]</text:span><text:span text:style-name="T13">)<text:line-break/></text:span><text:soft-page-break/><text:span text:style-name="T13"><text:tab/>Первичный ключ таблицы базы данных. Если он не false, то будет выполнен SQL-запрос «UPDATE», в противном случае - «INSERT». </text:span><text:span text:style-name="T7">Если </text:span><text:span text:style-name="T2">canNull</text:span><text:span text:style-name="T7"> равен </text:span><text:span text:style-name="T6">false</text:span><text:span text:style-name="T7">, то </text:span><text:span text:style-name="T7">поле не может быть пустым. Это означает, что будет возможно только обновить существующую запись, но не добавить новую. </text:span></text:p>
      <text:p text:style-name="P7">integer<text:span text:style-name="T13">: array('i</text:span><text:span text:style-name="T13">nteger</text:span><text:span text:style-name="T13">', </text:span><text:span text:style-name="T13">[string </text:span><text:span text:style-name="T2">title</text:span><text:span text:style-name="T7">], [bool </text:span><text:span text:style-name="T2">canNull</text:span><text:span text:style-name="T7">=true], </text:span><text:span text:style-name="T7">['</text:span><text:span text:style-name="T2">min</text:span><text:span text:style-name="T2">'</text:span><text:span text:style-name="T7">=&gt;int</text:span><text:span text:style-name="T7">], [</text:span><text:span text:style-name="T7">'</text:span><text:span text:style-name="T2">max</text:span><text:span text:style-name="T2">'</text:span><text:span text:style-name="T7">=&gt;int</text:span><text:span text:style-name="T7">]</text:span><text:span text:style-name="T13">)<text:line-break/><text:tab/></text:span><text:span text:style-name="T13">Целое 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float<text:span text:style-name="T13">: array('</text:span><text:span text:style-name="T13">float</text:span><text:span text:style-name="T13">', </text:span><text:span text:style-name="T13">[string </text:span><text:span text:style-name="T2">title</text:span><text:span text:style-name="T7">], [bool </text:span><text:span text:style-name="T2">canNull</text:span><text:span text:style-name="T7">=true], </text:span><text:span text:style-name="T7">['</text:span><text:span text:style-name="T2">min</text:span><text:span text:style-name="T2">'</text:span><text:span text:style-name="T7">=&gt;int</text:span><text:span text:style-name="T7">], [</text:span><text:span text:style-name="T7">'</text:span><text:span text:style-name="T2">max</text:span><text:span text:style-name="T2">'</text:span><text:span text:style-name="T7">=&gt;int</text:span><text:span text:style-name="T7">]</text:span><text:span text:style-name="T13">)<text:line-break/><text:tab/></text:span><text:span text:style-name="T13">Дробное </text:span><text:span text:style-name="T13">число. </text:span><text:span text:style-name="T2">min</text:span><text:span text:style-name="T7"> — минимально возможное значение, </text:span><text:span text:style-name="T2">max</text:span><text:span text:style-name="T7"> — максимально возможное значение. </text:span><text:span text:style-name="T2">canNull</text:span><text:span text:style-name="T7"> — может ли поле быть пустым (false или пустая строка, но не 0).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boolean<text:span text:style-name="T13">: array('</text:span><text:span text:style-name="T13">boolean</text:span><text:span text:style-name="T13">')<text:line-break/><text:tab/></text:span><text:span text:style-name="T7">true/false.</text:span></text:p>
      <text:p text:style-name="P7"><text:span text:style-name="T6">date</text:span><text:span text:style-name="T7">: array('date'</text:span><text:span text:style-name="T7">, </text:span><text:span text:style-name="T7">[string </text:span><text:span text:style-name="T2">title</text:span><text:span text:style-name="T7">], [bool </text:span><text:span text:style-name="T2">canNull</text:span><text:span text:style-name="T7">=true]</text:span><text:span text:style-name="T7">)<text:line-break/><text:tab/>Дата. Значение даты может быть задано в виде unix timestamp (целое число) или строкой вида «дд.мм.гггг».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s</text:span><text:span text:style-name="T6">tring</text:span><text:span text:style-name="T7">: array('string', [string </text:span><text:span text:style-name="T2">title</text:span><text:span text:style-name="T7">], [bool </text:span><text:span text:style-name="T2">canNull</text:span><text:span text:style-name="T7">]</text:span><text:span text:style-name="T7">, </text:span><text:span text:style-name="T7">['</text:span><text:span text:style-name="T2">min</text:span><text:span text:style-name="T2">'</text:span><text:span text:style-name="T7">=&gt;int</text:span><text:span text:style-name="T7">], [</text:span><text:span text:style-name="T7">'</text:span><text:span text:style-name="T2">max</text:span><text:span text:style-name="T2">'</text:span><text:span text:style-name="T7">=&gt;int</text:span><text:span text:style-name="T7">]</text:span><text:span text:style-name="T7">, [</text:span><text:span text:style-name="T7">'</text:span><text:span text:style-name="T2">trim</text:span><text:span text:style-name="T7">'=&gt;boolean</text:span><text:span text:style-name="T7">])</text:span><text:span text:style-name="T7"><text:line-break/><text:tab/></text:span><text:span text:style-name="T7">Строка (html-теги вырезаются автоматически). </text:span><text:span text:style-name="T2">min</text:span><text:span text:style-name="T7"> — минимально допустимая длина строки; </text:span><text:span text:style-name="T2">max</text:span><text:span text:style-name="T7"> — максимально допустимая длина строки; </text:span><text:span text:style-name="T2">trim</text:span><text:span text:style-name="T7"> — надо ли обрезать ведущие и завершающие </text:span><text:span text:style-name="T7">пробелы (по умолчанию false).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h</text:span><text:span text:style-name="T6">tml</text:span><text:span text:style-name="T7">: array('html', [string </text:span><text:span text:style-name="T2">title</text:span><text:span text:style-name="T7">], [bool </text:span><text:span text:style-name="T2">canNull</text:span><text:span text:style-name="T7">])<text:line-break/><text:tab/>Произвольный текст или HTML-код</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text:span><text:span text:style-name="T7">если поле пустое (имеет смысл только если canNull=true)</text:span><text:span text:style-name="T7">.</text:span></text:p>
      <text:p text:style-name="P7"><text:span text:style-name="T6">l</text:span><text:span text:style-name="T6">atin</text:span><text:span text:style-name="T7">: array('latin'</text:span><text:span text:style-name="T7">, [string </text:span><text:span text:style-name="T2">title</text:span><text:span text:style-name="T7">], [bool </text:span><text:span text:style-name="T2">canNull</text:span><text:span text:style-name="T7">]</text:span><text:span text:style-name="T7">)<text:line-break/><text:tab/>Строка, содержащая только латинские буквы, цифры, дефис и знак подчёркивания («_»).</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e</text:span><text:span text:style-name="T6">mail</text:span><text:span text:style-name="T7">: array('email'</text:span><text:span text:style-name="T7">, [string </text:span><text:span text:style-name="T2">title</text:span><text:span text:style-name="T7">], [bool </text:span><text:span text:style-name="T2">canNull</text:span><text:span text:style-name="T7">]</text:span><text:span text:style-name="T7">)<text:line-break/><text:tab/></text:span><text:span text:style-name="T7">Адрес электронной почты</text:span><text:span text:style-name="T7">.</text:span><text:span text:style-name="T7"> </text:span><text:span text:style-name="T2">canNull</text:span><text:span text:style-name="T7"> — может ли поле быть пустым.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r</text:span><text:span text:style-name="T6">egular</text:span><text:span text:style-name="T7">: array('regular'</text:span><text:span text:style-name="T7">, [string </text:span><text:span text:style-name="T2">title</text:span><text:span text:style-name="T7">], [bool </text:span><text:span text:style-name="T2">canNull</text:span><text:span text:style-name="T7">], [</text:span><text:span text:style-name="T7">string</text:span><text:span text:style-name="T7"> </text:span><text:span text:style-name="T2">expression</text:span><text:span text:style-name="T7">]</text:span><text:span text:style-name="T7">)<text:line-break/><text:tab/></text:span><text:span text:style-name="T7">Любое значение, удовлетворяющее заданному регулярному выражению </text:span><text:span text:style-name="T2">expression</text:span><text:span text:style-name="T7">. </text:span><text:span text:style-name="T2">canNull</text:span><text:span text:style-name="T7"> — может ли поле быть пустым</text:span><text:span text:style-name="T7">; </text:span><text:span text:style-name="T2">title</text:span><text:span text:style-name="T7"> — имя поля, используется для формирования текста ошибки, если поле содержит недопустимое значение.</text:span></text:p>
      <text:p text:style-name="P7"><text:span text:style-name="T6">c</text:span><text:span text:style-name="T6">aptcha</text:span><text:span text:style-name="T7">: array('captcha')<text:line-break/><text:tab/>Каптча. Не требует дополнительных параметров.</text:span></text:p>
      <text:p text:style-name="P7"><text:span text:style-name="T6">callback</text:span><text:span text:style-name="T7">: array('callback',</text:span><text:span text:style-name="T7"> [string </text:span><text:span text:style-name="T2">title</text:span><text:span text:style-name="T7">], [bool </text:span><text:span text:style-name="T2">canNull</text:span><text:span text:style-name="T7">], [</text:span><text:span text:style-name="T7">callback</text:span><text:span text:style-name="T7"> </text:span><text:span text:style-name="T2">function</text:span><text:span text:style-name="T7">]</text:span><text:span text:style-name="T7">)</text:span><text:span text:style-name="T7"><text:line-break/><text:tab/></text:span><text:span text:style-name="T7">Валидация при помощи внешней функции </text:span><text:span text:style-name="T2">function</text:span><text:span text:style-name="T7">.</text:span><text:span text:style-name="T7"> </text:span><text:span text:style-name="T2">canNull</text:span><text:span text:style-name="T7"> — может ли поле быть пустым</text:span><text:span text:style-name="T7">; </text:span><text:span text:style-name="T2">title</text:span><text:span text:style-name="T7"> — имя поля, используется для формирования текста ошибки, если поле </text:span><text:span text:style-name="T7">пустое.</text:span><text:span text:style-name="T7"> </text:span><text:span text:style-name="T7">Функция должна принимать два значения: имя поля и содержимое этого поля. Функция должна вернуть новое содержимое поле (экранированное или преобразованное для хранения в базе данных). Если значение не удовлетворяет требованиям, то функция должа установить текст ошибки в controller::$error.</text:span></text:p>
      <text:h text:style-name="Heading_20_1" text:outline-level="1"><text:soft-page-break/>Класс универсальной таблицы (<text:span text:style-name="T38">table)</text:span></text:h>
      <text:p text:style-name="P13">Представляет из себя генератор HTML-таблиц, может быть использован в роли представления. Этот класс используется только в административном интерфейсе.</text:p>
      <text:p text:style-name="P13">Работа с классом начинается с получения его экземпляра:</text:p>
      <text:p text:style-name="P13">$table=core::table();</text:p>
      <text:p text:style-name="P13">Реализацию класса можно найти в файле <text:span text:style-name="T3">/admin/core/html.php</text:span><text:span text:style-name="T6">.</text:span></text:p>
      <text:p text:style-name="P13"><text:span text:style-name="T6">О</text:span><text:span text:style-name="T6">бщий алгоритм работы с классом такой:</text:span></text:p>
      <text:list xml:id="list3431922311876984845" text:style-name="L8">
        <text:list-item>
          <text:p text:style-name="P38">получить экземпляр класса</text:p>
        </text:list-item>
        <text:list-item>
          <text:p text:style-name="P38">установить заголовки столбцов</text:p>
        </text:list-item>
      </text:list>
      <text:p text:style-name="P16">в цикле добавлять ячейки таблицы (они будут авторматически разбиты на строки в зависимости от количества столбцов, заданных во втором этапе).</text:p>
      <text:p text:style-name="P16">Типичный пример использования класса:</text:p>
      <text:p text:style-name="P16">public function actionTest() { //действие контроллера<text:line-break/><text:tab/>$t=core::table(); //получение экземпляра класса<text:line-break/><text:tab/>$t-&gt;rowTh('Группа|Описание|'); //заголовки таблицы<text:line-break/><text:tab/>...<text:line-break/><text:tab/>while($item=$db-&gt;fetch()) { //в цикле добавляет столбцы таблицы<text:line-break/><text:tab/><text:tab/>$t-&gt;text($item[0]);<text:line-break/><text:tab/><text:tab/>$t-&gt;link($item[1],'?controller=user&amp;action=groupItem&amp;id='.$item[0]);<text:line-break/><text:tab/><text:tab/>$t-&gt;delete('?controller=user&amp;action=groupDelete&amp;id='.$item[0]);<text:line-break/><text:tab/>}<text:line-break/><text:tab/>return $t; <text:line-break/>}</text:p>
      <text:h text:style-name="Heading_20_2" text:outline-level="2"><text:span text:style-name="T6">М</text:span><text:span text:style-name="T6">етоды класса</text:span></text:h>
      <text:p text:style-name="P13"><text:span text:style-name="T8">table::__construct</text:span><text:span text:style-name="T6">([string </text:span><text:span text:style-name="T3">html</text:span><text:span text:style-name="T6">]);<text:line-break/><text:tab/>Конструктор класса. Если задан атрибут </text:span><text:span text:style-name="T3">html</text:span><text:span text:style-name="T6">, то этот текст будет добавлен к HTML-тегу &lt;table&gt;.</text:span></text:p>
      <text:p text:style-name="P15"><text:span text:style-name="T6">table::th</text:span><text:span text:style-name="T7">(string </text:span><text:span text:style-name="T2">title</text:span><text:span text:style-name="T7">,[string </text:span><text:span text:style-name="T2">html</text:span><text:span text:style-name="T7">]);<text:line-break/><text:tab/>Добавляет к таблице один столбец (тег &lt;th&gt;). </text:span><text:span text:style-name="T2">title</text:span><text:span text:style-name="T7"> – содержимое тега &lt;th&gt; (заголовк); html – произвольный текст, который должен быть добавлен к тегу &lt;th&gt;. Серия вызовов table::th() должна быть произведена ДО начала заполнения таблицы.</text:span></text:p>
      <text:p text:style-name="P15"><text:span text:style-name="T6">table::rowTh</text:span><text:span text:style-name="T7">(mixed </text:span><text:span text:style-name="T2">data</text:span><text:span text:style-name="T7">);<text:line-break/></text:span><text:span text:style-name="T48"><text:tab/><text:tab/>Добавляет все заголовки столбцов таблицы (равносильно вызову table::th() несколько раз). Параметр </text:span><text:span text:style-name="T50">data</text:span><text:span text:style-name="T48"> может быть массивом строк (каждый элемент – текст заголовока) или строкой, содержащей текст всех заголовков, разделённой символом «|» например: «ИД|Название|Статус|Действие».</text:span></text:p>
      <text:p text:style-name="P15"><text:span text:style-name="T49">table::trHtml</text:span><text:span text:style-name="T48">(string </text:span><text:span text:style-name="T50">html</text:span><text:span text:style-name="T48">);<text:line-break/><text:tab/>Задаёт html-код, который должен быть дописан внутрь HTML-тега &lt;tr&gt; (например: «class="myClass"».</text:span><text:span text:style-name="T48"> </text:span><text:span text:style-name="T48">Заданный текст будет добавляться к каждой строке.</text:span></text:p>
      <text:p text:style-name="P15"><text:span text:style-name="T49">table::row</text:span><text:span text:style-name="T48">(string </text:span><text:span text:style-name="T50">text</text:span><text:span text:style-name="T48">);<text:line-break/><text:tab/>До</text:span><text:span text:style-name="T48">бавляет одну строку во всю ширину таблицы, </text:span><text:span text:style-name="T50">text</text:span><text:span text:style-name="T48"> — текст (или HTML), отображаемый внутри &lt;td&gt;.</text:span></text:p>
      <text:p text:style-name="P15"><text:span text:style-name="T49">table::table</text:span><text:span text:style-name="T48">(string </text:span><text:span text:style-name="T50">text</text:span><text:span text:style-name="T48">,[integer </text:span><text:span text:style-name="T50">colSpan</text:span><text:span text:style-name="T48">],[string </text:span><text:span text:style-name="T50">html</text:span><text:span text:style-name="T48">]);<text:line-break/></text:span><text:soft-page-break/><text:span text:style-name="T48"><text:tab/>Добавляет ячейку с произвольным текстом </text:span><text:span text:style-name="T50">text</text:span><text:span text:style-name="T48">. Параметр </text:span><text:span text:style-name="T50">colSpan </text:span><text:span text:style-name="T48">соответствует атрибуту colspan тега &lt;td&gt;. </text:span><text:span text:style-name="T50">Html</text:span><text:span text:style-name="T48"> — произвольный код, который необходимо дописать к теку &lt;td&gt; (например класс CSS).</text:span></text:p>
      <text:p text:style-name="P15"><text:span text:style-name="T49">table::link</text:span><text:span text:style-name="T48">(string </text:span><text:span text:style-name="T50">text</text:span><text:span text:style-name="T48">, string </text:span><text:span text:style-name="T50">link</text:span><text:span text:style-name="T48">, [integer </text:span><text:span text:style-name="T50">colSpan</text:span><text:span text:style-name="T48">],[string </text:span><text:span text:style-name="T50">html</text:span><text:span text:style-name="T48">]);<text:line-break/><text:tab/>Добавляет ячейку, содержащую ссылку на какую либо страницу админки. Параметр </text:span><text:span text:style-name="T50">text</text:span><text:span text:style-name="T48"> — заголовок ссылки, </text:span><text:span text:style-name="T50">link</text:span><text:span text:style-name="T48"> — адрес ссылки; </text:span><text:span text:style-name="T50">colSpan </text:span><text:span text:style-name="T48">соответствует атрибуту colspan тега &lt;td&gt;. </text:span><text:span text:style-name="T50">Html</text:span><text:span text:style-name="T48"> — произвольный код, который необходимо дописать к теку &lt;td&gt; (например класс CSS).</text:span></text:p>
      <text:p text:style-name="P15"><text:span text:style-name="T49">table::upDown</text:span><text:span text:style-name="T48">(string </text:span><text:span text:style-name="T50">link</text:span><text:span text:style-name="T48">, integer </text:span><text:span text:style-name="T50">index</text:span><text:span text:style-name="T48">, integer </text:span><text:span text:style-name="T50">count</text:span><text:span text:style-name="T48">);<text:line-break/><text:tab/>Добавляет ячейку, содержащую стрелки «вверх» и «вниз» для управления порядком отображения элементов. Параметр </text:span><text:span text:style-name="T50">link</text:span><text:span text:style-name="T48"> — ссылка на страницу админки, к этому адресу будет добавлено «up» (кнопка «вверх») или «down» (кнопка «вниз»), пример ссылки: «?controller=shop&amp;id=7&amp;action=category» (в конце будет приписано «up» или «down»). </text:span><text:span text:style-name="T50">index</text:span><text:span text:style-name="T48"> — порядковый номер строки; </text:span><text:span text:style-name="T50">count</text:span><text:span text:style-name="T48"> — кол-во строк. Последние два параметра позволяют скрыть кнопку «вверх» у первой строки и кнопку «вниз» у последней.</text:span></text:p>
      <text:p text:style-name="P15"><text:span text:style-name="T49">table::delete</text:span><text:span text:style-name="T48">(string </text:span><text:span text:style-name="T50">link</text:span><text:span text:style-name="T48">,[string </text:span><text:span text:style-name="T50">confirm</text:span><text:span text:style-name="T48">]);<text:line-break/><text:tab/>Добавляет ячейку с кнопкой «удалить». </text:span><text:span text:style-name="T50">link</text:span><text:span text:style-name="T48"> — ссылка на страницу админки; </text:span><text:span text:style-name="T50">confirm</text:span><text:span text:style-name="T48"> — текст, содержащий предупреждение удаления, по умолчанию «Подтвердите удаление».</text:span></text:p>
      <text:p text:style-name="P15"><text:span text:style-name="T49">table::editDelete</text:span><text:span text:style-name="T48">(string </text:span><text:span text:style-name="T50">link</text:span><text:span text:style-name="T48">,[string </text:span><text:span text:style-name="T50">confirm</text:span><text:span text:style-name="T48">]);<text:line-break/><text:tab/></text:span><text:span text:style-name="T48">Добавляет ячейку с кнопк</text:span><text:span text:style-name="T48">ами «редактировать» и </text:span><text:span text:style-name="T48">«удалить». </text:span><text:span text:style-name="T50">link</text:span><text:span text:style-name="T48"> — ссылка на страницу админки, </text:span><text:span text:style-name="T48">если в ссылке содержится слово «action», то к ней будет добавлено ключевое слово «Edit» или «Delete», в противном случае будет приписано «&amp;action=edit» или «&amp;action=delete»</text:span><text:span text:style-name="T48">; </text:span><text:span text:style-name="T50">confirm</text:span><text:span text:style-name="T48"> — текст, </text:span><text:span text:style-name="T48">содержащий предупреждение удаления, по умолчанию «Подтвердите удаление».</text:span></text:p>
      <text:p text:style-name="P15"><text:span text:style-name="T49">t</text:span><text:span text:style-name="T49">able::itemDelete</text:span><text:span text:style-name="T48">();<text:line-break/><text:tab/>Тоже, что и table::editDelete(), но отличается ссылкой для кнопки «редактировать»: к указанной ссылке добавляется «Item» или «&amp;action=item», в зависимости от того, присутствует ли в ссылке слово «action».</text:span></text:p>
      <text:p text:style-name="P15"><text:span text:style-name="T49">table::render</text:span><text:span text:style-name="T48">();<text:line-break/><text:tab/>Выводит HTML-представление таблицы.</text:span></text:p>
      <text:h text:style-name="Heading_20_1" text:outline-level="1">Работа с электронной почтой (класс <text:span text:style-name="T38">email)</text:span></text:h>
      <text:p text:style-name="P17">Задачи этого класса тривиальны: отправка электронной почты при помощи PHP-функции mail() или методом SMTP. Метод отправки, а также параметры SMTP, задаются в «общих настройках».</text:p>
      <text:p text:style-name="P17">Текст сообщения может быть задан шаблоном: указывается имя файла шаблона, а также перечень данных для подстановки. Шаблон письма — это HTML-файл, который содержит специальную разметку — теги вида «{{метка}}», вместо которых будут подставлены реальные данные.</text:p>
      <text:p text:style-name="P17">Сам файл шаблона — это файл с расширением «.html», который должен быть расположен в директории <text:span text:style-name="T3">/data/email</text:span><text:span text:style-name="T6">, если класс используется в общедоступной части сайта или в директории </text:span><text:span text:style-name="T3">/admin/data/email</text:span><text:span text:style-name="T6">, если класс используется в админке.</text:span></text:p>
      <text:p text:style-name="P17">Реализацию класса можно найти в файле <text:span text:style-name="T3">/core/email.php</text:span><text:span text:style-name="T6">.</text:span></text:p>
      <text:p text:style-name="P21">Вот типичный пример использования класса:</text:p>
      <text:p text:style-name="P17"><text:span text:style-name="T6">public function actionTestSubmit($data) { //submit-действие<text:line-break/><text:tab/>core::import('core/email');<text:line-break/><text:tab/>$e=new email(); //создание экземпляра класса<text:line-break/><text:tab/>$cfg=core::config();<text:line-break/><text:tab/>$e-&gt;from($cfg['adminEmailEmail'],$cfg['adminEmailName']); //«от кого»<text:line-break/><text:tab/>$e-&gt;subject('тема письма');<text:line-break/></text:span><text:soft-page-break/><text:span text:style-name="T6"><text:tab/>$e-&gt;message</text:span><text:span text:style-name="T6">Template('templateName',array(<text:line-break/><text:tab/><text:tab/>'name'=&gt;$data['name'],<text:line-break/><text:tab/><text:tab/>'email'=&gt;$data['email'],<text:line-break/><text:tab/><text:tab/>'message'=&gt;$data['message']<text:line-break/><text:tab/>)</text:span><text:span text:style-name="T6">);<text:line-break/><text:tab/>$e-&gt;send($data['email']); //отправить письмо адресату<text:line-break/>}</text:span></text:p>
      <text:h text:style-name="P54" text:outline-level="2">Методы класса</text:h>
      <text:p text:style-name="P22"><text:span text:style-name="T6">email::from</text:span><text:span text:style-name="T7">(string </text:span><text:span text:style-name="T2">email</text:span><text:span text:style-name="T7">,[string </text:span><text:span text:style-name="T2">name</text:span><text:span text:style-name="T7">]);<text:line-break/><text:tab/>Устанавливает поле «от кого»: </text:span><text:span text:style-name="T2">email</text:span><text:span text:style-name="T7"> — адрес электронной почты, </text:span><text:span text:style-name="T2">name</text:span><text:span text:style-name="T7"> (не обязательно) — имя отправителя.</text:span></text:p>
      <text:p text:style-name="P22"><text:span text:style-name="T6">email::subject</text:span><text:span text:style-name="T7">(string </text:span><text:span text:style-name="T2">value</text:span><text:span text:style-name="T7">);<text:line-break/><text:tab/>Задаёт тему письма.</text:span></text:p>
      <text:p text:style-name="P22"><text:span text:style-name="T6">email::message</text:span><text:span text:style-name="T7">(string </text:span><text:span text:style-name="T2">message</text:span><text:span text:style-name="T7">);<text:line-break/><text:tab/>Устанавливает текст сообщения (в формате HTML), альтернатива email::messageTemplate().</text:span></text:p>
      <text:p text:style-name="P22"><text:span text:style-name="T6">email::messageTemplate</text:span><text:span text:style-name="T7">(string </text:span><text:span text:style-name="T2">fileName</text:span><text:span text:style-name="T7">, array </text:span><text:span text:style-name="T2">data</text:span><text:span text:style-name="T7">);<text:line-break/><text:tab/>Устанавливает текст сообщения из шаблона, альтернатива email::message(). Имя файла шаблона задаётся в параметре </text:span><text:span text:style-name="T2">fileName</text:span><text:span text:style-name="T7"> (путь и расширение файла не указывать). Параметр </text:span><text:span text:style-name="T2">data</text:span><text:span text:style-name="T7"> — это ассоциативный массив, содержащий данные для подстановки в шаблон, где ключи соответствуют </text:span><text:span text:style-name="T7">именам меток в шаблоне.</text:span></text:p>
      <text:p text:style-name="P22"><text:span text:style-name="T6">email::returnPath</text:span><text:span text:style-name="T7">(string </text:span><text:span text:style-name="T2">email</text:span><text:span text:style-name="T7">);<text:line-break/><text:tab/>Задаёт адрес электронной почты, на который должно вернуться письмо в случае, если его доставить не удалось.</text:span></text:p>
      <text:p text:style-name="P22"><text:span text:style-name="T6">email::replyTo</text:span><text:span text:style-name="T7">(string </text:span><text:span text:style-name="T2">email</text:span><text:span text:style-name="T7">, [string </text:span><text:span text:style-name="T2">name</text:span><text:span text:style-name="T7">]);<text:line-break/><text:tab/>Задаёт адрес электронной почты (а также имя получателя), на который необходимо пересылать ответы на письмо.</text:span></text:p>
      <text:p text:style-name="P22"><text:span text:style-name="T6">email::attach</text:span><text:span text:style-name="T7">(string </text:span><text:span text:style-name="T2">filename</text:span><text:span text:style-name="T7">, string </text:span><text:span text:style-name="T2">id</text:span><text:span text:style-name="T7">, [string </text:span><text:span text:style-name="T2">type</text:span><text:span text:style-name="T7">]);<text:line-break/><text:tab/>Добавляет к письму вложенный файл </text:span><text:span text:style-name="T2">filename</text:span><text:span text:style-name="T7">. Имя файла должно содержать полный путь. Параметр </text:span><text:span text:style-name="T2">id</text:span><text:span text:style-name="T7"> — это имя файла внутри письма, если MIME-тип в параметре </text:span><text:span text:style-name="T2">type</text:span><text:span text:style-name="T7"> не задан, то будет установлен «application/octet-stream».</text:span></text:p>
      <text:p text:style-name="P22"><text:span text:style-name="T6">email::attachImage</text:span><text:span text:style-name="T7">(string </text:span><text:span text:style-name="T2">filename</text:span><text:span text:style-name="T7">, [string </text:span><text:span text:style-name="T2">type</text:span><text:span text:style-name="T7">]);<text:line-break/><text:tab/>Добавляет к письму вложенное изображение. Имя файла должно содержать полный путь. Параметр </text:span><text:span text:style-name="T2">type</text:span><text:span text:style-name="T7"> — это MIME-тип изображения (допустимо также указывать расширение имени файла рисунка), если не задан, то он будет определён автоматически исходя из расширения файла (параметр нужен для тех случаев, когда имя файла не содержит расширение, например, если файл находится в $_FILES).</text:span></text:p>
      <text:p text:style-name="P22"><text:span text:style-name="T7"><text:tab/></text:span><text:span text:style-name="T7">Функция возвращает идентификатор, по которому можно вставить изображение в текст сообщения.</text:span></text:p>
      <text:p text:style-name="P22"><text:span text:style-name="T6">e</text:span><text:span text:style-name="T6">mail::getImg</text:span><text:span text:style-name="T7">(string </text:span><text:span text:style-name="T2">id</text:span><text:span text:style-name="T7">);<text:line-break/><text:tab/>Возвращает строку, содержащую HTML-тег &lt;img&gt;. </text:span><text:span text:style-name="T2">id</text:span><text:span text:style-name="T7"> — идентификатор, полученный функцией email::attachImage().</text:span></text:p>
      <text:p text:style-name="P22"><text:span text:style-name="T6">email::send</text:span><text:span text:style-name="T7">(string </text:span><text:span text:style-name="T2">email</text:span><text:span text:style-name="T7">);<text:line-break/><text:tab/>Отправляет письмо на указанный адрес электронной почты. Возможно последовательно вызвать эту функцию несколько раз, чтобы отослать несколько копий писем.</text:span></text:p>
      <text:h text:style-name="Heading_20_1" text:outline-level="1"><text:soft-page-break/><text:span text:style-name="T47">Работа с изображениями (класс </text:span><text:span text:style-name="T38">picture)</text:span></text:h>
      <text:p text:style-name="P17">Предназначен для обработки изображений. В «арсенал» класса входит всего два полезных инструмента: масштабирование и наложение водного знака.</text:p>
      <text:p text:style-name="P17">Реализацию класса можно найти в файле <text:span text:style-name="T3">/core/picture.php</text:span><text:span text:style-name="T6">.</text:span></text:p>
      <text:p text:style-name="P17"><text:span text:style-name="T6">Работа происходит следующим образом: сначала загружается исходное изображение, затем задаются параметры обработки и затем вызывается процедура </text:span><text:span text:style-name="T3">save()</text:span><text:span text:style-name="T6">, которая выполняет все необходимые действия и сохраняет новый файл. После этого можно назначить новые правила обработки и вновь вызвать метод </text:span><text:span text:style-name="T3">save()</text:span><text:span text:style-name="T6">, которых сохранит другую копию обраотанного изображения.</text:span></text:p>
      <text:p text:style-name="P21">Типичный алгоритм использования класса:</text:p>
      <text:p text:style-name="P21">core::import('picture');<text:line-break/>$picture=new picture('myfile.jpg'); //загрузить исходный файл<text:line-break/>if(controller::$error) return false; //если файл не является рисунком, то будет ошибка<text:line-break/>$picture-&gt;resize(400,'&lt;800'); //изменение размеров<text:line-break/>if(!$picture-&gt;save(core::path().'public/myfile')) return false; //сохранить изображение в файл.</text:p>
      <text:h text:style-name="P54" text:outline-level="2">Методы класса</text:h>
      <text:p text:style-name="P7"><text:span text:style-name="T6">picture::__controller</text:span><text:span text:style-name="T7">(string </text:span><text:span text:style-name="T2">fileName</text:span><text:span text:style-name="T7">, [string </text:span><text:span text:style-name="T2">type</text:span><text:span text:style-name="T7">]);<text:line-break/><text:tab/>Конструктор класса. </text:span><text:span text:style-name="T2">fileName</text:span><text:span text:style-name="T7"> — имя файла (должно включать полный путь); </text:span><text:span text:style-name="T2">type</text:span><text:span text:style-name="T7"> — MIME-тип </text:span><text:span text:style-name="T7">изображения (допустимо указывать расширение имя файла). MIME-тип необходимо указывать в тех случаях, когда </text:span><text:span text:style-name="T2">fileName</text:span><text:span text:style-name="T7"> не содержит расширения файла и нет возможности определить его тип.</text:span></text:p>
      <text:p text:style-name="P2"><text:tab/>Если файл не является корректным изображением, то переменная controller::$error будет содержать текст сообщения об ошибке.</text:p>
      <text:p text:style-name="P7"><text:span text:style-name="T6">picture::resize</text:span><text:span text:style-name="T7">([mixed </text:span><text:span text:style-name="T2">width</text:span><text:span text:style-name="T7">], [mixed </text:span><text:span text:style-name="T2">height</text:span><text:span text:style-name="T7">]);<text:line-break/><text:tab/>Изменяет размеры исходного изображения. Если один из параметров (ширина или высота) не задан, то он будет рассчитан по второму параметру пропорционально исходному размеру. </text:span><text:span text:style-name="T2">width</text:span><text:span text:style-name="T7"> и </text:span><text:span text:style-name="T2">height</text:span><text:span text:style-name="T7"> могут быть целым числом (точный размер в пикселях), или строкой, состоящей из символа «&gt;» (больше) или «&lt;» (меньше) и следующего за ним числа. Во втором случае размеры будут пропорциональны исходным, но «не более» или «не менее» заданного.</text:span></text:p>
      <text:p text:style-name="P2"><text:tab/>Для наглядности примеры размеров:</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4">Width</text:p>
          </table:table-cell>
          <table:table-cell table:style-name="Таблица1.A1" office:value-type="string">
            <text:p text:style-name="P24">Height</text:p>
          </table:table-cell>
          <table:table-cell table:style-name="Таблица1.C1" office:value-type="string">
            <text:p text:style-name="P24">Результат</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null</text:p>
          </table:table-cell>
          <table:table-cell table:style-name="Таблица1.C2" office:value-type="string">
            <text:p text:style-name="Table_20_Contents">Ширина — 400 пикселей, высота — пропорционально исходной</text:p>
          </table:table-cell>
        </table:table-row>
        <table:table-row>
          <table:table-cell table:style-name="Таблица1.A2" office:value-type="string">
            <text:p text:style-name="Table_20_Contents">400</text:p>
          </table:table-cell>
          <table:table-cell table:style-name="Таблица1.A2" office:value-type="string">
            <text:p text:style-name="Table_20_Contents">300</text:p>
          </table:table-cell>
          <table:table-cell table:style-name="Таблица1.C2" office:value-type="string">
            <text:p text:style-name="Table_20_Contents">Ширина — 400 пикселей, высота — 300 пикселей</text:p>
          </table:table-cell>
        </table:table-row>
        <table:table-row>
          <table:table-cell table:style-name="Таблица1.A2" office:value-type="string">
            <text:p text:style-name="Table_20_Contents">&lt;600</text:p>
          </table:table-cell>
          <table:table-cell table:style-name="Таблица1.A2" office:value-type="string">
            <text:p text:style-name="Table_20_Contents">null</text:p>
          </table:table-cell>
          <table:table-cell table:style-name="Таблица1.C2" office:value-type="string">
            <text:p text:style-name="Table_20_Contents">Ширина соответствует исходной, если она меньше 600 пикселей или равна 600 пикселей, если исходная ширина больше. Высота пропорциональна исходной. </text:p>
          </table:table-cell>
        </table:table-row>
        <table:table-row>
          <table:table-cell table:style-name="Таблица1.A2" office:value-type="string">
            <text:p text:style-name="Table_20_Contents">&lt;800</text:p>
          </table:table-cell>
          <table:table-cell table:style-name="Таблица1.A2" office:value-type="string">
            <text:p text:style-name="Table_20_Contents">&lt;600</text:p>
          </table:table-cell>
          <table:table-cell table:style-name="Таблица1.C2" office:value-type="string">
            <text:p text:style-name="Table_20_Contents">Изображением «вписывается» (с сохранением пропорций) в размер 800x600, если по одной или обоим граням оно больше <text:soft-page-break/>заданного.</text:p>
          </table:table-cell>
        </table:table-row>
        <table:table-row>
          <table:table-cell table:style-name="Таблица1.A2" office:value-type="string">
            <text:p text:style-name="Table_20_Contents">null</text:p>
          </table:table-cell>
          <table:table-cell table:style-name="Таблица1.A2" office:value-type="string">
            <text:p text:style-name="Table_20_Contents">&gt;300</text:p>
          </table:table-cell>
          <table:table-cell table:style-name="Таблица1.C2" office:value-type="string">
            <text:p text:style-name="Table_20_Contents">Высота будет растянута до 300 пикселей, если исходная меньше. Ширина пропорциональна исходной.</text:p>
          </table:table-cell>
        </table:table-row>
      </table:table>
      <text:p text:style-name="P7"/>
      <text:p text:style-name="P7"><text:span text:style-name="T6">picture::watermark</text:span><text:span text:style-name="T7">(string </text:span><text:span text:style-name="T2">fileName</text:span><text:span text:style-name="T7">, mixed </text:span><text:span text:style-name="T2">x</text:span><text:span text:style-name="T7">, mixed </text:span><text:span text:style-name="T2">y</text:span><text:span text:style-name="T7">);<text:line-break/><text:tab/>Накладывает водный знак на изображение. </text:span><text:span text:style-name="T2">fiileName</text:span><text:span text:style-name="T7"> — имя файла изображения, содержащего водный знак. Параметры </text:span><text:span text:style-name="T2">x</text:span><text:span text:style-name="T7"> и </text:span><text:span text:style-name="T2">y</text:span><text:span text:style-name="T7"> задают координаты расположения водного знака: целые положительные числа — отсутп в пикселях от левого и верхнего края, отрицательные целые числа — отсуп в пикселях от правого и нижнего края изображения, строка, состоящая из числа и знака «%» - задаёт отступ в процентах от размеров изображений (например picture::watermark('myfile.png','50%','50%') расположит водный знак точно по центру изображения).</text:span></text:p>
      <text:p text:style-name="P7"><text:span text:style-name="T6">picture::save</text:span><text:span text:style-name="T7">(string </text:span><text:span text:style-name="T2">fileName</text:span><text:span text:style-name="T7">, [integer </text:span><text:span text:style-name="T2">quality</text:span><text:span text:style-name="T7">], [string </text:span><text:span text:style-name="T2">type</text:span><text:span text:style-name="T7">]);<text:line-break/><text:tab/>Сохраняет обработанное изображение в файл. Параметр </text:span><text:span text:style-name="T2">fileName</text:span><text:span text:style-name="T7"> (имя файла) необходимо указывать БЕЗ РАСШИРЕНИЯ. </text:span><text:span text:style-name="T2">quality</text:span><text:span text:style-name="T7"> — качество изображения для формата JPEG (число от 1 до 100). </text:span><text:span text:style-name="T2">type</text:span><text:span text:style-name="T7"> — MIME-тип (допускается указывать </text:span><text:span text:style-name="T7">расширение файла), если не указан, то будет сохранён в том же формате, что и исходный файл.</text:span></text:p>
      <text:p text:style-name="P7"><text:span text:style-name="T7"><text:tab/>Функция picture::save() возвращает расширение сохранённого файла или </text:span><text:span text:style-name="T6">false</text:span><text:span text:style-name="T7"> в случае неудачи.</text:span></text:p>
      <text:p text:style-name="Text_20_body"><text:span text:style-name="T7">Реализация picture::save() и необходимость дополнительно указывать MIME-тип необходима для того, чтобы упростить работу с изображениями, находящимися в $_FILES, когда имя файла не содержит расширения. Однако реализация получилась не слишком удачной и, вероятно, этот класс будет </text:span><text:span text:style-name="T7">доработан</text:span><text:span text:style-name="T7"> в будущем.</text:span></text:p>
      <text:h text:style-name="P52" text:outline-level="1"><text:span text:style-name="T6">Р</text:span><text:span text:style-name="T6">азработка дополнительных модулей</text:span></text:h>
      <text:p text:style-name="P2">В этом разделе описан процесс разработки своих независимых модулей. В первой части описан сам процесс создания, а во второй — как сделать модуль переносимым (если это требуется).</text:p>
      <text:p text:style-name="P2">Разработку модуля можно разделить на два направления: создание модуля индивидуально для конкретного сайта и создание переносимого модуля, нацеленного на повторное использование. В последующем разделе «этапы разработки модуля» отличия в этих подходах оговорены.</text:p>
      <text:h text:style-name="P53" text:outline-level="2">Этапы разработки модуля</text:h>
      <text:p text:style-name="P2">Последовательность действий следующая:</text:p>
      <text:p text:style-name="P2">1. В административном интерфейсе сайта нажать кнопку «инструменты разработчика» (соответствующий модуль должен быть установлен), далее сделать снимок сайта на вкладке «снимок движка». Система «запомнит» состояние файловой системы, а также базы данных — это простой способ в последствии отследить все вносимые изменения, чтобы создать переносимый модуль. Если модуль разрабатывается исключительно для одного сайта, то снимок состояния движка, конечно, не нужен.</text:p>
      <text:p text:style-name="P2">2. Создаются файлы контроллеров, моделей, представлений и любые другие необходимые ресурсы.</text:p>
      <text:p text:style-name="Text_20_body"><text:span text:style-name="T7">3. </text:span><text:span text:style-name="T7">Для того, чтобы добавить в меню ссылку на страницу создаваемого модуля, можно выбрать тип «произвольная ссылка» и вписать требуемый URL-адрес без ведущего слеша (система подмены ссылок будет работать). Если же создаётся переносимый модуль, то необходимо реализовать </text:span><text:span text:style-name="T1">типы пунктов меню</text:span><text:span text:style-name="T7">. Для этого нужно добавить записи в базу данных в таблицу </text:span><text:span text:style-name="T2">menuType</text:span><text:span text:style-name="T7">. Назначение полей следующее:</text:span></text:p>
      <text:list xml:id="list177940004157012905" text:style-name="L9">
        <text:list-item>
          <text:p text:style-name="P31"><text:soft-page-break/><text:span text:style-name="T13">title</text:span><text:span text:style-name="T7"> — название типа пункта меню, отображаемое на странице добавления пункта меню;</text:span></text:p>
        </text:list-item>
        <text:list-item>
          <text:p text:style-name="P31"><text:span text:style-name="T13">controller</text:span><text:span text:style-name="T7"> и </text:span><text:span text:style-name="T13">action</text:span><text:span text:style-name="T7"> — имя контроллера и действия административной части сайта, определяют </text:span><text:span text:style-name="T7">скрипт и процедуру</text:span><text:span text:style-name="T7">, которая будет </text:span><text:span text:style-name="T7">обрабатывать запрос добавления пунктов меню (подробнее в разделе «админка»).</text:span></text:p>
        </text:list-item>
      </text:list>
      <text:p text:style-name="P9"><text:span text:style-name="T7">После добавления записей в таблицу </text:span><text:span text:style-name="T13">menuType</text:span><text:span text:style-name="T7">, в диалоговом окне выбора типа пункта меню появятся только что созданные. Теперь необходимо создать контроллер админки (если его ещё нет) и добавить </text:span><text:span text:style-name="T13">действие</text:span><text:span text:style-name="T7">. Оно должно показывать форму, запрашивающую дополнительные параметры, необходимые для формирования ссылки. Соответствующее </text:span><text:span text:style-name="T13">submit-действие</text:span><text:span text:style-name="T7"> по полученным от формы данным должно вернуть сформированную ссылку.</text:span></text:p>
      <text:p text:style-name="P9"><text:span text:style-name="T7">4. Если необходимо создавать «полноценные» виджеты (можно вставить в шаблон тег {{widget}} — это будет работать без дополнительных манипуляций), то в базу данных нужно добавить записи в таблицу </text:span><text:span text:style-name="T13">widgetType</text:span><text:span text:style-name="T7">. Назначение полей следующее:</text:span></text:p>
      <text:list xml:id="list5939133358767265684" text:style-name="L10">
        <text:list-item>
          <text:p text:style-name="P32"><text:span text:style-name="T13">name</text:span><text:span text:style-name="T7"> — системное имя виджета;</text:span></text:p>
        </text:list-item>
        <text:list-item>
          <text:p text:style-name="P32"><text:span text:style-name="T13">title</text:span><text:span text:style-name="T7"> — название виджета, отображаемое в диалоговом окне выбора типа создаваемого виджета;</text:span></text:p>
        </text:list-item>
        <text:list-item>
          <text:p text:style-name="P32"><text:span text:style-name="T13">controller </text:span><text:span text:style-name="T7">и </text:span><text:span text:style-name="T13">action</text:span><text:span text:style-name="T7"> — имя контроллера и дейстия административной части сайта, определяют скрипт и процедуру, которая будет обрабатывать запрос создания/изменения виджета.</text:span></text:p>
        </text:list-item>
      </text:list>
      <text:p text:style-name="P9"><text:span text:style-name="T7">После добавления записей в таблицу </text:span><text:span text:style-name="T13">widgetType</text:span><text:span text:style-name="T7">, в диалоговом окне создания виджета появятся вновь созданные. Теперь необходимо создать контроллер админки (если его ещё нет) и добавить </text:span><text:span text:style-name="T13">действие</text:span><text:span text:style-name="T7">. </text:span><text:span text:style-name="T7">Оно должно отображать форму, запрашивающую параметры виджета. Соответствующее </text:span><text:span text:style-name="T13">submit-действие</text:span><text:span text:style-name="T7"> должно возвращать ассоциативный массив параметров виджета.</text:span></text:p>
      <text:p text:style-name="P9"><text:span text:style-name="T7">5. </text:span><text:span text:style-name="T7">Если этого не требуется, то можно не заниматься настройкой прав доступа к управлению модулем. Для этого во всех контроллерах административной части сайта нужно создать метод </text:span><text:span text:style-name="T13">right</text:span><text:span text:style-name="T7">, который всегда будет возвращать </text:span><text:span text:style-name="T12">false</text:span><text:span text:style-name="T7">. Таким образом доступ к модулю будут иметь только суперпользователи. </text:span><text:span text:style-name="T7">Если же настройка прав действительно требуется, то необходимо в базу данных добавить записи в таблицу </text:span><text:span text:style-name="T13">userRight</text:span><text:span text:style-name="T7">. Назначеие полей следующее:</text:span></text:p>
      <text:list xml:id="list8339659054965187379" text:style-name="L11">
        <text:list-item>
          <text:p text:style-name="P33"><text:span text:style-name="T13">module</text:span><text:span text:style-name="T7"> — имя модуля и имя группы прав (разделены точкой);</text:span></text:p>
        </text:list-item>
        <text:list-item>
          <text:p text:style-name="P33"><text:span text:style-name="T13">groupId</text:span><text:span text:style-name="T7"> — список групп пользователей, которые имеют доступ к данной группе прав. Это поле заполняется автоматически, его необходимо оставить пустым;</text:span></text:p>
        </text:list-item>
        <text:list-item>
          <text:p text:style-name="P33"><text:span text:style-name="T13">description</text:span><text:span text:style-name="T7"> — краткое описание группы прав доступа, отображаемое в диалоговом окне настройки доступа для группы пользователей;</text:span></text:p>
        </text:list-item>
        <text:list-item>
          <text:p text:style-name="P33"><text:span text:style-name="T13">picture</text:span><text:span text:style-name="T7"> — имя файла иконки (в директории /admin/public/icon), для размещения ссылки в общих элементов управления (пиктограммы админки, располагаемые в левом верхнем углу любой страницы сайта).</text:span></text:p>
        </text:list-item>
      </text:list>
      <text:p text:style-name="P9"><text:span text:style-name="T7">Поле </text:span><text:span text:style-name="T13">picture</text:span><text:span text:style-name="T7"> предназначено для того, чтобы разместить кнопку админки общего назначения: если это поле не пустое, то будет добавлена соответствующая ссылка. Возможно, такой подход покажется странным, но на практике это оказалось весьма удобно. </text:span><text:span text:style-name="T7">При этом содержимое поля </text:span><text:span text:style-name="T13">module</text:span><text:span text:style-name="T7"> расценивается иначе: это имя контроллера и имя действия (разделённые точкой), которые указывают на соответствующую страницу админки. При этом, если поле </text:span><text:span text:style-name="T13">module</text:span><text:span text:style-name="T7"> содержит символ «*», то именем действия будет «index».</text:span></text:p>
      <text:h text:style-name="P55" text:outline-level="2">Создание переносимого модуля</text:h>
      <text:p text:style-name="Text_20_body"><text:span text:style-name="T7">П</text:span><text:span text:style-name="T7">ереносимый модуль — это ZIP-архив, который содержит следующие составляющие:</text:span></text:p>
      <text:p text:style-name="P2">1. Собственно все файлы модуля (структура директориев соответствует структуре директориев сайта).</text:p>
      <text:p text:style-name="P2"><text:soft-page-break/>2. Файл module.ini, который содержит информацию о модуле: название, версия, типы виджетов, типы пунктов меню, группы прав доступа.</text:p>
      <text:p text:style-name="P2">3. Файлы (если требуется) install.mysql.sql и install.sqlite.sql — содержат SQL-инструкции инициализации базы данных для соответствующей СУБД. Создаваемые таблицы отслеживаются и при удалении модуля будут разрушены автоматически.</text:p>
      <text:p text:style-name="P2">4. Файл install.php (если требуется), содержащий скрипты, которые необходимо выполнить перед установкой модуля (installBefore) и после установки (installAfter).</text:p>
      <text:p text:style-name="P2">5. Файл uninstall.php (если требуется), содержащий скрипты, которые необходимо выполнить перед удалением (uninstallBefore) и после удаления (uninstallAfter) модуля.</text:p>
      <text:p text:style-name="P2">При установке модуля система автоматически настраивает обработчики событий исходя из наличия файлов в директориях /hook и /admin/hook.</text:p>
      <text:p text:style-name="Text_20_body"><text:span text:style-name="T7">Ч</text:span><text:span text:style-name="T7">тобы создать переносимый модуль, необходимо перед началом работы создать снимок состояния системы в «инструменты разработчика». После того, как модуль будет готов (этапы описаны в предыдущем разделе), необходимо вновь перейти на страницу «инструменты разработчика» и на вкладке «снимок движка» нажать кнопку «сравнить».</text:span></text:p>
      <text:p text:style-name="P2">Система отобразит все сделанные изменения, а также создаст шаблон модуля. Теперь необходимо зарегистрировать в системе уже установленный модуль так, как это описано в диалоговом окне. А именно: добавить информацию о модуле в файл /admin/config/_module.php и сохранить предложенный файл в /admin/module/ИМЯ_МОДУЛЯ.php.</text:p>
      <text:p text:style-name="Text_20_body"><text:span text:style-name="T7">Теперь модуль корректно установлен. Чтобы создать переносимую версию, нужно вновь открыть «инструменты разработчика», перейти на вкладку «модуль» и выполнить экспорт только что созданного модуля. Остаётся только добавить файлы install.mysql.sql и install.sqlite.sql </text:span><text:span text:style-name="T7">(если требуется)</text:span><text:span text:style-name="T7">, которые содержат SQL-инструкции инициализации СУБД,</text:span><text:span text:style-name="T7"> </text:span><text:span text:style-name="T7">скрипт </text:span><text:span text:style-name="T7">install.php (если требуется), который может содержать функции </text:span><text:span text:style-name="T2">i</text:span><text:span text:style-name="T2">nstall</text:span><text:span text:style-name="T2">Before</text:span><text:span text:style-name="T7">($version), </text:span><text:span text:style-name="T2">i</text:span><text:span text:style-name="T2">nstall</text:span><text:span text:style-name="T2">After</text:span><text:span text:style-name="T7">($version)</text:span><text:span text:style-name="T7">,</text:span><text:span text:style-name="T7"> </text:span><text:span text:style-name="T2">u</text:span><text:span text:style-name="T2">ninstall</text:span><text:span text:style-name="T2">Before</text:span><text:span text:style-name="T7">() и </text:span><text:span text:style-name="T2">u</text:span><text:span text:style-name="T2">ninstall</text:span><text:span text:style-name="T2">After</text:span><text:span text:style-name="T7">(</text:span><text:span text:style-name="T7">$version</text:span><text:span text:style-name="T7">).</text:span></text:p>
      <text:p text:style-name="Text_20_body"><text:span text:style-name="T7">Функции со словом «before» выполняются до установки или удаления модуля — они должны проверить возможность установки/удаления и вернуть </text:span><text:span text:style-name="T1">true</text:span><text:span text:style-name="T7">, если установка/удаление возможно и </text:span><text:span text:style-name="T1">false</text:span><text:span text:style-name="T7"> в противном случае. Процедуры со словом «after» вызываются после установки/удаления и позволяют провести дополнительные настройки и удаление «мусора». Параметр $version содержит версию модуля в том случае, если модуль уже был ранее установлен (нужно провести не установку, а обновление). Если модуль устанавливается впервые, то этот параметр будет содержать </text:span><text:span text:style-name="T1">null</text:span><text:span text:style-name="T7">. </text:span><text:span text:style-name="T7">В функции </text:span><text:span text:style-name="T2">uninstallAfter()</text:span><text:span text:style-name="T7"> параметр </text:span><text:span text:style-name="T2">$version</text:span><text:span text:style-name="T7"> будет содержать номер версии только в том случае, если в процессе установки новой версии модуля произошёл какой-то сбой и сейчас принимается попытка отменить установку.</text:span></text:p>
      <text:p text:style-name="Text_20_body"><text:span text:style-name="T7">Обратите внимание на файлы install.mysql.sql и install.sqlite.sql: инструкции в этих файлах будут выполнены только при первичной установке модуля.</text:span></text:p>
      <text:p text:style-name="Text_20_body"><text:span text:style-name="T7">Файлы локализации (находящиеся в директории /</text:span><text:span text:style-name="T39">language) </text:span><text:span text:style-name="T48">обычно выделяются в отдельный модуль, у которого в конфигурационном файле которого, в параметре </text:span><text:span text:style-name="T51">depend</text:span><text:span text:style-name="T48">, указывается имя и версия «основного» модул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style>
    <style:style style:name="Footer" style:family="paragraph" style:parent-style-name="Standard" style:class="extra">
      <style:paragraph-properties text:number-lines="false" text:line-number="0">
        <style:tab-stops>
          <style:tab-stop style:position="9.506cm" style:type="center"/>
          <style:tab-stop style:position="19.013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9.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8.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8.01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4pt" fo:font-weight="bold" fo:background-color="transparent"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1.499cm" fo:margin-left="0.979cm" fo:margin-right="1.00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1-02T00:09:29.06</dc:date>
    <meta:generator>OpenOffice/4.1.1$Win32 OpenOffice.org_project/411m6$Build-9775</meta:generator>
    <meta:editing-duration>P1DT4H48M38S</meta:editing-duration>
    <meta:editing-cycles>216</meta:editing-cycles>
    <meta:document-statistic meta:table-count="1" meta:image-count="0" meta:object-count="0" meta:page-count="39" meta:paragraph-count="627" meta:word-count="13686" meta:character-count="107031"/>
  </office:meta>
</office:document-meta>
</file>